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6.02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7.16mm"/>
    </style:style>
    <style:style style:name="co4" style:family="table-column">
      <style:table-column-properties fo:break-before="auto" style:column-width="52.69mm"/>
    </style:style>
    <style:style style:name="co5" style:family="table-column">
      <style:table-column-properties fo:break-before="auto" style:column-width="23.48mm"/>
    </style:style>
    <style:style style:name="co6" style:family="table-column">
      <style:table-column-properties fo:break-before="auto" style:column-width="21.82mm"/>
    </style:style>
    <style:style style:name="co7" style:family="table-column">
      <style:table-column-properties fo:break-before="auto" style:column-width="6.58mm"/>
    </style:style>
    <style:style style:name="co8" style:family="table-column">
      <style:table-column-properties fo:break-before="auto" style:column-width="100.44mm"/>
    </style:style>
    <style:style style:name="co9" style:family="table-column">
      <style:table-column-properties fo:break-before="auto" style:column-width="26.02mm"/>
    </style:style>
    <style:style style:name="co10" style:family="table-column">
      <style:table-column-properties fo:break-before="auto" style:column-width="67.5mm"/>
    </style:style>
    <style:style style:name="co11" style:family="table-column">
      <style:table-column-properties fo:break-before="auto" style:column-width="38.68mm"/>
    </style:style>
    <style:style style:name="co12" style:family="table-column">
      <style:table-column-properties fo:break-before="auto" style:column-width="41.15mm"/>
    </style:style>
    <style:style style:name="co13" style:family="table-column">
      <style:table-column-properties fo:break-before="auto" style:column-width="64.22mm"/>
    </style:style>
    <style:style style:name="co14" style:family="table-column">
      <style:table-column-properties fo:break-before="auto" style:column-width="47.7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13.23mm" fo:break-before="auto" style:use-optimal-row-height="fals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14.2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64mm" fo:break-before="auto" style:use-optimal-row-height="true"/>
    </style:style>
    <style:style style:name="ta1" style:family="table" style:master-page-name="PageStyle_5f_SOV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location_20_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036">
      <style:table-cell-properties style:rotation-align="none"/>
    </style:style>
    <style:style style:name="ce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Currency" style:data-style-name="N11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urrency" style:data-style-name="N117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Currency" style:data-style-name="N11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Currency" style:data-style-name="N11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Currency" style:data-style-name="N11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Currency" style:data-style-name="N11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Currency" style:data-style-name="N117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Currency" style:data-style-name="N117">
      <style:table-cell-properties fo:border-bottom="1.76pt solid #000000" fo:background-color="#fcd5b5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Currency" style:data-style-name="N117">
      <style:table-cell-properties fo:border-bottom="1.76pt solid #000000" fo:background-color="#fcd5b5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Currency" style:data-style-name="N117">
      <style:table-cell-properties fo:border-bottom="none" fo:background-color="#fcd5b5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Currency" style:data-style-name="N117">
      <style:table-cell-properties fo:border-bottom="none" fo:background-color="#fcd5b5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Currency" style:data-style-name="N117">
      <style:table-cell-properties fo:border-bottom="none" fo:background-color="#fcd5b5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Currency">
      <style:table-cell-properties fo:border-bottom="none" fo:background-color="#fcd5b5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Currency" style:data-style-name="N117">
      <style:table-cell-properties fo:border-bottom="none" fo:background-color="#fcd5b5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Currency" style:data-style-name="N117">
      <style:table-cell-properties fo:border-bottom="none" fo:background-color="#fcd5b5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Currency" style:data-style-name="N117">
      <style:table-cell-properties fo:border-bottom="1.76pt double-thin #000000" style:border-line-width-bottom="0.18mm 0.26mm 0.18mm" fo:background-color="#fcd5b5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Currency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Currency" style:data-style-name="N117">
      <style:table-cell-properties fo:border-bottom="1.76pt solid #000000" fo:background-color="#fcd5b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Currency" style:data-style-name="N117">
      <style:table-cell-properties fo:border-bottom="1.76pt solid #000000" fo:background-color="#fcd5b5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Currency" style:data-style-name="N117">
      <style:table-cell-properties fo:background-color="#fcd5b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Currency" style:data-style-name="N117">
      <style:table-cell-properties fo:background-color="#fcd5b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Currency" style:data-style-name="N117">
      <style:table-cell-properties fo:background-color="#fcd5b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Currency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Currency" style:data-style-name="N117">
      <style:table-cell-properties fo:border-bottom="1.76pt solid #000000" fo:background-color="#d7e4bd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Currency" style:data-style-name="N117">
      <style:table-cell-properties fo:background-color="#d7e4b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Currency" style:data-style-name="N117">
      <style:table-cell-properties fo:background-color="#d7e4b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Currency" style:data-style-name="N117">
      <style:table-cell-properties fo:background-color="#d7e4b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Currency" style:data-style-name="N117">
      <style:table-cell-properties fo:border-bottom="1.76pt double-thin #000000" style:border-line-width-bottom="0.18mm 0.26mm 0.18mm" fo:background-color="#d7e4b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Excel_20_Built-in_20_Currency" style:data-style-name="N117">
      <style:table-cell-properties fo:border-bottom="1.76pt double-thin #000000" style:border-line-width-bottom="0.18mm 0.26mm 0.18mm" fo:background-color="#d7e4bd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Currency" style:data-style-name="N117">
      <style:table-cell-properties fo:border-bottom="1.76pt solid #000000" fo:background-color="#b9cde5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Currency" style:data-style-name="N117">
      <style:table-cell-properties fo:border-bottom="none" fo:background-color="#b9cde5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Currency" style:data-style-name="N117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Currency" style:data-style-name="N117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Currency" style:data-style-name="N117">
      <style:table-cell-properties fo:border-bottom="1.76pt double-thin #000000" style:border-line-width-bottom="0.18mm 0.26mm 0.18mm" fo:background-color="#c6d9f1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Excel_20_Built-in_20_Currency" style:data-style-name="N117">
      <style:table-cell-properties fo:border-bottom="1.76pt solid #000000" fo:background-color="#b9cde5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Excel_20_Built-in_20_Currency" style:data-style-name="N117">
      <style:table-cell-properties fo:border-bottom="none" fo:background-color="#b9cde5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Currency" style:data-style-name="N117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Currency" style:data-style-name="N117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Currency" style:data-style-name="N117">
      <style:table-cell-properties fo:border-bottom="1.76pt double-thin #000000" style:border-line-width-bottom="0.18mm 0.26mm 0.18mm" fo:background-color="#c6d9f1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Excel_20_Built-in_20_Currency" style:data-style-name="N117">
      <style:table-cell-properties fo:border-bottom="1.76pt solid #000000" fo:background-color="#b9cde5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Excel_20_Built-in_20_Currency" style:data-style-name="N117">
      <style:table-cell-properties fo:border-bottom="none" fo:background-color="#b9cde5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Currency" style:data-style-name="N117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Currency" style:data-style-name="N117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6" style:family="table-cell" style:parent-style-name="Excel_20_Built-in_20_Comma" style:data-style-name="N118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Normal_20_2">
      <style:table-cell-properties style:rotation-align="none"/>
    </style:style>
    <style:style style:name="ce76" style:family="table-cell" style:parent-style-name="Comma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Currency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Currency_20_2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Normal_20_2" style:data-style-name="N116">
      <style:table-cell-properties style:rotation-align="none"/>
    </style:style>
    <style:style style:name="ce80" style:family="table-cell" style:parent-style-name="Normal_20_2" style:data-style-name="N116">
      <style:table-cell-properties fo:border-bottom="1.76pt solid #000000" style:diagonal-bl-tr="none" style:diagonal-tl-br="none" fo:border-left="none" fo:border-right="none" style:rotation-align="none" fo:border-top="0.74pt solid #000000"/>
    </style:style>
    <style:style style:name="ce8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solid" svg:stroke-width="0mm" svg:stroke-color="#217346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64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217346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0.75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217346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1.02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V" table:style-name="ta1" table:print-ranges="SOV.A3:SOV.T74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8"/>
        <table:table-column table:style-name="co2" table:visibility="collapse" table:number-columns-repeated="2" table:default-cell-style-name="ce8"/>
        <table:table-column table:style-name="co2" table:number-columns-repeated="6" table:default-cell-style-name="ce8"/>
        <table:table-column table:style-name="co3" table:default-cell-style-name="ce65"/>
        <table:table-column table:style-name="co4" table:default-cell-style-name="Default"/>
        <table:table-column table:style-name="co5" table:default-cell-style-name="ce72"/>
        <table:table-column table:style-name="co6" table:default-cell-style-name="ce65"/>
        <table:table-column table:style-name="co3" table:default-cell-style-name="ce65"/>
        <table:table-column table:style-name="co7" table:default-cell-style-name="Default"/>
        <table:table-column table:style-name="co8" table:default-cell-style-name="Default"/>
        <table:table-column table:style-name="co6" table:number-columns-repeated="1002" table:default-cell-style-name="Default"/>
        <table:table-row table:style-name="ro1" table:visibility="collapse">
          <table:table-cell table:number-columns-repeated="2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1.5" calcext:value-type="float">
            <text:p>1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2">
          <table:table-cell table:style-name="ce1"/>
          <table:table-cell table:style-name="ce9" office:value-type="string" office:string-value="Stock &amp; Inventory" calcext:value-type="string" table:number-columns-spanned="4" table:number-rows-spanned="1">
            <text:p><text:s/>Stock &amp; Inventory </text:p>
          </table:table-cell>
          <table:covered-table-cell table:number-columns-repeated="3" table:style-name="ce9"/>
          <table:table-cell table:style-name="ce28" office:value-type="string" office:string-value="Ground Up" calcext:value-type="string" table:number-columns-spanned="3" table:number-rows-spanned="1">
            <text:p><text:s/>Ground Up </text:p>
          </table:table-cell>
          <table:covered-table-cell table:style-name="ce38"/>
          <table:covered-table-cell table:style-name="ce44"/>
          <table:table-cell table:style-name="ce28" office:value-type="string" office:string-value="Primary" calcext:value-type="string" table:number-columns-spanned="3" table:number-rows-spanned="1">
            <text:p><text:s/>Primary </text:p>
          </table:table-cell>
          <table:covered-table-cell table:style-name="ce38"/>
          <table:covered-table-cell table:style-name="ce44"/>
          <table:table-cell table:style-name="ce28" office:value-type="string" office:string-value="Excess Option 1" calcext:value-type="string" table:number-columns-spanned="2" table:number-rows-spanned="1">
            <text:p><text:s/>Excess Option 1 </text:p>
          </table:table-cell>
          <table:covered-table-cell table:style-name="ce44"/>
          <table:table-cell table:style-name="ce28" office:value-type="string" office:string-value="Excess Option 2" calcext:value-type="string" table:number-columns-spanned="2" table:number-rows-spanned="1">
            <text:p><text:s/>Excess Option 2 </text:p>
          </table:table-cell>
          <table:covered-table-cell table:style-name="ce44"/>
          <table:table-cell table:style-name="ce1" office:value-type="string" calcext:value-type="string">
            <text:p>Year Built</text:p>
          </table:table-cell>
          <table:table-cell table:style-name="ce1" office:value-type="string" calcext:value-type="string">
            <text:p>Construction Type</text:p>
          </table:table-cell>
          <table:table-cell table:style-name="ce73" office:value-type="string" calcext:value-type="string">
            <text:p>Square Feet</text:p>
          </table:table-cell>
          <table:table-cell table:style-name="ce1" office:value-type="string" calcext:value-type="string">
            <text:p># stories</text:p>
          </table:table-cell>
          <table:table-cell table:style-name="ce1" office:value-type="string" calcext:value-type="string">
            <text:p>Sprinklered</text:p>
          </table:table-cell>
          <table:table-cell table:style-name="ce1" table:number-columns-repeated="1004"/>
        </table:table-row>
        <table:table-row table:style-name="ro3">
          <table:table-cell table:style-name="ce2"/>
          <table:table-cell table:style-name="ce10" office:value-type="string" office:string-value="Case Goods" calcext:value-type="string" table:number-columns-spanned="3" table:number-rows-spanned="1">
            <text:p><text:s/>Case Goods </text:p>
          </table:table-cell>
          <table:covered-table-cell table:number-columns-repeated="2" table:style-name="ce10"/>
          <table:table-cell table:style-name="ce10" office:value-type="string" office:string-value="Bulk Wine" calcext:value-type="string">
            <text:p><text:s/>Bulk Wine </text:p>
          </table:table-cell>
          <table:table-cell table:style-name="ce29" office:value-type="string" office:string-value="Total MAX" calcext:value-type="string">
            <text:p><text:s/>Total MAX </text:p>
          </table:table-cell>
          <table:table-cell table:style-name="ce39" office:value-type="string" office:string-value="Total AVE" calcext:value-type="string">
            <text:p><text:s/>Total AVE </text:p>
          </table:table-cell>
          <table:table-cell table:style-name="ce39" office:value-type="string" office:string-value="Hidden" calcext:value-type="string">
            <text:p><text:s/>Hidden </text:p>
          </table:table-cell>
          <table:table-cell table:style-name="ce39"/>
          <table:table-cell table:style-name="ce45" office:value-type="string" office:string-value="Total Primary $25m MAX" calcext:value-type="string">
            <text:p><text:s/>Total Primary $25m MAX </text:p>
          </table:table-cell>
          <table:table-cell table:style-name="ce45" office:value-type="string" office:string-value="Total Primary $25m AVE" calcext:value-type="string">
            <text:p><text:s/>Total Primary $25m AVE </text:p>
          </table:table-cell>
          <table:table-cell table:style-name="ce51" office:value-type="string" office:string-value="Total $25m xs $25m MAX" calcext:value-type="string">
            <text:p><text:s/>Total $25m xs $25m MAX </text:p>
          </table:table-cell>
          <table:table-cell table:style-name="ce56" office:value-type="string" office:string-value="Total $25m xs $25m AVE" calcext:value-type="string">
            <text:p><text:s/>Total $25m xs $25m AVE </text:p>
          </table:table-cell>
          <table:table-cell table:style-name="ce51" office:value-type="string" office:string-value="Total $32.5m xs $25m MAX" calcext:value-type="string">
            <text:p><text:s/>Total $32.5m xs $25m MAX </text:p>
          </table:table-cell>
          <table:table-cell table:style-name="ce61" office:value-type="string" office:string-value="Total $32.5m xs $25m AVE" calcext:value-type="string">
            <text:p><text:s/>Total $32.5m xs $25m AVE </text:p>
          </table:table-cell>
          <table:table-cell table:style-name="ce66"/>
          <table:table-cell table:style-name="ce69"/>
          <table:table-cell table:style-name="ce74"/>
          <table:table-cell table:style-name="ce69" table:number-columns-repeated="2"/>
          <table:table-cell table:style-name="ce2" table:number-columns-repeated="1004"/>
        </table:table-row>
        <table:table-row table:style-name="ro4">
          <table:table-cell table:style-name="ce2"/>
          <table:table-cell table:style-name="ce10" office:value-type="string" office:string-value="COST" calcext:value-type="string">
            <office:annotation draw:style-name="gr1" draw:text-style-name="P2" svg:width="65.29mm" svg:height="20.64mm" svg:x="310.65mm" svg:y="28.57mm" draw:caption-point-x="-118.53mm" draw:caption-point-y="6.45mm">
              <dc:date>2022-12-16T00:00:00</dc:date>
              <text:p text:style-name="P1">Captain Scarlet:</text:p>
              <text:p text:style-name="P1"><text:span text:style-name="T1">Average cost between values @ Jan 31 &amp; Jul <text:s/>31</text:span></text:p>
              <text:p text:style-name="P1"><text:span text:style-name="T1">More interesting details</text:span></text:p>
            </office:annotation>
            <text:p><text:s/>COST </text:p>
          </table:table-cell>
          <table:table-cell table:style-name="ce10" office:value-type="string" office:string-value="FOB (+30%)" calcext:value-type="string">
            <text:p><text:s/>FOB (+30%) </text:p>
          </table:table-cell>
          <table:table-cell table:style-name="ce10" office:value-type="string" office:string-value="Retail (+50%)" calcext:value-type="string">
            <text:p><text:s/>Retail (+50%) </text:p>
          </table:table-cell>
          <table:table-cell table:style-name="ce16" office:value-type="string" office:string-value="@ COST " calcext:value-type="string">
            <text:p><text:s/>@ COST <text:s/></text:p>
          </table:table-cell>
          <table:table-cell table:style-name="ce30" office:value-type="string" office:string-value="Cased @ FOB Bulk @ Cost" calcext:value-type="string">
            <text:p><text:s/>Cased @ FOB Bulk @ Cost </text:p>
          </table:table-cell>
          <table:table-cell table:style-name="ce40" office:value-type="string" office:string-value="Cased @ FOB Bulk @ Cost" calcext:value-type="string">
            <text:p><text:s/>Cased @ FOB Bulk @ Cost </text:p>
          </table:table-cell>
          <table:table-cell table:style-name="ce40" office:value-type="string" office:string-value="Hidden" calcext:value-type="string">
            <text:p><text:s/>Hidden </text:p>
          </table:table-cell>
          <table:table-cell table:style-name="ce40"/>
          <table:table-cell table:number-columns-repeated="2" table:style-name="ce45" office:value-type="string" office:string-value="Cased @ FOB Bulk @ Cost" calcext:value-type="string">
            <text:p><text:s/>Cased @ FOB Bulk @ Cost </text:p>
          </table:table-cell>
          <table:table-cell table:style-name="ce51" office:value-type="string" office:string-value="Cased @ FOB Bulk @ Cost" calcext:value-type="string">
            <text:p><text:s/>Cased @ FOB Bulk @ Cost </text:p>
          </table:table-cell>
          <table:table-cell table:style-name="ce56" office:value-type="string" office:string-value="Cased @ FOB Bulk @ Cost" calcext:value-type="string">
            <text:p><text:s/>Cased @ FOB Bulk @ Cost </text:p>
          </table:table-cell>
          <table:table-cell table:style-name="ce51" office:value-type="string" office:string-value="Cased @ FOB Bulk @ Cost" calcext:value-type="string">
            <text:p><text:s/>Cased @ FOB Bulk @ Cost </text:p>
          </table:table-cell>
          <table:table-cell table:style-name="ce61" office:value-type="string" office:string-value="Cased @ FOB Bulk @ Cost" calcext:value-type="string">
            <text:p><text:s/>Cased @ FOB Bulk @ Cost </text:p>
          </table:table-cell>
          <table:table-cell table:style-name="ce66"/>
          <table:table-cell table:style-name="ce69"/>
          <table:table-cell table:style-name="ce74"/>
          <table:table-cell table:style-name="ce69" table:number-columns-repeated="2"/>
          <table:table-cell table:style-name="ce2"/>
          <table:table-cell table:style-name="ce2" office:value-type="string" calcext:value-type="string">
            <text:p>Comments</text:p>
          </table:table-cell>
          <table:table-cell table:style-name="ce2" table:number-columns-repeated="1002"/>
        </table:table-row>
        <table:table-row table:style-name="ro5">
          <table:table-cell/>
          <table:table-cell table:style-name="ce11" table:number-columns-repeated="4"/>
          <table:table-cell table:style-name="ce31"/>
          <table:table-cell table:style-name="ce41" table:number-columns-repeated="3"/>
          <table:table-cell table:style-name="ce46" table:number-columns-repeated="2"/>
          <table:table-cell table:style-name="ce52"/>
          <table:table-cell table:style-name="ce57"/>
          <table:table-cell table:style-name="ce52"/>
          <table:table-cell table:style-name="ce62"/>
          <table:table-cell table:style-name="ce67"/>
          <table:table-cell table:number-columns-repeated="1008"/>
        </table:table-row>
        <table:table-row table:style-name="ro5">
          <table:table-cell table:style-name="ce3" office:value-type="string" calcext:value-type="string">
            <text:p>Boris- 123 Main St New York</text:p>
          </table:table-cell>
          <table:table-cell table:style-name="ce12" table:number-columns-repeated="4"/>
          <table:table-cell table:style-name="ce32"/>
          <table:table-cell table:style-name="ce42" table:number-columns-repeated="3"/>
          <table:table-cell table:style-name="ce47" table:number-columns-repeated="2"/>
          <table:table-cell table:style-name="ce53"/>
          <table:table-cell table:style-name="ce58"/>
          <table:table-cell table:style-name="ce53"/>
          <table:table-cell table:style-name="ce63"/>
          <table:table-cell table:style-name="ce67"/>
          <table:table-cell table:number-columns-repeated="1008"/>
        </table:table-row>
        <table:table-row table:style-name="ro5">
          <table:table-cell office:value-type="string" calcext:value-type="string">
            <text:p>Bldg 1-Residence</text:p>
          </table:table-cell>
          <table:table-cell table:style-name="ce12" office:value-type="float" office:value="2200000" calcext:value-type="float">
            <text:p><text:s/>$2,200,000 </text:p>
          </table:table-cell>
          <table:table-cell table:style-name="ce12" table:formula="of:=+[.B8]*[.C$1]" office:value-type="float" office:value="2860000" calcext:value-type="float">
            <text:p><text:s/>$2,860,000 </text:p>
          </table:table-cell>
          <table:table-cell table:style-name="ce12" table:formula="of:=+[.C8]*[.D$1]" office:value-type="float" office:value="4290000" calcext:value-type="float">
            <text:p><text:s/>$4,290,000 </text:p>
          </table:table-cell>
          <table:table-cell table:style-name="ce12"/>
          <table:table-cell table:style-name="ce32"/>
          <table:table-cell table:style-name="ce42" table:number-columns-repeated="3"/>
          <table:table-cell table:style-name="ce47" table:number-columns-repeated="2"/>
          <table:table-cell table:style-name="ce53"/>
          <table:table-cell table:style-name="ce58"/>
          <table:table-cell table:style-name="ce53"/>
          <table:table-cell table:style-name="ce63"/>
          <table:table-cell table:style-name="ce68" office:value-type="float" office:value="1975" calcext:value-type="float">
            <text:p>1975</text:p>
          </table:table-cell>
          <table:table-cell table:style-name="ce70" office:value-type="string" calcext:value-type="string">
            <text:p>Concrete Tilt-Up</text:p>
          </table:table-cell>
          <table:table-cell office:value-type="float" office:value="10000" calcext:value-type="float">
            <text:p>10,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Bldg 2-Office</text:p>
          </table:table-cell>
          <table:table-cell table:style-name="ce12" office:value-type="float" office:value="185000" calcext:value-type="float">
            <text:p><text:s/>$185,000 </text:p>
          </table:table-cell>
          <table:table-cell table:style-name="ce12" table:formula="of:=+[.B9]*[.C$1]" office:value-type="float" office:value="240500" calcext:value-type="float">
            <text:p><text:s/>$240,500 </text:p>
          </table:table-cell>
          <table:table-cell table:style-name="ce12" table:formula="of:=+[.C9]*[.D$1]" office:value-type="float" office:value="360750" calcext:value-type="float">
            <text:p><text:s/>$360,750 </text:p>
          </table:table-cell>
          <table:table-cell table:style-name="ce17" office:value-type="float" office:value="7000000" calcext:value-type="float">
            <text:p><text:s/>$7,000,000 </text:p>
          </table:table-cell>
          <table:table-cell table:style-name="ce33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 office:value-type="float" office:value="1990" calcext:value-type="float">
            <text:p>1990</text:p>
          </table:table-cell>
          <table:table-cell table:style-name="ce71" office:value-type="string" calcext:value-type="string">
            <text:p>Metal</text:p>
          </table:table-cell>
          <table:table-cell office:value-type="float" office:value="12000" calcext:value-type="float">
            <text:p>12,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/>
          <table:table-cell table:style-name="ce12" table:number-columns-repeated="3"/>
          <table:table-cell table:style-name="ce18" office:value-type="string" office:string-value="SUBTOTAL" calcext:value-type="string">
            <text:p><text:s/>SUBTOTAL </text:p>
          </table:table-cell>
          <table:table-cell table:style-name="ce33" table:formula="of:=SUM([.C8:.C9];[.E9])" office:value-type="float" office:value="10100500" calcext:value-type="float">
            <text:p><text:s/>$10,100,500 </text:p>
          </table:table-cell>
          <table:table-cell table:style-name="ce43" table:formula="of:=[.F10]*75%" office:value-type="float" office:value="7575375" calcext:value-type="float">
            <text:p><text:s/>$7,575,375 </text:p>
          </table:table-cell>
          <table:table-cell table:style-name="ce43" table:number-columns-repeated="2"/>
          <table:table-cell table:style-name="ce48" table:formula="of:=IF([.F10]&gt;25000000;25000000;[.F10])" office:value-type="float" office:value="10100500" calcext:value-type="float">
            <text:p><text:s/>$10,100,500 </text:p>
          </table:table-cell>
          <table:table-cell table:style-name="ce48" table:formula="of:=IF([.G10]&gt;25000000;25000000;[.G10])" office:value-type="float" office:value="7575375" calcext:value-type="float">
            <text:p><text:s/>$7,575,375 </text:p>
          </table:table-cell>
          <table:table-cell table:style-name="ce54" table:formula="of:=IF([.F10]&gt;50000000;25000000;IF([.F10]&gt;25000000;[.F10]-25000000;0))" office:value-type="float" office:value="0" calcext:value-type="float">
            <text:p><text:s/>$- <text:s text:c="2"/></text:p>
          </table:table-cell>
          <table:table-cell table:style-name="ce59" table:formula="of:=IF([.G10]&gt;50000000;25000000;IF([.G10]&gt;25000000;[.G10]-25000000;0))" office:value-type="float" office:value="0" calcext:value-type="float">
            <text:p><text:s/>$- <text:s text:c="2"/></text:p>
          </table:table-cell>
          <table:table-cell table:style-name="ce54" table:formula="of:=IF([.F10]&gt;57500000;25000000;IF([.F10]&gt;25000000;[.F10]-25000000;0))" office:value-type="float" office:value="0" calcext:value-type="float">
            <text:p><text:s/>$- <text:s text:c="2"/></text:p>
          </table:table-cell>
          <table:table-cell table:style-name="ce64" table:formula="of:=IF([.G10]&gt;57500000;25000000;IF([.G10]&gt;25000000;[.G10]-25000000;0))" office:value-type="float" office:value="0" calcext:value-type="float">
            <text:p><text:s/>$- <text:s text:c="2"/></text:p>
          </table:table-cell>
          <table:table-cell table:style-name="ce68"/>
          <table:table-cell table:style-name="ce71"/>
          <table:table-cell table:number-columns-repeated="1007"/>
        </table:table-row>
        <table:table-row table:style-name="ro5">
          <table:table-cell table:style-name="ce3" office:value-type="string" calcext:value-type="string">
            <text:p>456 Park Ave, Los Angeles, CA</text:p>
          </table:table-cell>
          <table:table-cell table:style-name="ce12"/>
          <table:table-cell table:style-name="ce12" table:formula="of:=+[.B11]*[.C$1]" office:value-type="float" office:value="0" calcext:value-type="float">
            <text:p><text:s/>$- <text:s text:c="2"/></text:p>
          </table:table-cell>
          <table:table-cell table:style-name="ce12" table:formula="of:=+[.C11]*[.D$1]" office:value-type="float" office:value="0" calcext:value-type="float">
            <text:p><text:s/>$- <text:s text:c="2"/></text:p>
          </table:table-cell>
          <table:table-cell/>
          <table:table-cell table:style-name="ce33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/>
          <table:table-cell table:style-name="ce71"/>
          <table:table-cell table:number-columns-repeated="1007"/>
        </table:table-row>
        <table:table-row table:style-name="ro5">
          <table:table-cell table:style-name="ce3"/>
          <table:table-cell table:style-name="ce12" table:number-columns-repeated="3"/>
          <table:table-cell/>
          <table:table-cell table:style-name="ce33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/>
          <table:table-cell table:style-name="ce71"/>
          <table:table-cell table:number-columns-repeated="1007"/>
        </table:table-row>
        <table:table-row table:style-name="ro6">
          <table:table-cell table:style-name="ce3" office:value-type="string" calcext:value-type="string">
            <text:p>The Mansion - 789 Washington Blvd, Chicago</text:p>
          </table:table-cell>
          <table:table-cell table:style-name="ce12"/>
          <table:table-cell table:style-name="ce12" table:formula="of:=+[.B13]*[.C$1]" office:value-type="float" office:value="0" calcext:value-type="float">
            <text:p><text:s/>$- <text:s text:c="2"/></text:p>
          </table:table-cell>
          <table:table-cell table:style-name="ce12" table:formula="of:=+[.C13]*[.D$1]" office:value-type="float" office:value="0" calcext:value-type="float">
            <text:p><text:s/>$- <text:s text:c="2"/></text:p>
          </table:table-cell>
          <table:table-cell table:style-name="ce12"/>
          <table:table-cell table:style-name="ce33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/>
          <table:table-cell table:style-name="ce71"/>
          <table:table-cell table:number-columns-repeated="1007"/>
        </table:table-row>
        <table:table-row table:style-name="ro5">
          <table:table-cell office:value-type="string" calcext:value-type="string">
            <text:p>Bldg 1-Residence</text:p>
          </table:table-cell>
          <table:table-cell table:style-name="ce12" office:value-type="float" office:value="2200000" calcext:value-type="float">
            <text:p><text:s/>$2,200,000 </text:p>
          </table:table-cell>
          <table:table-cell table:style-name="ce12" table:formula="of:=+[.B14]*[.C$1]" office:value-type="float" office:value="2860000" calcext:value-type="float">
            <text:p><text:s/>$2,860,000 </text:p>
          </table:table-cell>
          <table:table-cell table:style-name="ce12" table:formula="of:=+[.C14]*[.D$1]" office:value-type="float" office:value="4290000" calcext:value-type="float">
            <text:p><text:s/>$4,290,000 </text:p>
          </table:table-cell>
          <table:table-cell table:style-name="ce19" office:value-type="float" office:value="14000000" calcext:value-type="float" table:number-columns-spanned="1" table:number-rows-spanned="3">
            <text:p><text:s/>$14,000,000 </text:p>
          </table:table-cell>
          <table:table-cell table:style-name="ce33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 office:value-type="float" office:value="1979" calcext:value-type="float">
            <text:p>1979</text:p>
          </table:table-cell>
          <table:table-cell office:value-type="string" calcext:value-type="string">
            <text:p>Steel/Insulated</text:p>
          </table:table-cell>
          <table:table-cell office:value-type="float" office:value="15000" calcext:value-type="float">
            <text:p>15,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Bldg 2-Office</text:p>
          </table:table-cell>
          <table:table-cell table:style-name="ce12"/>
          <table:table-cell table:style-name="ce12" table:formula="of:=+[.B15]*[.C$1]" office:value-type="float" office:value="0" calcext:value-type="float">
            <text:p><text:s/>$- <text:s text:c="2"/></text:p>
          </table:table-cell>
          <table:table-cell table:style-name="ce12" table:formula="of:=+[.C15]*[.D$1]" office:value-type="float" office:value="0" calcext:value-type="float">
            <text:p><text:s/>$- <text:s text:c="2"/></text:p>
          </table:table-cell>
          <table:covered-table-cell table:style-name="ce20"/>
          <table:table-cell table:style-name="ce33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 office:value-type="float" office:value="1992" calcext:value-type="float">
            <text:p>1992</text:p>
          </table:table-cell>
          <table:table-cell office:value-type="string" calcext:value-type="string">
            <text:p>Metal/Concrete</text:p>
          </table:table-cell>
          <table:table-cell office:value-type="float" office:value="65000" calcext:value-type="float">
            <text:p>65,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Bldg 3-Retail</text:p>
          </table:table-cell>
          <table:table-cell table:style-name="ce12"/>
          <table:table-cell table:style-name="ce12" table:formula="of:=+[.B16]*[.C$1]" office:value-type="float" office:value="0" calcext:value-type="float">
            <text:p><text:s/>$- <text:s text:c="2"/></text:p>
          </table:table-cell>
          <table:table-cell table:style-name="ce12" table:formula="of:=+[.C16]*[.D$1]" office:value-type="float" office:value="0" calcext:value-type="float">
            <text:p><text:s/>$- <text:s text:c="2"/></text:p>
          </table:table-cell>
          <table:covered-table-cell table:style-name="ce21"/>
          <table:table-cell table:style-name="ce33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 office:value-type="float" office:value="1991" calcext:value-type="float">
            <text:p>1991</text:p>
          </table:table-cell>
          <table:table-cell office:value-type="string" calcext:value-type="string">
            <text:p>Non-Combustible</text:p>
          </table:table-cell>
          <table:table-cell office:value-type="float" office:value="5000" calcext:value-type="float">
            <text:p>5,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Bldg 4-Industrial</text:p>
          </table:table-cell>
          <table:table-cell table:style-name="ce12" office:value-type="float" office:value="185000" calcext:value-type="float">
            <text:p><text:s/>$185,000 </text:p>
          </table:table-cell>
          <table:table-cell table:style-name="ce12" table:formula="of:=+[.B17]*[.C$1]" office:value-type="float" office:value="240500" calcext:value-type="float">
            <text:p><text:s/>$240,500 </text:p>
          </table:table-cell>
          <table:table-cell table:style-name="ce12" table:formula="of:=+[.C17]*[.D$1]" office:value-type="float" office:value="360750" calcext:value-type="float">
            <text:p><text:s/>$360,750 </text:p>
          </table:table-cell>
          <table:table-cell table:style-name="ce12"/>
          <table:table-cell table:style-name="ce33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 office:value-type="float" office:value="1974" calcext:value-type="float">
            <text:p>1974</text:p>
          </table:table-cell>
          <table:table-cell office:value-type="string" calcext:value-type="string">
            <text:p>Metal</text:p>
          </table:table-cell>
          <table:table-cell office:value-type="float" office:value="15000" calcext:value-type="float">
            <text:p>15,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Bldg 5-Warehouse</text:p>
          </table:table-cell>
          <table:table-cell table:style-name="ce12" office:value-type="float" office:value="185000" calcext:value-type="float">
            <text:p><text:s/>$185,000 </text:p>
          </table:table-cell>
          <table:table-cell table:style-name="ce12" table:formula="of:=+[.B18]*[.C$1]" office:value-type="float" office:value="240500" calcext:value-type="float">
            <text:p><text:s/>$240,500 </text:p>
          </table:table-cell>
          <table:table-cell table:style-name="ce12" table:formula="of:=+[.C18]*[.D$1]" office:value-type="float" office:value="360750" calcext:value-type="float">
            <text:p><text:s/>$360,750 </text:p>
          </table:table-cell>
          <table:table-cell table:style-name="ce12"/>
          <table:table-cell table:style-name="ce33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/>
          <table:table-cell office:value-type="string" calcext:value-type="string">
            <text:p>F/Concrete</text:p>
          </table:table-cell>
          <table:table-cell office:value-type="float" office:value="10000" calcext:value-type="float">
            <text:p>10,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/>
          <table:table-cell table:style-name="ce12" table:number-columns-repeated="3"/>
          <table:table-cell table:style-name="ce22" office:value-type="string" office:string-value="SUBTOTAL" calcext:value-type="string">
            <text:p><text:s/>SUBTOTAL </text:p>
          </table:table-cell>
          <table:table-cell table:style-name="ce32" table:formula="of:=SUM([.C14:.C18];[.E14])" office:value-type="float" office:value="17341000" calcext:value-type="float">
            <text:p><text:s/>$17,341,000 </text:p>
          </table:table-cell>
          <table:table-cell table:style-name="ce43" table:formula="of:=[.F19]*75%" office:value-type="float" office:value="13005750" calcext:value-type="float">
            <text:p><text:s/>$13,005,750 </text:p>
          </table:table-cell>
          <table:table-cell table:style-name="ce43" table:number-columns-repeated="2"/>
          <table:table-cell table:style-name="ce48" table:formula="of:=IF([.F19]&gt;25000000;25000000;[.F19])" office:value-type="float" office:value="17341000" calcext:value-type="float">
            <text:p><text:s/>$17,341,000 </text:p>
          </table:table-cell>
          <table:table-cell table:style-name="ce48" table:formula="of:=IF([.G19]&gt;25000000;25000000;[.G19])" office:value-type="float" office:value="13005750" calcext:value-type="float">
            <text:p><text:s/>$13,005,750 </text:p>
          </table:table-cell>
          <table:table-cell table:style-name="ce54" table:formula="of:=IF([.F19]&gt;50000000;25000000;IF([.F19]&gt;25000000;[.F19]-25000000;0))" office:value-type="float" office:value="0" calcext:value-type="float">
            <text:p><text:s/>$- <text:s text:c="2"/></text:p>
          </table:table-cell>
          <table:table-cell table:style-name="ce59" table:formula="of:=IF([.G19]&gt;50000000;25000000;IF([.G19]&gt;25000000;[.G19]-25000000;0))" office:value-type="float" office:value="0" calcext:value-type="float">
            <text:p><text:s/>$- <text:s text:c="2"/></text:p>
          </table:table-cell>
          <table:table-cell table:style-name="ce54" table:formula="of:=IF([.F19]&gt;57500000;25000000;IF([.F19]&gt;25000000;[.F19]-25000000;0))" office:value-type="float" office:value="0" calcext:value-type="float">
            <text:p><text:s/>$- <text:s text:c="2"/></text:p>
          </table:table-cell>
          <table:table-cell table:style-name="ce64" table:formula="of:=IF([.G19]&gt;57500000;25000000;IF([.G19]&gt;25000000;[.G19]-25000000;0))" office:value-type="float" office:value="0" calcext:value-type="float">
            <text:p><text:s/>$- <text:s text:c="2"/></text:p>
          </table:table-cell>
          <table:table-cell table:style-name="ce68"/>
          <table:table-cell table:number-columns-repeated="1008"/>
        </table:table-row>
        <table:table-row table:style-name="ro5">
          <table:table-cell table:style-name="ce3" office:value-type="string" calcext:value-type="string">
            <text:p>321 Maple St, Houston, TX</text:p>
          </table:table-cell>
          <table:table-cell table:style-name="ce12"/>
          <table:table-cell table:style-name="ce12" table:formula="of:=+[.B20]*[.C$1]" office:value-type="float" office:value="0" calcext:value-type="float">
            <text:p><text:s/>$- <text:s text:c="2"/></text:p>
          </table:table-cell>
          <table:table-cell table:style-name="ce12" table:formula="of:=+[.C20]*[.D$1]" office:value-type="float" office:value="0" calcext:value-type="float">
            <text:p><text:s/>$- <text:s text:c="2"/></text:p>
          </table:table-cell>
          <table:table-cell table:style-name="ce12"/>
          <table:table-cell table:style-name="ce32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/>
          <table:table-cell table:number-columns-repeated="1008"/>
        </table:table-row>
        <table:table-row table:style-name="ro5">
          <table:table-cell office:value-type="string" calcext:value-type="string">
            <text:p>Bldg 1 </text:p>
          </table:table-cell>
          <table:table-cell table:style-name="ce12" office:value-type="float" office:value="3500" calcext:value-type="float">
            <text:p><text:s/>$3,500 </text:p>
          </table:table-cell>
          <table:table-cell table:style-name="ce12" table:formula="of:=+[.B21]*[.C$1]" office:value-type="float" office:value="4550" calcext:value-type="float">
            <text:p><text:s/>$4,550 </text:p>
          </table:table-cell>
          <table:table-cell table:style-name="ce12" table:formula="of:=+[.C21]*[.D$1]" office:value-type="float" office:value="6825" calcext:value-type="float">
            <text:p><text:s/>$6,825 </text:p>
          </table:table-cell>
          <table:table-cell table:style-name="ce12" office:value-type="float" office:value="0" calcext:value-type="float">
            <text:p><text:s/>$- <text:s text:c="2"/></text:p>
          </table:table-cell>
          <table:table-cell table:style-name="ce32" table:formula="of:=[.C21]+[.E21]" office:value-type="float" office:value="4550" calcext:value-type="float">
            <text:p><text:s/>$4,550 </text:p>
          </table:table-cell>
          <table:table-cell table:style-name="ce43" table:formula="of:=[.F21]*75%" office:value-type="float" office:value="3412.5" calcext:value-type="float">
            <text:p><text:s/>$3,413 </text:p>
          </table:table-cell>
          <table:table-cell table:style-name="ce43" table:number-columns-repeated="2"/>
          <table:table-cell table:style-name="ce48" table:formula="of:=IF([.F21]&gt;25000000;25000000;[.F21])" office:value-type="float" office:value="4550" calcext:value-type="float">
            <text:p><text:s/>$4,550 </text:p>
          </table:table-cell>
          <table:table-cell table:style-name="ce48" table:formula="of:=IF([.G21]&gt;25000000;25000000;[.G21])" office:value-type="float" office:value="3412.5" calcext:value-type="float">
            <text:p><text:s/>$3,413 </text:p>
          </table:table-cell>
          <table:table-cell table:style-name="ce54" table:formula="of:=IF([.F21]&gt;50000000;25000000;IF([.F21]&gt;25000000;[.F21]-25000000;0))" office:value-type="float" office:value="0" calcext:value-type="float">
            <text:p><text:s/>$- <text:s text:c="2"/></text:p>
          </table:table-cell>
          <table:table-cell table:style-name="ce59" table:formula="of:=IF([.G21]&gt;50000000;25000000;IF([.G21]&gt;25000000;[.G21]-25000000;0))" office:value-type="float" office:value="0" calcext:value-type="float">
            <text:p><text:s/>$- <text:s text:c="2"/></text:p>
          </table:table-cell>
          <table:table-cell table:style-name="ce54" table:formula="of:=IF([.F21]&gt;57500000;25000000;IF([.F21]&gt;25000000;[.F21]-25000000;0))" office:value-type="float" office:value="0" calcext:value-type="float">
            <text:p><text:s/>$- <text:s text:c="2"/></text:p>
          </table:table-cell>
          <table:table-cell table:style-name="ce64" table:formula="of:=IF([.G21]&gt;57500000;25000000;IF([.G21]&gt;25000000;[.G21]-25000000;0))" office:value-type="float" office:value="0" calcext:value-type="float">
            <text:p><text:s/>$- <text:s text:c="2"/></text:p>
          </table:table-cell>
          <table:table-cell table:style-name="ce68" office:value-type="float" office:value="2020" calcext:value-type="float">
            <text:p>2020</text:p>
          </table:table-cell>
          <table:table-cell office:value-type="string" calcext:value-type="string">
            <text:p>Wood/Concrete</text:p>
          </table:table-cell>
          <table:table-cell office:value-type="float" office:value="6000" calcext:value-type="float">
            <text:p>6,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/>
          <table:table-cell table:style-name="ce12" table:number-columns-repeated="3"/>
          <table:table-cell/>
          <table:table-cell table:style-name="ce34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/>
          <table:table-cell table:style-name="ce71"/>
          <table:table-cell table:number-columns-repeated="1007"/>
        </table:table-row>
        <table:table-row table:style-name="ro6">
          <table:table-cell table:style-name="ce3" office:value-type="string" calcext:value-type="string">
            <text:p>The Park - 159 Elm St, Philadelphia</text:p>
          </table:table-cell>
          <table:table-cell table:style-name="ce12" table:number-columns-repeated="4"/>
          <table:table-cell table:style-name="ce32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/>
          <table:table-cell table:style-name="ce71"/>
          <table:table-cell table:number-columns-repeated="1007"/>
        </table:table-row>
        <table:table-row table:style-name="ro6">
          <table:table-cell office:value-type="string" calcext:value-type="string">
            <text:p>Bldg 1-Residence</text:p>
          </table:table-cell>
          <table:table-cell table:style-name="ce12" office:value-type="float" office:value="130000" calcext:value-type="float">
            <text:p><text:s/>$130,000 </text:p>
          </table:table-cell>
          <table:table-cell table:style-name="ce12" table:formula="of:=+[.B24]*[.C$1]" office:value-type="float" office:value="169000" calcext:value-type="float">
            <text:p><text:s/>$169,000 </text:p>
          </table:table-cell>
          <table:table-cell table:style-name="ce12" table:formula="of:=+[.C24]*[.D$1]" office:value-type="float" office:value="253500" calcext:value-type="float">
            <text:p><text:s/>$253,500 </text:p>
          </table:table-cell>
          <table:table-cell table:style-name="ce23" office:value-type="float" office:value="240000" calcext:value-type="float">
            <text:p><text:s/>$240,000 </text:p>
          </table:table-cell>
          <table:table-cell table:style-name="ce32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 office:value-type="float" office:value="1857" calcext:value-type="float">
            <text:p>1857</text:p>
          </table:table-cell>
          <table:table-cell office:value-type="string" calcext:value-type="string">
            <text:p>Frame</text:p>
          </table:table-cell>
          <table:table-cell office:value-type="float" office:value="257000" calcext:value-type="float">
            <text:p>257,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Bldg 2-Office</text:p>
          </table:table-cell>
          <table:table-cell table:style-name="ce12" office:value-type="float" office:value="44000000" calcext:value-type="float">
            <text:p><text:s/>$44,000,000 </text:p>
          </table:table-cell>
          <table:table-cell table:style-name="ce12" table:formula="of:=+[.B25]*[.C$1]" office:value-type="float" office:value="57200000" calcext:value-type="float">
            <text:p><text:s/>$57,200,000 </text:p>
          </table:table-cell>
          <table:table-cell table:style-name="ce12" table:formula="of:=+[.C25]*[.D$1]" office:value-type="float" office:value="85800000" calcext:value-type="float">
            <text:p><text:s/>$85,800,000 </text:p>
          </table:table-cell>
          <table:table-cell table:style-name="ce12"/>
          <table:table-cell table:style-name="ce32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 office:value-type="float" office:value="1857" calcext:value-type="float">
            <text:p>1857</text:p>
          </table:table-cell>
          <table:table-cell office:value-type="string" calcext:value-type="string">
            <text:p>Modified Fire Resistive</text:p>
          </table:table-cell>
          <table:table-cell office:value-type="float" office:value="257000" calcext:value-type="float">
            <text:p>257,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1004"/>
        </table:table-row>
        <table:table-row table:style-name="ro5">
          <table:table-cell/>
          <table:table-cell table:style-name="ce12" table:number-columns-repeated="3"/>
          <table:table-cell table:style-name="ce22" office:value-type="string" office:string-value="SUBTOTAL" calcext:value-type="string">
            <text:p><text:s/>SUBTOTAL </text:p>
          </table:table-cell>
          <table:table-cell table:style-name="ce32" table:formula="of:=SUM([.C24:.C25];[.E24])" office:value-type="float" office:value="57609000" calcext:value-type="float">
            <text:p><text:s/>$57,609,000 </text:p>
          </table:table-cell>
          <table:table-cell table:style-name="ce43" table:formula="of:=[.F26]*75%" office:value-type="float" office:value="43206750" calcext:value-type="float">
            <text:p><text:s/>$43,206,750 </text:p>
          </table:table-cell>
          <table:table-cell table:style-name="ce43" table:number-columns-repeated="2"/>
          <table:table-cell table:style-name="ce48" table:formula="of:=IF([.F26]&gt;25000000;25000000;[.F26])" office:value-type="float" office:value="25000000" calcext:value-type="float">
            <text:p><text:s/>$25,000,000 </text:p>
          </table:table-cell>
          <table:table-cell table:style-name="ce48" table:formula="of:=IF([.G26]&gt;25000000;25000000;[.G26])" office:value-type="float" office:value="25000000" calcext:value-type="float">
            <text:p><text:s/>$25,000,000 </text:p>
          </table:table-cell>
          <table:table-cell table:style-name="ce54" table:formula="of:=IF([.F26]&gt;50000000;25000000;IF([.F26]&gt;25000000;[.F26]-25000000;0))" office:value-type="float" office:value="25000000" calcext:value-type="float">
            <text:p><text:s/>$25,000,000 </text:p>
          </table:table-cell>
          <table:table-cell table:style-name="ce59" table:formula="of:=IF([.G26]&gt;50000000;25000000;IF([.G26]&gt;25000000;[.G26]-25000000;0))" office:value-type="float" office:value="18206750" calcext:value-type="float">
            <text:p><text:s/>$18,206,750 </text:p>
          </table:table-cell>
          <table:table-cell table:style-name="ce54" table:formula="of:=IF([.F26]&gt;57500000;25000000;IF([.F26]&gt;25000000;[.F26]-25000000;0))" office:value-type="float" office:value="25000000" calcext:value-type="float">
            <text:p><text:s/>$25,000,000 </text:p>
          </table:table-cell>
          <table:table-cell table:style-name="ce64" table:formula="of:=IF([.G26]&gt;57500000;25000000;IF([.G26]&gt;25000000;[.G26]-25000000;0))" office:value-type="float" office:value="18206750" calcext:value-type="float">
            <text:p><text:s/>$18,206,750 </text:p>
          </table:table-cell>
          <table:table-cell table:style-name="ce68"/>
          <table:table-cell table:number-columns-repeated="1008"/>
        </table:table-row>
        <table:table-row table:style-name="ro5">
          <table:table-cell table:style-name="ce3" office:value-type="string" calcext:value-type="string">
            <text:p>741 Evergreen Terrace, Springfiel</text:p>
          </table:table-cell>
          <table:table-cell table:style-name="ce12"/>
          <table:table-cell table:style-name="ce12" table:formula="of:=+[.B27]*[.C$1]" office:value-type="float" office:value="0" calcext:value-type="float">
            <text:p><text:s/>$- <text:s text:c="2"/></text:p>
          </table:table-cell>
          <table:table-cell table:style-name="ce12" table:formula="of:=+[.C27]*[.D$1]" office:value-type="float" office:value="0" calcext:value-type="float">
            <text:p><text:s/>$- <text:s text:c="2"/></text:p>
          </table:table-cell>
          <table:table-cell table:style-name="ce24"/>
          <table:table-cell table:style-name="ce35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 office:value-type="float" office:value="1990" calcext:value-type="float">
            <text:p>1990</text:p>
          </table:table-cell>
          <table:table-cell office:value-type="string" calcext:value-type="string">
            <text:p>Steel/Insulated</text:p>
          </table:table-cell>
          <table:table-cell office:value-type="float" office:value="4000" calcext:value-type="float">
            <text:p>4,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6">
          <table:table-cell table:style-name="ce3"/>
          <table:table-cell table:style-name="ce12" table:number-columns-repeated="3"/>
          <table:table-cell table:style-name="ce24"/>
          <table:table-cell table:style-name="ce35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/>
          <table:table-cell table:number-columns-repeated="1008"/>
        </table:table-row>
        <table:table-row table:style-name="ro5">
          <table:table-cell table:style-name="ce3" office:value-type="string" calcext:value-type="string">
            <text:p>2801 Ocean Avenue, Brooklyn</text:p>
          </table:table-cell>
          <table:table-cell table:style-name="ce12"/>
          <table:table-cell table:style-name="ce12" table:formula="of:=+[.B29]*[.C$1]" office:value-type="float" office:value="0" calcext:value-type="float">
            <text:p><text:s/>$- <text:s text:c="2"/></text:p>
          </table:table-cell>
          <table:table-cell table:style-name="ce12" table:formula="of:=+[.C29]*[.D$1]" office:value-type="float" office:value="0" calcext:value-type="float">
            <text:p><text:s/>$- <text:s text:c="2"/></text:p>
          </table:table-cell>
          <table:table-cell table:style-name="ce19" office:value-type="float" office:value="500000" calcext:value-type="float" table:number-columns-spanned="1" table:number-rows-spanned="2">
            <text:p><text:s/>$500,000 </text:p>
          </table:table-cell>
          <table:table-cell table:style-name="ce36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 office:value-type="float" office:value="1997" calcext:value-type="float">
            <text:p>1997</text:p>
          </table:table-cell>
          <table:table-cell office:value-type="string" calcext:value-type="string">
            <text:p>Stone Block</text:p>
          </table:table-cell>
          <table:table-cell office:value-type="float" office:value="40000" calcext:value-type="float">
            <text:p>40,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6">
          <table:table-cell table:style-name="ce3" office:value-type="string" calcext:value-type="string">
            <text:p>1664 Mountain Drive, Beverly Hills</text:p>
          </table:table-cell>
          <table:table-cell table:style-name="ce12"/>
          <table:table-cell table:style-name="ce12" table:formula="of:=+[.B30]*[.C$1]" office:value-type="float" office:value="0" calcext:value-type="float">
            <text:p><text:s/>$- <text:s text:c="2"/></text:p>
          </table:table-cell>
          <table:table-cell table:style-name="ce12" table:formula="of:=+[.C30]*[.D$1]" office:value-type="float" office:value="0" calcext:value-type="float">
            <text:p><text:s/>$- <text:s text:c="2"/></text:p>
          </table:table-cell>
          <table:covered-table-cell table:style-name="ce21"/>
          <table:table-cell table:style-name="ce36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/>
          <table:table-cell office:value-type="string" calcext:value-type="string">
            <text:p>Wood/Concre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3"/>
          <table:table-cell table:style-name="ce12" table:number-columns-repeated="3"/>
          <table:table-cell table:style-name="ce25" office:value-type="string" office:string-value="SUBTOTAL" calcext:value-type="string">
            <text:p><text:s/>SUBTOTAL </text:p>
          </table:table-cell>
          <table:table-cell table:style-name="ce36" table:formula="of:=[.E29]" office:value-type="float" office:value="500000" calcext:value-type="float">
            <text:p><text:s/>$500,000 </text:p>
          </table:table-cell>
          <table:table-cell table:style-name="ce43" table:formula="of:=[.F31]*75%" office:value-type="float" office:value="375000" calcext:value-type="float">
            <text:p><text:s/>$375,000 </text:p>
          </table:table-cell>
          <table:table-cell table:style-name="ce43" table:number-columns-repeated="2"/>
          <table:table-cell table:style-name="ce48" table:formula="of:=IF([.F31]&gt;25000000;25000000;[.F31])" office:value-type="float" office:value="500000" calcext:value-type="float">
            <text:p><text:s/>$500,000 </text:p>
          </table:table-cell>
          <table:table-cell table:style-name="ce48" table:formula="of:=IF([.G31]&gt;25000000;25000000;[.G31])" office:value-type="float" office:value="375000" calcext:value-type="float">
            <text:p><text:s/>$375,000 </text:p>
          </table:table-cell>
          <table:table-cell table:style-name="ce54" table:formula="of:=IF([.F31]&gt;50000000;25000000;IF([.F31]&gt;25000000;[.F31]-25000000;0))" office:value-type="float" office:value="0" calcext:value-type="float">
            <text:p><text:s/>$- <text:s text:c="2"/></text:p>
          </table:table-cell>
          <table:table-cell table:style-name="ce59" table:formula="of:=IF([.G31]&gt;50000000;25000000;IF([.G31]&gt;25000000;[.G31]-25000000;0))" office:value-type="float" office:value="0" calcext:value-type="float">
            <text:p><text:s/>$- <text:s text:c="2"/></text:p>
          </table:table-cell>
          <table:table-cell table:style-name="ce54" table:formula="of:=IF([.F31]&gt;57500000;25000000;IF([.F31]&gt;25000000;[.F31]-25000000;0))" office:value-type="float" office:value="0" calcext:value-type="float">
            <text:p><text:s/>$- <text:s text:c="2"/></text:p>
          </table:table-cell>
          <table:table-cell table:style-name="ce64" table:formula="of:=IF([.G31]&gt;57500000;25000000;IF([.G31]&gt;25000000;[.G31]-25000000;0))" office:value-type="float" office:value="0" calcext:value-type="float">
            <text:p><text:s/>$- <text:s text:c="2"/></text:p>
          </table:table-cell>
          <table:table-cell table:style-name="ce68"/>
          <table:table-cell table:number-columns-repeated="1008"/>
        </table:table-row>
        <table:table-row table:style-name="ro5">
          <table:table-cell table:style-name="ce4" office:value-type="string" calcext:value-type="string">
            <text:p>55 South Fair Oaks Avenue, Pasadena</text:p>
          </table:table-cell>
          <table:table-cell table:style-name="ce12" office:value-type="float" office:value="30000" calcext:value-type="float">
            <text:p><text:s/>$30,000 </text:p>
          </table:table-cell>
          <table:table-cell table:style-name="ce12" table:formula="of:=+[.B32]*[.C$1]" office:value-type="float" office:value="39000" calcext:value-type="float">
            <text:p><text:s/>$39,000 </text:p>
          </table:table-cell>
          <table:table-cell table:style-name="ce12" table:formula="of:=+[.C32]*[.D$1]" office:value-type="float" office:value="58500" calcext:value-type="float">
            <text:p><text:s/>$58,500 </text:p>
          </table:table-cell>
          <table:table-cell table:style-name="ce12"/>
          <table:table-cell table:style-name="ce32" table:formula="of:=[.C32]+[.E32]" office:value-type="float" office:value="39000" calcext:value-type="float">
            <text:p><text:s/>$39,000 </text:p>
          </table:table-cell>
          <table:table-cell table:style-name="ce43" table:formula="of:=[.F32]*75%" office:value-type="float" office:value="29250" calcext:value-type="float">
            <text:p><text:s/>$29,250 </text:p>
          </table:table-cell>
          <table:table-cell table:style-name="ce43" table:number-columns-repeated="2"/>
          <table:table-cell table:style-name="ce48" table:formula="of:=IF([.F32]&gt;25000000;25000000;[.F32])" office:value-type="float" office:value="39000" calcext:value-type="float">
            <text:p><text:s/>$39,000 </text:p>
          </table:table-cell>
          <table:table-cell table:style-name="ce48" table:formula="of:=IF([.G32]&gt;25000000;25000000;[.G32])" office:value-type="float" office:value="29250" calcext:value-type="float">
            <text:p><text:s/>$29,250 </text:p>
          </table:table-cell>
          <table:table-cell table:style-name="ce54" table:formula="of:=IF([.F32]&gt;50000000;25000000;IF([.F32]&gt;25000000;[.F32]-25000000;0))" office:value-type="float" office:value="0" calcext:value-type="float">
            <text:p><text:s/>$- <text:s text:c="2"/></text:p>
          </table:table-cell>
          <table:table-cell table:style-name="ce59" table:formula="of:=IF([.G32]&gt;50000000;25000000;IF([.G32]&gt;25000000;[.G32]-25000000;0))" office:value-type="float" office:value="0" calcext:value-type="float">
            <text:p><text:s/>$- <text:s text:c="2"/></text:p>
          </table:table-cell>
          <table:table-cell table:style-name="ce54" table:formula="of:=IF([.F32]&gt;57500000;25000000;IF([.F32]&gt;25000000;[.F32]-25000000;0))" office:value-type="float" office:value="0" calcext:value-type="float">
            <text:p><text:s/>$- <text:s text:c="2"/></text:p>
          </table:table-cell>
          <table:table-cell table:style-name="ce64" table:formula="of:=IF([.G32]&gt;57500000;25000000;IF([.G32]&gt;25000000;[.G32]-25000000;0))" office:value-type="float" office:value="0" calcext:value-type="float">
            <text:p><text:s/>$- <text:s text:c="2"/></text:p>
          </table:table-cell>
          <table:table-cell table:style-name="ce68"/>
          <table:table-cell office:value-type="string" calcext:value-type="string">
            <text:p>Concrete</text:p>
          </table:table-cell>
          <table:table-cell office:value-type="float" office:value="50000" calcext:value-type="float">
            <text:p>50,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4" office:value-type="string" calcext:value-type="string">
            <text:p>1001 Fifth Avenue, New York</text:p>
          </table:table-cell>
          <table:table-cell table:style-name="ce12" office:value-type="float" office:value="120000" calcext:value-type="float">
            <text:p><text:s/>$120,000 </text:p>
          </table:table-cell>
          <table:table-cell table:style-name="ce12" table:number-columns-repeated="3"/>
          <table:table-cell table:style-name="ce32" table:formula="of:=[.C33]+[.E33]" office:value-type="float" office:value="0" calcext:value-type="float">
            <text:p><text:s/>$- <text:s text:c="2"/></text:p>
          </table:table-cell>
          <table:table-cell table:style-name="ce43" table:formula="of:=[.F33]*75%" office:value-type="float" office:value="0" calcext:value-type="float">
            <text:p><text:s/>$- <text:s text:c="2"/></text:p>
          </table:table-cell>
          <table:table-cell table:style-name="ce43" table:number-columns-repeated="2"/>
          <table:table-cell table:style-name="ce48" table:formula="of:=IF([.F33]&gt;25000000;25000000;[.F33])" office:value-type="float" office:value="0" calcext:value-type="float">
            <text:p><text:s/>$- <text:s text:c="2"/></text:p>
          </table:table-cell>
          <table:table-cell table:style-name="ce48" table:formula="of:=IF([.G33]&gt;25000000;25000000;[.G33])" office:value-type="float" office:value="0" calcext:value-type="float">
            <text:p><text:s/>$- <text:s text:c="2"/></text:p>
          </table:table-cell>
          <table:table-cell table:style-name="ce54"/>
          <table:table-cell table:style-name="ce59"/>
          <table:table-cell table:style-name="ce54"/>
          <table:table-cell table:style-name="ce64"/>
          <table:table-cell table:style-name="ce68"/>
          <table:table-cell table:number-columns-repeated="1008"/>
        </table:table-row>
        <table:table-row table:style-name="ro5">
          <table:table-cell table:style-name="ce3" office:value-type="string" calcext:value-type="string">
            <text:p>1234 Main Street, Anytown</text:p>
          </table:table-cell>
          <table:table-cell table:style-name="ce12" office:value-type="float" office:value="350000" calcext:value-type="float">
            <text:p><text:s/>$350,000 </text:p>
          </table:table-cell>
          <table:table-cell table:style-name="ce12" table:formula="of:=+[.B34]*[.C$1]" office:value-type="float" office:value="455000" calcext:value-type="float">
            <text:p><text:s/>$455,000 </text:p>
          </table:table-cell>
          <table:table-cell table:style-name="ce12" table:formula="of:=+[.C34]*[.D$1]" office:value-type="float" office:value="682500" calcext:value-type="float">
            <text:p><text:s/>$682,500 </text:p>
          </table:table-cell>
          <table:table-cell table:style-name="ce12"/>
          <table:table-cell table:style-name="ce32" table:formula="of:=[.C34]+[.E34]" office:value-type="float" office:value="455000" calcext:value-type="float">
            <text:p><text:s/>$455,000 </text:p>
          </table:table-cell>
          <table:table-cell table:style-name="ce43" table:formula="of:=[.F34]*75%" office:value-type="float" office:value="341250" calcext:value-type="float">
            <text:p><text:s/>$341,250 </text:p>
          </table:table-cell>
          <table:table-cell table:style-name="ce43" table:number-columns-repeated="2"/>
          <table:table-cell table:style-name="ce48" table:formula="of:=IF([.F34]&gt;25000000;25000000;[.F34])" office:value-type="float" office:value="455000" calcext:value-type="float">
            <text:p><text:s/>$455,000 </text:p>
          </table:table-cell>
          <table:table-cell table:style-name="ce48" table:formula="of:=IF([.G34]&gt;25000000;25000000;[.G34])" office:value-type="float" office:value="341250" calcext:value-type="float">
            <text:p><text:s/>$341,250 </text:p>
          </table:table-cell>
          <table:table-cell table:style-name="ce54" table:formula="of:=IF([.F34]&gt;50000000;25000000;IF([.F34]&gt;25000000;[.F34]-25000000;0))" office:value-type="float" office:value="0" calcext:value-type="float">
            <text:p><text:s/>$- <text:s text:c="2"/></text:p>
          </table:table-cell>
          <table:table-cell table:style-name="ce59" table:formula="of:=IF([.G34]&gt;50000000;25000000;IF([.G34]&gt;25000000;[.G34]-25000000;0))" office:value-type="float" office:value="0" calcext:value-type="float">
            <text:p><text:s/>$- <text:s text:c="2"/></text:p>
          </table:table-cell>
          <table:table-cell table:style-name="ce54" table:formula="of:=IF([.F34]&gt;57500000;25000000;IF([.F34]&gt;25000000;[.F34]-25000000;0))" office:value-type="float" office:value="0" calcext:value-type="float">
            <text:p><text:s/>$- <text:s text:c="2"/></text:p>
          </table:table-cell>
          <table:table-cell table:style-name="ce64" table:formula="of:=IF([.G34]&gt;57500000;25000000;IF([.G34]&gt;25000000;[.G34]-25000000;0))" office:value-type="float" office:value="0" calcext:value-type="float">
            <text:p><text:s/>$- <text:s text:c="2"/></text:p>
          </table:table-cell>
          <table:table-cell table:style-name="ce68"/>
          <table:table-cell office:value-type="string" calcext:value-type="string">
            <text:p>Modified Fire Resist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9876 Park Avenue, Big City</text:p>
          </table:table-cell>
          <table:table-cell table:style-name="ce12"/>
          <table:table-cell table:style-name="ce12" table:formula="of:=+[.B35]*[.C$1]" office:value-type="float" office:value="0" calcext:value-type="float">
            <text:p><text:s/>$- <text:s text:c="2"/></text:p>
          </table:table-cell>
          <table:table-cell table:style-name="ce12" table:formula="of:=+[.C35]*[.D$1]" office:value-type="float" office:value="0" calcext:value-type="float">
            <text:p><text:s/>$- <text:s text:c="2"/></text:p>
          </table:table-cell>
          <table:table-cell table:style-name="ce12" office:value-type="float" office:value="125000" calcext:value-type="float">
            <text:p><text:s/>$125,000 </text:p>
          </table:table-cell>
          <table:table-cell table:style-name="ce32" table:formula="of:=[.C35]+[.E35]" office:value-type="float" office:value="125000" calcext:value-type="float">
            <text:p><text:s/>$125,000 </text:p>
          </table:table-cell>
          <table:table-cell table:style-name="ce43" table:formula="of:=[.F35]*75%" office:value-type="float" office:value="93750" calcext:value-type="float">
            <text:p><text:s/>$93,750 </text:p>
          </table:table-cell>
          <table:table-cell table:style-name="ce43" table:number-columns-repeated="2"/>
          <table:table-cell table:style-name="ce48" table:formula="of:=IF([.F35]&gt;25000000;25000000;[.F35])" office:value-type="float" office:value="125000" calcext:value-type="float">
            <text:p><text:s/>$125,000 </text:p>
          </table:table-cell>
          <table:table-cell table:style-name="ce48" table:formula="of:=IF([.G35]&gt;25000000;25000000;[.G35])" office:value-type="float" office:value="93750" calcext:value-type="float">
            <text:p><text:s/>$93,750 </text:p>
          </table:table-cell>
          <table:table-cell table:style-name="ce54" table:formula="of:=IF([.F35]&gt;50000000;25000000;IF([.F35]&gt;25000000;[.F35]-25000000;0))" office:value-type="float" office:value="0" calcext:value-type="float">
            <text:p><text:s/>$- <text:s text:c="2"/></text:p>
          </table:table-cell>
          <table:table-cell table:style-name="ce59" table:formula="of:=IF([.G35]&gt;50000000;25000000;IF([.G35]&gt;25000000;[.G35]-25000000;0))" office:value-type="float" office:value="0" calcext:value-type="float">
            <text:p><text:s/>$- <text:s text:c="2"/></text:p>
          </table:table-cell>
          <table:table-cell table:style-name="ce54" table:formula="of:=IF([.F35]&gt;57500000;25000000;IF([.F35]&gt;25000000;[.F35]-25000000;0))" office:value-type="float" office:value="0" calcext:value-type="float">
            <text:p><text:s/>$- <text:s text:c="2"/></text:p>
          </table:table-cell>
          <table:table-cell table:style-name="ce64" table:formula="of:=IF([.G35]&gt;57500000;25000000;IF([.G35]&gt;25000000;[.G35]-25000000;0))" office:value-type="float" office:value="0" calcext:value-type="float">
            <text:p><text:s/>$- <text:s text:c="2"/></text:p>
          </table:table-cell>
          <table:table-cell table:style-name="ce68" office:value-type="float" office:value="1995" calcext:value-type="float">
            <text:p>1995</text:p>
          </table:table-cell>
          <table:table-cell office:value-type="string" calcext:value-type="string">
            <text:p>Modified Fire Resistive</text:p>
          </table:table-cell>
          <table:table-cell office:value-type="float" office:value="41000" calcext:value-type="float">
            <text:p>41,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4567 Oak Street, Smallville</text:p>
          </table:table-cell>
          <table:table-cell table:style-name="ce12" table:number-columns-repeated="3"/>
          <table:table-cell table:style-name="ce24"/>
          <table:table-cell table:style-name="ce32" table:formula="of:=[.C36]+[.E36]" office:value-type="float" office:value="0" calcext:value-type="float">
            <text:p><text:s/>$- <text:s text:c="2"/></text:p>
          </table:table-cell>
          <table:table-cell table:style-name="ce43" table:formula="of:=[.F36]*75%" office:value-type="float" office:value="0" calcext:value-type="float">
            <text:p><text:s/>$- <text:s text:c="2"/></text:p>
          </table:table-cell>
          <table:table-cell table:style-name="ce43" table:number-columns-repeated="2"/>
          <table:table-cell table:style-name="ce48" table:formula="of:=IF([.F36]&gt;25000000;25000000;[.F36])" office:value-type="float" office:value="0" calcext:value-type="float">
            <text:p><text:s/>$- <text:s text:c="2"/></text:p>
          </table:table-cell>
          <table:table-cell table:style-name="ce48" table:formula="of:=IF([.G36]&gt;25000000;25000000;[.G36])" office:value-type="float" office:value="0" calcext:value-type="float">
            <text:p><text:s/>$- <text:s text:c="2"/></text:p>
          </table:table-cell>
          <table:table-cell table:style-name="ce54" table:formula="of:=IF([.F36]&gt;50000000;25000000;IF([.F36]&gt;25000000;[.F36]-25000000;0))" office:value-type="float" office:value="0" calcext:value-type="float">
            <text:p><text:s/>$- <text:s text:c="2"/></text:p>
          </table:table-cell>
          <table:table-cell table:style-name="ce59" table:formula="of:=IF([.G36]&gt;50000000;25000000;IF([.G36]&gt;25000000;[.G36]-25000000;0))" office:value-type="float" office:value="0" calcext:value-type="float">
            <text:p><text:s/>$- <text:s text:c="2"/></text:p>
          </table:table-cell>
          <table:table-cell table:style-name="ce54" table:formula="of:=IF([.F36]&gt;57500000;25000000;IF([.F36]&gt;25000000;[.F36]-25000000;0))" office:value-type="float" office:value="0" calcext:value-type="float">
            <text:p><text:s/>$- <text:s text:c="2"/></text:p>
          </table:table-cell>
          <table:table-cell table:style-name="ce64" table:formula="of:=IF([.G36]&gt;57500000;25000000;IF([.G36]&gt;25000000;[.G36]-25000000;0))" office:value-type="float" office:value="0" calcext:value-type="float">
            <text:p><text:s/>$- <text:s text:c="2"/></text:p>
          </table:table-cell>
          <table:table-cell table:style-name="ce68" office:value-type="float" office:value="1988" calcext:value-type="float">
            <text:p>1988</text:p>
          </table:table-cell>
          <table:table-cell office:value-type="string" calcext:value-type="string">
            <text:p>Steel</text:p>
          </table:table-cell>
          <table:table-cell office:value-type="float" office:value="41000" calcext:value-type="float">
            <text:p>41,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3456 Elm Street, Metropolis</text:p>
          </table:table-cell>
          <table:table-cell table:style-name="ce12"/>
          <table:table-cell table:style-name="ce12" table:formula="of:=+[.B37]*[.C$1]" office:value-type="float" office:value="0" calcext:value-type="float">
            <text:p><text:s/>$- <text:s text:c="2"/></text:p>
          </table:table-cell>
          <table:table-cell table:style-name="ce12" table:formula="of:=+[.C37]*[.D$1]" office:value-type="float" office:value="0" calcext:value-type="float">
            <text:p><text:s/>$- <text:s text:c="2"/></text:p>
          </table:table-cell>
          <table:table-cell table:style-name="ce24"/>
          <table:table-cell table:style-name="ce32" table:formula="of:=[.C37]+[.E37]" office:value-type="float" office:value="0" calcext:value-type="float">
            <text:p><text:s/>$- <text:s text:c="2"/></text:p>
          </table:table-cell>
          <table:table-cell table:style-name="ce43" table:formula="of:=[.F37]*75%" office:value-type="float" office:value="0" calcext:value-type="float">
            <text:p><text:s/>$- <text:s text:c="2"/></text:p>
          </table:table-cell>
          <table:table-cell table:style-name="ce43" table:number-columns-repeated="2"/>
          <table:table-cell table:style-name="ce48" table:formula="of:=IF([.F37]&gt;25000000;25000000;[.F37])" office:value-type="float" office:value="0" calcext:value-type="float">
            <text:p><text:s/>$- <text:s text:c="2"/></text:p>
          </table:table-cell>
          <table:table-cell table:style-name="ce48" table:formula="of:=IF([.G37]&gt;25000000;25000000;[.G37])" office:value-type="float" office:value="0" calcext:value-type="float">
            <text:p><text:s/>$- <text:s text:c="2"/></text:p>
          </table:table-cell>
          <table:table-cell table:style-name="ce54" table:formula="of:=IF([.F37]&gt;50000000;25000000;IF([.F37]&gt;25000000;[.F37]-25000000;0))" office:value-type="float" office:value="0" calcext:value-type="float">
            <text:p><text:s/>$- <text:s text:c="2"/></text:p>
          </table:table-cell>
          <table:table-cell table:style-name="ce59" table:formula="of:=IF([.G37]&gt;50000000;25000000;IF([.G37]&gt;25000000;[.G37]-25000000;0))" office:value-type="float" office:value="0" calcext:value-type="float">
            <text:p><text:s/>$- <text:s text:c="2"/></text:p>
          </table:table-cell>
          <table:table-cell table:style-name="ce54" table:formula="of:=IF([.F37]&gt;57500000;25000000;IF([.F37]&gt;25000000;[.F37]-25000000;0))" office:value-type="float" office:value="0" calcext:value-type="float">
            <text:p><text:s/>$- <text:s text:c="2"/></text:p>
          </table:table-cell>
          <table:table-cell table:style-name="ce64" table:formula="of:=IF([.G37]&gt;57500000;25000000;IF([.G37]&gt;25000000;[.G37]-25000000;0))" office:value-type="float" office:value="0" calcext:value-type="float">
            <text:p><text:s/>$- <text:s text:c="2"/></text:p>
          </table:table-cell>
          <table:table-cell table:style-name="ce68" office:value-type="float" office:value="1993" calcext:value-type="float">
            <text:p>1993</text:p>
          </table:table-cell>
          <table:table-cell office:value-type="string" calcext:value-type="string">
            <text:p>Modified Fire Resistive</text:p>
          </table:table-cell>
          <table:table-cell office:value-type="float" office:value="40000" calcext:value-type="float">
            <text:p>40,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3"/>
          <table:table-cell table:style-name="ce12" table:number-columns-repeated="3"/>
          <table:table-cell table:style-name="ce24"/>
          <table:table-cell table:style-name="ce32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/>
          <table:table-cell table:number-columns-repeated="1008"/>
        </table:table-row>
        <table:table-row table:style-name="ro5">
          <table:table-cell table:style-name="ce3" office:value-type="string" calcext:value-type="string">
            <text:p>6789 Pine Street, Suburbia</text:p>
          </table:table-cell>
          <table:table-cell table:style-name="ce12"/>
          <table:table-cell table:style-name="ce12" table:formula="of:=+[.B39]*[.C$1]" office:value-type="float" office:value="0" calcext:value-type="float">
            <text:p><text:s/>$- <text:s text:c="2"/></text:p>
          </table:table-cell>
          <table:table-cell table:style-name="ce12" table:formula="of:=+[.C39]*[.D$1]" office:value-type="float" office:value="0" calcext:value-type="float">
            <text:p><text:s/>$- <text:s text:c="2"/></text:p>
          </table:table-cell>
          <table:table-cell table:style-name="ce12"/>
          <table:table-cell table:style-name="ce32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/>
          <table:table-cell table:style-name="ce71"/>
          <table:table-cell table:number-columns-repeated="1007"/>
        </table:table-row>
        <table:table-row table:style-name="ro5">
          <table:table-cell table:style-name="ce5" office:value-type="string" calcext:value-type="string">
            <text:p>Building 1 - Grocery Store</text:p>
          </table:table-cell>
          <table:table-cell table:style-name="ce12" office:value-type="float" office:value="3500" calcext:value-type="float">
            <office:annotation draw:style-name="gr2" draw:text-style-name="P2" svg:width="44.16mm" svg:height="22.75mm" svg:x="192.22mm" svg:y="187.32mm" draw:caption-point-x="-0.1mm" draw:caption-point-y="44.02mm">
              <dc:date>2022-12-16T00:00:00</dc:date>
              <text:p text:style-name="P1">Captain Scarlet:</text:p>
              <text:p text:style-name="P1"><text:span text:style-name="T1">Interesting detail</text:span></text:p>
            </office:annotation>
            <text:p><text:s/>$3,500 </text:p>
          </table:table-cell>
          <table:table-cell table:style-name="ce12" table:formula="of:=+[.B40]*[.C$1]" office:value-type="float" office:value="4550" calcext:value-type="float">
            <text:p><text:s/>$4,550 </text:p>
          </table:table-cell>
          <table:table-cell table:style-name="ce12" table:formula="of:=+[.C40]*[.D$1]" office:value-type="float" office:value="6825" calcext:value-type="float">
            <text:p><text:s/>$6,825 </text:p>
          </table:table-cell>
          <table:table-cell table:style-name="ce12"/>
          <table:table-cell table:style-name="ce32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 office:value-type="string" calcext:value-type="string">
            <text:p>1877 2012</text:p>
          </table:table-cell>
          <table:table-cell office:value-type="string" calcext:value-type="string">
            <text:p>Retrofitted</text:p>
          </table:table-cell>
          <table:table-cell office:value-type="float" office:value="15000" calcext:value-type="float">
            <text:p>15,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ement Building with Metal Roof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>
            <text:p>Building 2 - Vintage House</text:p>
          </table:table-cell>
          <table:table-cell table:style-name="ce12" office:value-type="float" office:value="59000" calcext:value-type="float">
            <text:p><text:s/>$59,000 </text:p>
          </table:table-cell>
          <table:table-cell table:style-name="ce12" table:formula="of:=+[.B41]*[.C$1]" office:value-type="float" office:value="76700" calcext:value-type="float">
            <text:p><text:s/>$76,700 </text:p>
          </table:table-cell>
          <table:table-cell table:style-name="ce12" table:formula="of:=+[.C41]*[.D$1]" office:value-type="float" office:value="115050" calcext:value-type="float">
            <text:p><text:s/>$115,050 </text:p>
          </table:table-cell>
          <table:table-cell table:style-name="ce12"/>
          <table:table-cell table:style-name="ce32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 office:value-type="string" calcext:value-type="string">
            <text:p>1877 2012</text:p>
          </table:table-cell>
          <table:table-cell office:value-type="string" calcext:value-type="string">
            <text:p>Concrete</text:p>
          </table:table-cell>
          <table:table-cell office:value-type="float" office:value="10000" calcext:value-type="float">
            <text:p>10,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</text:p>
          </table:table-cell>
          <table:table-cell table:number-columns-repeated="1004"/>
        </table:table-row>
        <table:table-row table:style-name="ro5">
          <table:table-cell table:style-name="ce5"/>
          <table:table-cell table:style-name="ce12" table:number-columns-repeated="3"/>
          <table:table-cell table:style-name="ce22" office:value-type="string" office:string-value="SUBTOTAL" calcext:value-type="string">
            <text:p><text:s/>SUBTOTAL </text:p>
          </table:table-cell>
          <table:table-cell table:style-name="ce32" table:formula="of:=[.C41]" office:value-type="float" office:value="76700" calcext:value-type="float">
            <text:p><text:s/>$76,700 </text:p>
          </table:table-cell>
          <table:table-cell table:style-name="ce43" table:formula="of:=[.F42]*75%" office:value-type="float" office:value="57525" calcext:value-type="float">
            <text:p><text:s/>$57,525 </text:p>
          </table:table-cell>
          <table:table-cell table:style-name="ce43" table:number-columns-repeated="2"/>
          <table:table-cell table:style-name="ce48" table:formula="of:=IF([.F42]&gt;25000000;25000000;[.F42])" office:value-type="float" office:value="76700" calcext:value-type="float">
            <text:p><text:s/>$76,700 </text:p>
          </table:table-cell>
          <table:table-cell table:style-name="ce48" table:formula="of:=IF([.G42]&gt;25000000;25000000;[.G42])" office:value-type="float" office:value="57525" calcext:value-type="float">
            <text:p><text:s/>$57,525 </text:p>
          </table:table-cell>
          <table:table-cell table:style-name="ce54" table:formula="of:=IF([.F42]&gt;50000000;25000000;IF([.F42]&gt;25000000;[.F42]-25000000;0))" office:value-type="float" office:value="0" calcext:value-type="float">
            <text:p><text:s/>$- <text:s text:c="2"/></text:p>
          </table:table-cell>
          <table:table-cell table:style-name="ce59" table:formula="of:=IF([.G42]&gt;50000000;25000000;IF([.G42]&gt;25000000;[.G42]-25000000;0))" office:value-type="float" office:value="0" calcext:value-type="float">
            <text:p><text:s/>$- <text:s text:c="2"/></text:p>
          </table:table-cell>
          <table:table-cell table:style-name="ce54" table:formula="of:=IF([.F42]&gt;57500000;25000000;IF([.F42]&gt;25000000;[.F42]-25000000;0))" office:value-type="float" office:value="0" calcext:value-type="float">
            <text:p><text:s/>$- <text:s text:c="2"/></text:p>
          </table:table-cell>
          <table:table-cell table:style-name="ce64" table:formula="of:=IF([.G42]&gt;57500000;25000000;IF([.G42]&gt;25000000;[.G42]-25000000;0))" office:value-type="float" office:value="0" calcext:value-type="float">
            <text:p><text:s/>$- <text:s text:c="2"/></text:p>
          </table:table-cell>
          <table:table-cell table:style-name="ce68"/>
          <table:table-cell table:number-columns-repeated="1008"/>
        </table:table-row>
        <table:table-row table:style-name="ro5">
          <table:table-cell table:style-name="ce5"/>
          <table:table-cell table:style-name="ce12" table:number-columns-repeated="3"/>
          <table:table-cell table:style-name="ce22"/>
          <table:table-cell table:style-name="ce32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style-name="ce68"/>
          <table:table-cell table:number-columns-repeated="1008"/>
        </table:table-row>
        <table:table-row table:style-name="ro5">
          <table:table-cell table:style-name="ce3" office:value-type="string" calcext:value-type="string">
            <text:p>5678 Cedar Street, Uptown, MA 67890 - Grocery Store #2</text:p>
          </table:table-cell>
          <table:table-cell table:style-name="ce12" office:value-type="float" office:value="2200000" calcext:value-type="float">
            <office:annotation draw:style-name="gr3" draw:text-style-name="P2" svg:width="44.16mm" svg:height="23.02mm" svg:x="192.22mm" svg:y="208.22mm" draw:caption-point-x="-0.1mm" draw:caption-point-y="44.29mm">
              <dc:date>2022-12-16T00:00:00</dc:date>
              <text:p text:style-name="P1">Captain Black:</text:p>
              <text:p text:style-name="P1"><text:span text:style-name="T1">Intersting Detail</text:span></text:p>
              <text:p text:style-name="P1"><text:span text:style-name="T1"/></text:p>
            </office:annotation>
            <text:p><text:s/>$2,200,000 </text:p>
          </table:table-cell>
          <table:table-cell table:style-name="ce12" table:formula="of:=+[.B44]*[.C$1]" office:value-type="float" office:value="2860000" calcext:value-type="float">
            <text:p><text:s/>$2,860,000 </text:p>
          </table:table-cell>
          <table:table-cell table:style-name="ce12" table:formula="of:=+[.C44]*[.D$1]" office:value-type="float" office:value="4290000" calcext:value-type="float">
            <text:p><text:s/>$4,290,000 </text:p>
          </table:table-cell>
          <table:table-cell table:style-name="ce12"/>
          <table:table-cell table:style-name="ce32" table:formula="of:=[.C44]+[.E44]" office:value-type="float" office:value="2860000" calcext:value-type="float">
            <text:p><text:s/>$2,860,000 </text:p>
          </table:table-cell>
          <table:table-cell table:style-name="ce43" table:formula="of:=[.F44]*75%" office:value-type="float" office:value="2145000" calcext:value-type="float">
            <text:p><text:s/>$2,145,000 </text:p>
          </table:table-cell>
          <table:table-cell table:style-name="ce43" table:number-columns-repeated="2"/>
          <table:table-cell table:style-name="ce48" table:formula="of:=IF([.F44]&gt;25000000;25000000;[.F44])" office:value-type="float" office:value="2860000" calcext:value-type="float">
            <text:p><text:s/>$2,860,000 </text:p>
          </table:table-cell>
          <table:table-cell table:style-name="ce48" table:formula="of:=IF([.G44]&gt;25000000;25000000;[.G44])" office:value-type="float" office:value="2145000" calcext:value-type="float">
            <text:p><text:s/>$2,145,000 </text:p>
          </table:table-cell>
          <table:table-cell table:style-name="ce54" table:formula="of:=IF([.F44]&gt;50000000;25000000;IF([.F44]&gt;25000000;[.F44]-25000000;0))" office:value-type="float" office:value="0" calcext:value-type="float">
            <text:p><text:s/>$- <text:s text:c="2"/></text:p>
          </table:table-cell>
          <table:table-cell table:style-name="ce59" table:formula="of:=IF([.G44]&gt;50000000;25000000;IF([.G44]&gt;25000000;[.G44]-25000000;0))" office:value-type="float" office:value="0" calcext:value-type="float">
            <text:p><text:s/>$- <text:s text:c="2"/></text:p>
          </table:table-cell>
          <table:table-cell table:style-name="ce54" table:formula="of:=IF([.F44]&gt;57500000;25000000;IF([.F44]&gt;25000000;[.F44]-25000000;0))" office:value-type="float" office:value="0" calcext:value-type="float">
            <text:p><text:s/>$- <text:s text:c="2"/></text:p>
          </table:table-cell>
          <table:table-cell table:style-name="ce64" table:formula="of:=IF([.G44]&gt;57500000;25000000;IF([.G44]&gt;25000000;[.G44]-25000000;0))" office:value-type="float" office:value="0" calcext:value-type="float">
            <text:p><text:s/>$- <text:s text:c="2"/></text:p>
          </table:table-cell>
          <table:table-cell table:style-name="ce68" office:value-type="float" office:value="2001" calcext:value-type="float">
            <text:p>2001</text:p>
          </table:table-cell>
          <table:table-cell office:value-type="string" calcext:value-type="string">
            <text:p>F/Concrete</text:p>
          </table:table-cell>
          <table:table-cell office:value-type="float" office:value="40000" calcext:value-type="float">
            <text:p>40,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ial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2345 Maple Street, Downtown, TX 56789 - FTX</text:p>
          </table:table-cell>
          <table:table-cell table:style-name="ce12" office:value-type="float" office:value="250000" calcext:value-type="float">
            <text:p><text:s/>$250,000 </text:p>
          </table:table-cell>
          <table:table-cell table:style-name="ce12" table:number-columns-repeated="2"/>
          <table:table-cell table:style-name="ce12" office:value-type="float" office:value="5000000" calcext:value-type="float">
            <text:p><text:s/>$5,000,000 </text:p>
          </table:table-cell>
          <table:table-cell table:style-name="ce32" table:formula="of:=[.C45]+[.E45]" office:value-type="float" office:value="5000000" calcext:value-type="float">
            <text:p><text:s/>$5,000,000 </text:p>
          </table:table-cell>
          <table:table-cell table:style-name="ce43" table:formula="of:=[.F45]*75%" office:value-type="float" office:value="3750000" calcext:value-type="float">
            <text:p><text:s/>$3,750,000 </text:p>
          </table:table-cell>
          <table:table-cell table:style-name="ce43" table:number-columns-repeated="2"/>
          <table:table-cell table:style-name="ce48" table:formula="of:=IF([.F45]&gt;25000000;25000000;[.F45])" office:value-type="float" office:value="5000000" calcext:value-type="float">
            <text:p><text:s/>$5,000,000 </text:p>
          </table:table-cell>
          <table:table-cell table:style-name="ce48" table:formula="of:=IF([.G45]&gt;25000000;25000000;[.G45])" office:value-type="float" office:value="3750000" calcext:value-type="float">
            <text:p><text:s/>$3,750,000 </text:p>
          </table:table-cell>
          <table:table-cell table:style-name="ce54" table:formula="of:=IF([.F45]&gt;50000000;25000000;IF([.F45]&gt;25000000;[.F45]-25000000;0))" office:value-type="float" office:value="0" calcext:value-type="float">
            <text:p><text:s/>$- <text:s text:c="2"/></text:p>
          </table:table-cell>
          <table:table-cell table:style-name="ce59" table:formula="of:=IF([.G45]&gt;50000000;25000000;IF([.G45]&gt;25000000;[.G45]-25000000;0))" office:value-type="float" office:value="0" calcext:value-type="float">
            <text:p><text:s/>$- <text:s text:c="2"/></text:p>
          </table:table-cell>
          <table:table-cell table:style-name="ce54" table:formula="of:=IF([.F45]&gt;57500000;25000000;IF([.F45]&gt;25000000;[.F45]-25000000;0))" office:value-type="float" office:value="0" calcext:value-type="float">
            <text:p><text:s/>$- <text:s text:c="2"/></text:p>
          </table:table-cell>
          <table:table-cell table:style-name="ce64" table:formula="of:=IF([.G45]&gt;57500000;25000000;IF([.G45]&gt;25000000;[.G45]-25000000;0))" office:value-type="float" office:value="0" calcext:value-type="float">
            <text:p><text:s/>$- <text:s text:c="2"/></text:p>
          </table:table-cell>
          <table:table-cell table:style-name="ce68"/>
          <table:table-cell table:number-columns-repeated="1008"/>
        </table:table-row>
        <table:table-row table:style-name="ro5">
          <table:table-cell table:style-name="ce6" office:value-type="string" calcext:value-type="string">
            <text:p>THE BOTTLE SHOP</text:p>
          </table:table-cell>
          <table:table-cell table:style-name="ce13" table:number-columns-repeated="4"/>
          <table:table-cell table:style-name="ce32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number-columns-repeated="1009"/>
        </table:table-row>
        <table:table-row table:style-name="ro5">
          <table:table-cell table:style-name="ce7" office:value-type="string" calcext:value-type="string">
            <text:p>Inventory locations: </text:p>
          </table:table-cell>
          <table:table-cell table:style-name="ce13" table:number-columns-repeated="4"/>
          <table:table-cell table:style-name="ce32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number-columns-repeated="1009"/>
        </table:table-row>
        <table:table-row table:style-name="ro5">
          <table:table-cell table:style-name="ce7" office:value-type="string" calcext:value-type="string">
            <text:p>123 Main Street, County A, ST 00000 - The Bottle Shop</text:p>
          </table:table-cell>
          <table:table-cell table:style-name="ce12"/>
          <table:table-cell table:style-name="ce12" table:formula="of:=+[.B48]*[.C$1]" office:value-type="float" office:value="0" calcext:value-type="float">
            <text:p><text:s/>$- <text:s text:c="2"/></text:p>
          </table:table-cell>
          <table:table-cell table:style-name="ce12" table:formula="of:=+[.C48]*[.D$1]" office:value-type="float" office:value="0" calcext:value-type="float">
            <text:p><text:s/>$- <text:s text:c="2"/></text:p>
          </table:table-cell>
          <table:table-cell table:style-name="ce12" office:value-type="float" office:value="300000" calcext:value-type="float">
            <text:p><text:s/>$300,000 </text:p>
          </table:table-cell>
          <table:table-cell table:style-name="ce32" table:formula="of:=[.C48]+[.E48]" office:value-type="float" office:value="300000" calcext:value-type="float">
            <text:p><text:s/>$300,000 </text:p>
          </table:table-cell>
          <table:table-cell table:style-name="ce43" table:formula="of:=[.F48]*75%" office:value-type="float" office:value="225000" calcext:value-type="float">
            <text:p><text:s/>$225,000 </text:p>
          </table:table-cell>
          <table:table-cell table:style-name="ce43" table:number-columns-repeated="2"/>
          <table:table-cell table:style-name="ce48" table:formula="of:=IF([.F48]&gt;25000000;25000000;[.F48])" office:value-type="float" office:value="300000" calcext:value-type="float">
            <text:p><text:s/>$300,000 </text:p>
          </table:table-cell>
          <table:table-cell table:style-name="ce48" table:formula="of:=IF([.G48]&gt;25000000;25000000;[.G48])" office:value-type="float" office:value="225000" calcext:value-type="float">
            <text:p><text:s/>$225,000 </text:p>
          </table:table-cell>
          <table:table-cell table:style-name="ce54" table:formula="of:=IF([.F48]&gt;50000000;25000000;IF([.F48]&gt;25000000;[.F48]-25000000;0))" office:value-type="float" office:value="0" calcext:value-type="float">
            <text:p><text:s/>$- <text:s text:c="2"/></text:p>
          </table:table-cell>
          <table:table-cell table:style-name="ce59" table:formula="of:=IF([.G48]&gt;50000000;25000000;IF([.G48]&gt;25000000;[.G48]-25000000;0))" office:value-type="float" office:value="0" calcext:value-type="float">
            <text:p><text:s/>$- <text:s text:c="2"/></text:p>
          </table:table-cell>
          <table:table-cell table:style-name="ce54" table:formula="of:=IF([.F48]&gt;57500000;25000000;IF([.F48]&gt;25000000;[.F48]-25000000;0))" office:value-type="float" office:value="0" calcext:value-type="float">
            <text:p><text:s/>$- <text:s text:c="2"/></text:p>
          </table:table-cell>
          <table:table-cell table:style-name="ce64" table:formula="of:=IF([.G48]&gt;57500000;25000000;IF([.G48]&gt;25000000;[.G48]-25000000;0))" office:value-type="float" office:value="0" calcext:value-type="float">
            <text:p><text:s/>$- <text:s text:c="2"/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Wood/Concrete</text:p>
          </table:table-cell>
          <table:table-cell office:value-type="float" office:value="40000" calcext:value-type="float">
            <text:p>40,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456 Park Avenue, County B, ST 11111 - The Wine Cellar</text:p>
          </table:table-cell>
          <table:table-cell table:style-name="ce12"/>
          <table:table-cell table:style-name="ce12" table:formula="of:=+[.B49]*[.C$1]" office:value-type="float" office:value="0" calcext:value-type="float">
            <text:p><text:s/>$- <text:s text:c="2"/></text:p>
          </table:table-cell>
          <table:table-cell table:style-name="ce12" table:formula="of:=+[.C49]*[.D$1]" office:value-type="float" office:value="0" calcext:value-type="float">
            <text:p><text:s/>$- <text:s text:c="2"/></text:p>
          </table:table-cell>
          <table:table-cell table:style-name="ce12" office:value-type="float" office:value="0" calcext:value-type="float">
            <text:p><text:s/>$- <text:s text:c="2"/></text:p>
          </table:table-cell>
          <table:table-cell table:style-name="ce32" table:formula="of:=[.C49]+[.E49]" office:value-type="float" office:value="0" calcext:value-type="float">
            <text:p><text:s/>$- <text:s text:c="2"/></text:p>
          </table:table-cell>
          <table:table-cell table:style-name="ce43" table:formula="of:=[.F49]*75%" office:value-type="float" office:value="0" calcext:value-type="float">
            <text:p><text:s/>$- <text:s text:c="2"/></text:p>
          </table:table-cell>
          <table:table-cell table:style-name="ce43" table:number-columns-repeated="2"/>
          <table:table-cell table:style-name="ce48" table:formula="of:=IF([.F49]&gt;25000000;25000000;[.F49])" office:value-type="float" office:value="0" calcext:value-type="float">
            <text:p><text:s/>$- <text:s text:c="2"/></text:p>
          </table:table-cell>
          <table:table-cell table:style-name="ce48" table:formula="of:=IF([.G49]&gt;25000000;25000000;[.G49])" office:value-type="float" office:value="0" calcext:value-type="float">
            <text:p><text:s/>$- <text:s text:c="2"/></text:p>
          </table:table-cell>
          <table:table-cell table:style-name="ce54" table:formula="of:=IF([.F49]&gt;50000000;25000000;IF([.F49]&gt;25000000;[.F49]-25000000;0))" office:value-type="float" office:value="0" calcext:value-type="float">
            <text:p><text:s/>$- <text:s text:c="2"/></text:p>
          </table:table-cell>
          <table:table-cell table:style-name="ce59" table:formula="of:=IF([.G49]&gt;50000000;25000000;IF([.G49]&gt;25000000;[.G49]-25000000;0))" office:value-type="float" office:value="0" calcext:value-type="float">
            <text:p><text:s/>$- <text:s text:c="2"/></text:p>
          </table:table-cell>
          <table:table-cell table:style-name="ce54" table:formula="of:=IF([.F49]&gt;57500000;25000000;IF([.F49]&gt;25000000;[.F49]-25000000;0))" office:value-type="float" office:value="0" calcext:value-type="float">
            <text:p><text:s/>$- <text:s text:c="2"/></text:p>
          </table:table-cell>
          <table:table-cell table:style-name="ce64" table:formula="of:=IF([.G49]&gt;57500000;25000000;IF([.G49]&gt;25000000;[.G49]-25000000;0))" office:value-type="float" office:value="0" calcext:value-type="float">
            <text:p><text:s/>$- <text:s text:c="2"/></text:p>
          </table:table-cell>
          <table:table-cell office:value-type="float" office:value="1975" calcext:value-type="float">
            <text:p>1975</text:p>
          </table:table-cell>
          <table:table-cell table:style-name="ce71" office:value-type="string" calcext:value-type="string">
            <text:p>Frame</text:p>
          </table:table-cell>
          <table:table-cell office:value-type="float" office:value="257000" calcext:value-type="float">
            <text:p>257,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789 Oak Street, County C, ST 22222 - The Spirit House</text:p>
          </table:table-cell>
          <table:table-cell table:style-name="ce12" office:value-type="float" office:value="60000" calcext:value-type="float">
            <text:p><text:s/>$60,000 </text:p>
          </table:table-cell>
          <table:table-cell table:style-name="ce12" table:formula="of:=+[.B50]*[.C$1]" office:value-type="float" office:value="78000" calcext:value-type="float">
            <text:p><text:s/>$78,000 </text:p>
          </table:table-cell>
          <table:table-cell table:style-name="ce12" table:formula="of:=+[.C50]*[.D$1]" office:value-type="float" office:value="117000" calcext:value-type="float">
            <text:p><text:s/>$117,000 </text:p>
          </table:table-cell>
          <table:table-cell table:style-name="ce12"/>
          <table:table-cell table:style-name="ce32" table:formula="of:=[.C50]+[.E50]" office:value-type="float" office:value="78000" calcext:value-type="float">
            <text:p><text:s/>$78,000 </text:p>
          </table:table-cell>
          <table:table-cell table:style-name="ce43" table:formula="of:=[.F50]*75%" office:value-type="float" office:value="58500" calcext:value-type="float">
            <text:p><text:s/>$58,500 </text:p>
          </table:table-cell>
          <table:table-cell table:style-name="ce43" table:number-columns-repeated="2"/>
          <table:table-cell table:style-name="ce48" table:formula="of:=IF([.F50]&gt;25000000;25000000;[.F50])" office:value-type="float" office:value="78000" calcext:value-type="float">
            <text:p><text:s/>$78,000 </text:p>
          </table:table-cell>
          <table:table-cell table:style-name="ce48" table:formula="of:=IF([.G50]&gt;25000000;25000000;[.G50])" office:value-type="float" office:value="58500" calcext:value-type="float">
            <text:p><text:s/>$58,500 </text:p>
          </table:table-cell>
          <table:table-cell table:style-name="ce54" table:formula="of:=IF([.F50]&gt;50000000;25000000;IF([.F50]&gt;25000000;[.F50]-25000000;0))" office:value-type="float" office:value="0" calcext:value-type="float">
            <text:p><text:s/>$- <text:s text:c="2"/></text:p>
          </table:table-cell>
          <table:table-cell table:style-name="ce59" table:formula="of:=IF([.G50]&gt;50000000;25000000;IF([.G50]&gt;25000000;[.G50]-25000000;0))" office:value-type="float" office:value="0" calcext:value-type="float">
            <text:p><text:s/>$- <text:s text:c="2"/></text:p>
          </table:table-cell>
          <table:table-cell table:style-name="ce54" table:formula="of:=IF([.F50]&gt;57500000;25000000;IF([.F50]&gt;25000000;[.F50]-25000000;0))" office:value-type="float" office:value="0" calcext:value-type="float">
            <text:p><text:s/>$- <text:s text:c="2"/></text:p>
          </table:table-cell>
          <table:table-cell table:style-name="ce64" table:formula="of:=IF([.G50]&gt;57500000;25000000;IF([.G50]&gt;25000000;[.G50]-25000000;0))" office:value-type="float" office:value="0" calcext:value-type="float">
            <text:p><text:s/>$- <text:s text:c="2"/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Concrete Tilt-Up</text:p>
          </table:table-cell>
          <table:table-cell office:value-type="float" office:value="5000" calcext:value-type="float">
            <text:p>5,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321 Elm Street, County D, ST 33333 - The Whiskey Den</text:p>
          </table:table-cell>
          <table:table-cell table:style-name="ce12" office:value-type="float" office:value="59000" calcext:value-type="float">
            <text:p><text:s/>$59,000 </text:p>
          </table:table-cell>
          <table:table-cell table:style-name="ce12" table:formula="of:=+[.B51]*[.C$1]" office:value-type="float" office:value="76700" calcext:value-type="float">
            <text:p><text:s/>$76,700 </text:p>
          </table:table-cell>
          <table:table-cell table:style-name="ce12" table:formula="of:=+[.C51]*[.D$1]" office:value-type="float" office:value="115050" calcext:value-type="float">
            <text:p><text:s/>$115,050 </text:p>
          </table:table-cell>
          <table:table-cell table:style-name="ce12" office:value-type="float" office:value="0" calcext:value-type="float">
            <text:p><text:s/>$- <text:s text:c="2"/></text:p>
          </table:table-cell>
          <table:table-cell table:style-name="ce32" table:formula="of:=[.C51]+[.E51]" office:value-type="float" office:value="76700" calcext:value-type="float">
            <text:p><text:s/>$76,700 </text:p>
          </table:table-cell>
          <table:table-cell table:style-name="ce43" table:formula="of:=[.F51]*75%" office:value-type="float" office:value="57525" calcext:value-type="float">
            <text:p><text:s/>$57,525 </text:p>
          </table:table-cell>
          <table:table-cell table:style-name="ce43" table:number-columns-repeated="2"/>
          <table:table-cell table:style-name="ce48" table:formula="of:=IF([.F51]&gt;25000000;25000000;[.F51])" office:value-type="float" office:value="76700" calcext:value-type="float">
            <text:p><text:s/>$76,700 </text:p>
          </table:table-cell>
          <table:table-cell table:style-name="ce48" table:formula="of:=IF([.G51]&gt;25000000;25000000;[.G51])" office:value-type="float" office:value="57525" calcext:value-type="float">
            <text:p><text:s/>$57,525 </text:p>
          </table:table-cell>
          <table:table-cell table:style-name="ce54" table:formula="of:=IF([.F51]&gt;50000000;25000000;IF([.F51]&gt;25000000;[.F51]-25000000;0))" office:value-type="float" office:value="0" calcext:value-type="float">
            <text:p><text:s/>$- <text:s text:c="2"/></text:p>
          </table:table-cell>
          <table:table-cell table:style-name="ce59" table:formula="of:=IF([.G51]&gt;50000000;25000000;IF([.G51]&gt;25000000;[.G51]-25000000;0))" office:value-type="float" office:value="0" calcext:value-type="float">
            <text:p><text:s/>$- <text:s text:c="2"/></text:p>
          </table:table-cell>
          <table:table-cell table:style-name="ce54" table:formula="of:=IF([.F51]&gt;57500000;25000000;IF([.F51]&gt;25000000;[.F51]-25000000;0))" office:value-type="float" office:value="0" calcext:value-type="float">
            <text:p><text:s/>$- <text:s text:c="2"/></text:p>
          </table:table-cell>
          <table:table-cell table:style-name="ce64" table:formula="of:=IF([.G51]&gt;57500000;25000000;IF([.G51]&gt;25000000;[.G51]-25000000;0))" office:value-type="float" office:value="0" calcext:value-type="float">
            <text:p><text:s/>$- <text:s text:c="2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etal/Concrete</text:p>
          </table:table-cell>
          <table:table-cell office:value-type="float" office:value="10000" calcext:value-type="float">
            <text:p>10,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159 Pine Street, County E, ST 44444 - The Craft Brewery</text:p>
          </table:table-cell>
          <table:table-cell table:style-name="ce12"/>
          <table:table-cell table:style-name="ce12" table:formula="of:=+[.B52]*[.C$1]" office:value-type="float" office:value="0" calcext:value-type="float">
            <text:p><text:s/>$- <text:s text:c="2"/></text:p>
          </table:table-cell>
          <table:table-cell table:style-name="ce12" table:formula="of:=+[.C52]*[.D$1]" office:value-type="float" office:value="0" calcext:value-type="float">
            <text:p><text:s/>$- <text:s text:c="2"/></text:p>
          </table:table-cell>
          <table:table-cell table:style-name="ce12"/>
          <table:table-cell table:style-name="ce32" table:formula="of:=[.C52]+[.E52]" office:value-type="float" office:value="0" calcext:value-type="float">
            <text:p><text:s/>$- <text:s text:c="2"/></text:p>
          </table:table-cell>
          <table:table-cell table:style-name="ce43" table:formula="of:=[.F52]*75%" office:value-type="float" office:value="0" calcext:value-type="float">
            <text:p><text:s/>$- <text:s text:c="2"/></text:p>
          </table:table-cell>
          <table:table-cell table:style-name="ce43" table:number-columns-repeated="2"/>
          <table:table-cell table:style-name="ce48" table:formula="of:=IF([.F52]&gt;25000000;25000000;[.F52])" office:value-type="float" office:value="0" calcext:value-type="float">
            <text:p><text:s/>$- <text:s text:c="2"/></text:p>
          </table:table-cell>
          <table:table-cell table:style-name="ce48" table:formula="of:=IF([.G52]&gt;25000000;25000000;[.G52])" office:value-type="float" office:value="0" calcext:value-type="float">
            <text:p><text:s/>$- <text:s text:c="2"/></text:p>
          </table:table-cell>
          <table:table-cell table:style-name="ce54" table:formula="of:=IF([.F52]&gt;50000000;25000000;IF([.F52]&gt;25000000;[.F52]-25000000;0))" office:value-type="float" office:value="0" calcext:value-type="float">
            <text:p><text:s/>$- <text:s text:c="2"/></text:p>
          </table:table-cell>
          <table:table-cell table:style-name="ce59" table:formula="of:=IF([.G52]&gt;50000000;25000000;IF([.G52]&gt;25000000;[.G52]-25000000;0))" office:value-type="float" office:value="0" calcext:value-type="float">
            <text:p><text:s/>$- <text:s text:c="2"/></text:p>
          </table:table-cell>
          <table:table-cell table:style-name="ce54" table:formula="of:=IF([.F52]&gt;57500000;25000000;IF([.F52]&gt;25000000;[.F52]-25000000;0))" office:value-type="float" office:value="0" calcext:value-type="float">
            <text:p><text:s/>$- <text:s text:c="2"/></text:p>
          </table:table-cell>
          <table:table-cell table:style-name="ce64" table:formula="of:=IF([.G52]&gt;57500000;25000000;IF([.G52]&gt;25000000;[.G52]-25000000;0))" office:value-type="float" office:value="0" calcext:value-type="float">
            <text:p><text:s/>$- <text:s text:c="2"/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odified Fire Resistive</text:p>
          </table:table-cell>
          <table:table-cell office:value-type="float" office:value="41000" calcext:value-type="float">
            <text:p>41,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753 Cedar Street, County F, ST 55555 - The Distillery</text:p>
          </table:table-cell>
          <table:table-cell table:style-name="ce12"/>
          <table:table-cell table:style-name="ce12" table:formula="of:=+[.B53]*[.C$1]" office:value-type="float" office:value="0" calcext:value-type="float">
            <text:p><text:s/>$- <text:s text:c="2"/></text:p>
          </table:table-cell>
          <table:table-cell table:style-name="ce12" table:formula="of:=+[.C53]*[.D$1]" office:value-type="float" office:value="0" calcext:value-type="float">
            <text:p><text:s/>$- <text:s text:c="2"/></text:p>
          </table:table-cell>
          <table:table-cell table:style-name="ce12" office:value-type="float" office:value="215000" calcext:value-type="float">
            <text:p><text:s/>$215,000 </text:p>
          </table:table-cell>
          <table:table-cell table:style-name="ce32" table:formula="of:=[.C53]+[.E53]" office:value-type="float" office:value="215000" calcext:value-type="float">
            <text:p><text:s/>$215,000 </text:p>
          </table:table-cell>
          <table:table-cell table:style-name="ce43" table:formula="of:=[.F53]*75%" office:value-type="float" office:value="161250" calcext:value-type="float">
            <text:p><text:s/>$161,250 </text:p>
          </table:table-cell>
          <table:table-cell table:style-name="ce43" table:number-columns-repeated="2"/>
          <table:table-cell table:style-name="ce48" table:formula="of:=IF([.F53]&gt;25000000;25000000;[.F53])" office:value-type="float" office:value="215000" calcext:value-type="float">
            <text:p><text:s/>$215,000 </text:p>
          </table:table-cell>
          <table:table-cell table:style-name="ce48" table:formula="of:=IF([.G53]&gt;25000000;25000000;[.G53])" office:value-type="float" office:value="161250" calcext:value-type="float">
            <text:p><text:s/>$161,250 </text:p>
          </table:table-cell>
          <table:table-cell table:style-name="ce54" table:formula="of:=IF([.F53]&gt;50000000;25000000;IF([.F53]&gt;25000000;[.F53]-25000000;0))" office:value-type="float" office:value="0" calcext:value-type="float">
            <text:p><text:s/>$- <text:s text:c="2"/></text:p>
          </table:table-cell>
          <table:table-cell table:style-name="ce59" table:formula="of:=IF([.G53]&gt;50000000;25000000;IF([.G53]&gt;25000000;[.G53]-25000000;0))" office:value-type="float" office:value="0" calcext:value-type="float">
            <text:p><text:s/>$- <text:s text:c="2"/></text:p>
          </table:table-cell>
          <table:table-cell table:style-name="ce54" table:formula="of:=IF([.F53]&gt;57500000;25000000;IF([.F53]&gt;25000000;[.F53]-25000000;0))" office:value-type="float" office:value="0" calcext:value-type="float">
            <text:p><text:s/>$- <text:s text:c="2"/></text:p>
          </table:table-cell>
          <table:table-cell table:style-name="ce64" table:formula="of:=IF([.G53]&gt;57500000;25000000;IF([.G53]&gt;25000000;[.G53]-25000000;0))" office:value-type="float" office:value="0" calcext:value-type="float">
            <text:p><text:s/>$- <text:s text:c="2"/>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Concrete</text:p>
          </table:table-cell>
          <table:table-cell office:value-type="float" office:value="12000" calcext:value-type="float">
            <text:p>12,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951 Maple Street, County G, ST 66666 - The Taproom</text:p>
          </table:table-cell>
          <table:table-cell table:style-name="ce12" office:value-type="float" office:value="3500" calcext:value-type="float">
            <text:p><text:s/>$3,500 </text:p>
          </table:table-cell>
          <table:table-cell table:style-name="ce12" table:formula="of:=+[.B54]*[.C$1]" office:value-type="float" office:value="4550" calcext:value-type="float">
            <text:p><text:s/>$4,550 </text:p>
          </table:table-cell>
          <table:table-cell table:style-name="ce12" table:formula="of:=+[.C54]*[.D$1]" office:value-type="float" office:value="6825" calcext:value-type="float">
            <text:p><text:s/>$6,825 </text:p>
          </table:table-cell>
          <table:table-cell table:style-name="ce12"/>
          <table:table-cell table:style-name="ce32" table:formula="of:=[.C54]+[.E54]" office:value-type="float" office:value="4550" calcext:value-type="float">
            <text:p><text:s/>$4,550 </text:p>
          </table:table-cell>
          <table:table-cell table:style-name="ce43" table:formula="of:=[.F54]*75%" office:value-type="float" office:value="3412.5" calcext:value-type="float">
            <text:p><text:s/>$3,413 </text:p>
          </table:table-cell>
          <table:table-cell table:style-name="ce43" table:number-columns-repeated="2"/>
          <table:table-cell table:style-name="ce48" table:formula="of:=IF([.F54]&gt;25000000;25000000;[.F54])" office:value-type="float" office:value="4550" calcext:value-type="float">
            <text:p><text:s/>$4,550 </text:p>
          </table:table-cell>
          <table:table-cell table:style-name="ce48" table:formula="of:=IF([.G54]&gt;25000000;25000000;[.G54])" office:value-type="float" office:value="3412.5" calcext:value-type="float">
            <text:p><text:s/>$3,413 </text:p>
          </table:table-cell>
          <table:table-cell table:style-name="ce54" table:formula="of:=IF([.F54]&gt;50000000;25000000;IF([.F54]&gt;25000000;[.F54]-25000000;0))" office:value-type="float" office:value="0" calcext:value-type="float">
            <text:p><text:s/>$- <text:s text:c="2"/></text:p>
          </table:table-cell>
          <table:table-cell table:style-name="ce59" table:formula="of:=IF([.G54]&gt;50000000;25000000;IF([.G54]&gt;25000000;[.G54]-25000000;0))" office:value-type="float" office:value="0" calcext:value-type="float">
            <text:p><text:s/>$- <text:s text:c="2"/></text:p>
          </table:table-cell>
          <table:table-cell table:style-name="ce54" table:formula="of:=IF([.F54]&gt;57500000;25000000;IF([.F54]&gt;25000000;[.F54]-25000000;0))" office:value-type="float" office:value="0" calcext:value-type="float">
            <text:p><text:s/>$- <text:s text:c="2"/></text:p>
          </table:table-cell>
          <table:table-cell table:style-name="ce64" table:formula="of:=IF([.G54]&gt;57500000;25000000;IF([.G54]&gt;25000000;[.G54]-25000000;0))" office:value-type="float" office:value="0" calcext:value-type="float">
            <text:p><text:s/>$- <text:s text:c="2"/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ncrete Tilt-Up</text:p>
          </table:table-cell>
          <table:table-cell office:value-type="float" office:value="65000" calcext:value-type="float">
            <text:p>65,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147 Birch Street, County H, ST 77777 - The Brewhouse</text:p>
          </table:table-cell>
          <table:table-cell table:style-name="ce12"/>
          <table:table-cell table:style-name="ce12" table:formula="of:=+[.B55]*[.C$1]" office:value-type="float" office:value="0" calcext:value-type="float">
            <text:p><text:s/>$- <text:s text:c="2"/></text:p>
          </table:table-cell>
          <table:table-cell table:style-name="ce12" table:formula="of:=+[.C55]*[.D$1]" office:value-type="float" office:value="0" calcext:value-type="float">
            <text:p><text:s/>$- <text:s text:c="2"/></text:p>
          </table:table-cell>
          <table:table-cell table:style-name="ce12"/>
          <table:table-cell table:style-name="ce32" table:formula="of:=[.C55]+[.E55]" office:value-type="float" office:value="0" calcext:value-type="float">
            <text:p><text:s/>$- <text:s text:c="2"/></text:p>
          </table:table-cell>
          <table:table-cell table:style-name="ce43" table:formula="of:=[.F55]*75%" office:value-type="float" office:value="0" calcext:value-type="float">
            <text:p><text:s/>$- <text:s text:c="2"/></text:p>
          </table:table-cell>
          <table:table-cell table:style-name="ce43" table:number-columns-repeated="2"/>
          <table:table-cell table:style-name="ce48" table:formula="of:=IF([.F55]&gt;25000000;25000000;[.F55])" office:value-type="float" office:value="0" calcext:value-type="float">
            <text:p><text:s/>$- <text:s text:c="2"/></text:p>
          </table:table-cell>
          <table:table-cell table:style-name="ce48" table:formula="of:=IF([.G55]&gt;25000000;25000000;[.G55])" office:value-type="float" office:value="0" calcext:value-type="float">
            <text:p><text:s/>$- <text:s text:c="2"/></text:p>
          </table:table-cell>
          <table:table-cell table:style-name="ce54" table:formula="of:=IF([.F55]&gt;50000000;25000000;IF([.F55]&gt;25000000;[.F55]-25000000;0))" office:value-type="float" office:value="0" calcext:value-type="float">
            <text:p><text:s/>$- <text:s text:c="2"/></text:p>
          </table:table-cell>
          <table:table-cell table:style-name="ce59" table:formula="of:=IF([.G55]&gt;50000000;25000000;IF([.G55]&gt;25000000;[.G55]-25000000;0))" office:value-type="float" office:value="0" calcext:value-type="float">
            <text:p><text:s/>$- <text:s text:c="2"/></text:p>
          </table:table-cell>
          <table:table-cell table:style-name="ce54" table:formula="of:=IF([.F55]&gt;57500000;25000000;IF([.F55]&gt;25000000;[.F55]-25000000;0))" office:value-type="float" office:value="0" calcext:value-type="float">
            <text:p><text:s/>$- <text:s text:c="2"/></text:p>
          </table:table-cell>
          <table:table-cell table:style-name="ce64" table:formula="of:=IF([.G55]&gt;57500000;25000000;IF([.G55]&gt;25000000;[.G55]-25000000;0))" office:value-type="float" office:value="0" calcext:value-type="float">
            <text:p><text:s/>$- <text:s text:c="2"/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rame</text:p>
          </table:table-cell>
          <table:table-cell office:value-type="float" office:value="10000" calcext:value-type="float">
            <text:p>10,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659 Willow Street, County I, ST 88888 - The Alehouse</text:p>
          </table:table-cell>
          <table:table-cell table:style-name="ce12" office:value-type="float" office:value="120000" calcext:value-type="float">
            <text:p><text:s/>$120,000 </text:p>
          </table:table-cell>
          <table:table-cell table:style-name="ce12" table:formula="of:=+[.B56]*[.C$1]" office:value-type="float" office:value="156000" calcext:value-type="float">
            <text:p><text:s/>$156,000 </text:p>
          </table:table-cell>
          <table:table-cell table:style-name="ce12" table:formula="of:=+[.C56]*[.D$1]" office:value-type="float" office:value="234000" calcext:value-type="float">
            <text:p><text:s/>$234,000 </text:p>
          </table:table-cell>
          <table:table-cell table:style-name="ce12" office:value-type="float" office:value="420000" calcext:value-type="float">
            <text:p><text:s/>$420,000 </text:p>
          </table:table-cell>
          <table:table-cell table:style-name="ce32" table:formula="of:=[.C56]+[.E56]" office:value-type="float" office:value="576000" calcext:value-type="float">
            <text:p><text:s/>$576,000 </text:p>
          </table:table-cell>
          <table:table-cell table:style-name="ce43" table:formula="of:=[.F56]*75%" office:value-type="float" office:value="432000" calcext:value-type="float">
            <text:p><text:s/>$432,000 </text:p>
          </table:table-cell>
          <table:table-cell table:style-name="ce43" table:number-columns-repeated="2"/>
          <table:table-cell table:style-name="ce48" table:formula="of:=IF([.F56]&gt;25000000;25000000;[.F56])" office:value-type="float" office:value="576000" calcext:value-type="float">
            <text:p><text:s/>$576,000 </text:p>
          </table:table-cell>
          <table:table-cell table:style-name="ce48" table:formula="of:=IF([.G56]&gt;25000000;25000000;[.G56])" office:value-type="float" office:value="432000" calcext:value-type="float">
            <text:p><text:s/>$432,000 </text:p>
          </table:table-cell>
          <table:table-cell table:style-name="ce54" table:formula="of:=IF([.F56]&gt;50000000;25000000;IF([.F56]&gt;25000000;[.F56]-25000000;0))" office:value-type="float" office:value="0" calcext:value-type="float">
            <text:p><text:s/>$- <text:s text:c="2"/></text:p>
          </table:table-cell>
          <table:table-cell table:style-name="ce59" table:formula="of:=IF([.G56]&gt;50000000;25000000;IF([.G56]&gt;25000000;[.G56]-25000000;0))" office:value-type="float" office:value="0" calcext:value-type="float">
            <text:p><text:s/>$- <text:s text:c="2"/></text:p>
          </table:table-cell>
          <table:table-cell table:style-name="ce54" table:formula="of:=IF([.F56]&gt;57500000;25000000;IF([.F56]&gt;25000000;[.F56]-25000000;0))" office:value-type="float" office:value="0" calcext:value-type="float">
            <text:p><text:s/>$- <text:s text:c="2"/></text:p>
          </table:table-cell>
          <table:table-cell table:style-name="ce64" table:formula="of:=IF([.G56]&gt;57500000;25000000;IF([.G56]&gt;25000000;[.G56]-25000000;0))" office:value-type="float" office:value="0" calcext:value-type="float">
            <text:p><text:s/>$- <text:s text:c="2"/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odified Fire Resistive</text:p>
          </table:table-cell>
          <table:table-cell office:value-type="float" office:value="6000" calcext:value-type="float">
            <text:p>6,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852 Spruce Street, County J, ST 99999 - The Cider Mill</text:p>
          </table:table-cell>
          <table:table-cell table:style-name="ce12"/>
          <table:table-cell table:style-name="ce12" table:formula="of:=+[.B57]*[.C$1]" office:value-type="float" office:value="0" calcext:value-type="float">
            <text:p><text:s/>$- <text:s text:c="2"/></text:p>
          </table:table-cell>
          <table:table-cell table:style-name="ce12" table:formula="of:=+[.C57]*[.D$1]" office:value-type="float" office:value="0" calcext:value-type="float">
            <text:p><text:s/>$- <text:s text:c="2"/></text:p>
          </table:table-cell>
          <table:table-cell table:style-name="ce12"/>
          <table:table-cell table:style-name="ce32" table:formula="of:=[.C57]+[.E57]" office:value-type="float" office:value="0" calcext:value-type="float">
            <text:p><text:s/>$- <text:s text:c="2"/></text:p>
          </table:table-cell>
          <table:table-cell table:style-name="ce43" table:formula="of:=[.F57]*75%" office:value-type="float" office:value="0" calcext:value-type="float">
            <text:p><text:s/>$- <text:s text:c="2"/></text:p>
          </table:table-cell>
          <table:table-cell table:style-name="ce43" table:number-columns-repeated="2"/>
          <table:table-cell table:style-name="ce48" table:formula="of:=IF([.F57]&gt;25000000;25000000;[.F57])" office:value-type="float" office:value="0" calcext:value-type="float">
            <text:p><text:s/>$- <text:s text:c="2"/></text:p>
          </table:table-cell>
          <table:table-cell table:style-name="ce48" table:formula="of:=IF([.G57]&gt;25000000;25000000;[.G57])" office:value-type="float" office:value="0" calcext:value-type="float">
            <text:p><text:s/>$- <text:s text:c="2"/></text:p>
          </table:table-cell>
          <table:table-cell table:style-name="ce54" table:formula="of:=IF([.F57]&gt;50000000;25000000;IF([.F57]&gt;25000000;[.F57]-25000000;0))" office:value-type="float" office:value="0" calcext:value-type="float">
            <text:p><text:s/>$- <text:s text:c="2"/></text:p>
          </table:table-cell>
          <table:table-cell table:style-name="ce59" table:formula="of:=IF([.G57]&gt;50000000;25000000;IF([.G57]&gt;25000000;[.G57]-25000000;0))" office:value-type="float" office:value="0" calcext:value-type="float">
            <text:p><text:s/>$- <text:s text:c="2"/></text:p>
          </table:table-cell>
          <table:table-cell table:style-name="ce54" table:formula="of:=IF([.F57]&gt;57500000;25000000;IF([.F57]&gt;25000000;[.F57]-25000000;0))" office:value-type="float" office:value="0" calcext:value-type="float">
            <text:p><text:s/>$- <text:s text:c="2"/></text:p>
          </table:table-cell>
          <table:table-cell table:style-name="ce64" table:formula="of:=IF([.G57]&gt;57500000;25000000;IF([.G57]&gt;25000000;[.G57]-25000000;0))" office:value-type="float" office:value="0" calcext:value-type="float">
            <text:p><text:s/>$- <text:s text:c="2"/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eel</text:p>
          </table:table-cell>
          <table:table-cell office:value-type="float" office:value="4000" calcext:value-type="float">
            <text:p>4,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741 Cedar Street, County K, ST 00000 - The Tasting Room</text:p>
          </table:table-cell>
          <table:table-cell table:style-name="ce12" office:value-type="float" office:value="350000" calcext:value-type="float">
            <text:p><text:s/>$350,000 </text:p>
          </table:table-cell>
          <table:table-cell table:style-name="ce12" table:formula="of:=+[.B58]*[.C$1]" office:value-type="float" office:value="455000" calcext:value-type="float">
            <text:p><text:s/>$455,000 </text:p>
          </table:table-cell>
          <table:table-cell table:style-name="ce12" table:formula="of:=+[.C58]*[.D$1]" office:value-type="float" office:value="682500" calcext:value-type="float">
            <text:p><text:s/>$682,500 </text:p>
          </table:table-cell>
          <table:table-cell table:style-name="ce12"/>
          <table:table-cell table:style-name="ce32" table:formula="of:=[.C58]+[.E58]" office:value-type="float" office:value="455000" calcext:value-type="float">
            <text:p><text:s/>$455,000 </text:p>
          </table:table-cell>
          <table:table-cell table:style-name="ce43" table:formula="of:=[.F58]*75%" office:value-type="float" office:value="341250" calcext:value-type="float">
            <text:p><text:s/>$341,250 </text:p>
          </table:table-cell>
          <table:table-cell table:style-name="ce43" table:number-columns-repeated="2"/>
          <table:table-cell table:style-name="ce48" table:formula="of:=IF([.F58]&gt;25000000;25000000;[.F58])" office:value-type="float" office:value="455000" calcext:value-type="float">
            <text:p><text:s/>$455,000 </text:p>
          </table:table-cell>
          <table:table-cell table:style-name="ce48" table:formula="of:=IF([.G58]&gt;25000000;25000000;[.G58])" office:value-type="float" office:value="341250" calcext:value-type="float">
            <text:p><text:s/>$341,250 </text:p>
          </table:table-cell>
          <table:table-cell table:style-name="ce54" table:formula="of:=IF([.F58]&gt;50000000;25000000;IF([.F58]&gt;25000000;[.F58]-25000000;0))" office:value-type="float" office:value="0" calcext:value-type="float">
            <text:p><text:s/>$- <text:s text:c="2"/></text:p>
          </table:table-cell>
          <table:table-cell table:style-name="ce59" table:formula="of:=IF([.G58]&gt;50000000;25000000;IF([.G58]&gt;25000000;[.G58]-25000000;0))" office:value-type="float" office:value="0" calcext:value-type="float">
            <text:p><text:s/>$- <text:s text:c="2"/></text:p>
          </table:table-cell>
          <table:table-cell table:style-name="ce54" table:formula="of:=IF([.F58]&gt;57500000;25000000;IF([.F58]&gt;25000000;[.F58]-25000000;0))" office:value-type="float" office:value="0" calcext:value-type="float">
            <text:p><text:s/>$- <text:s text:c="2"/></text:p>
          </table:table-cell>
          <table:table-cell table:style-name="ce64" table:formula="of:=IF([.G58]&gt;57500000;25000000;IF([.G58]&gt;25000000;[.G58]-25000000;0))" office:value-type="float" office:value="0" calcext:value-type="float">
            <text:p><text:s/>$- <text:s text:c="2"/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ne Block</text:p>
          </table:table-cell>
          <table:table-cell office:value-type="float" office:value="5000" calcext:value-type="float">
            <text:p>5,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528 Oak Street, County L, ST 11111 - The Barrel House</text:p>
          </table:table-cell>
          <table:table-cell table:style-name="ce12" table:number-columns-repeated="3"/>
          <table:table-cell table:style-name="ce12" office:value-type="float" office:value="12000000" calcext:value-type="float">
            <text:p><text:s/>$12,000,000 </text:p>
          </table:table-cell>
          <table:table-cell table:style-name="ce32" table:formula="of:=[.C59]+[.E59]" office:value-type="float" office:value="12000000" calcext:value-type="float">
            <text:p><text:s/>$12,000,000 </text:p>
          </table:table-cell>
          <table:table-cell table:style-name="ce43" table:formula="of:=[.F59]*75%" office:value-type="float" office:value="9000000" calcext:value-type="float">
            <text:p><text:s/>$9,000,000 </text:p>
          </table:table-cell>
          <table:table-cell table:style-name="ce43" table:number-columns-repeated="2"/>
          <table:table-cell table:style-name="ce48" table:formula="of:=IF([.F59]&gt;25000000;25000000;[.F59])" office:value-type="float" office:value="12000000" calcext:value-type="float">
            <text:p><text:s/>$12,000,000 </text:p>
          </table:table-cell>
          <table:table-cell table:style-name="ce48" table:formula="of:=IF([.G59]&gt;25000000;25000000;[.G59])" office:value-type="float" office:value="9000000" calcext:value-type="float">
            <text:p><text:s/>$9,000,000 </text:p>
          </table:table-cell>
          <table:table-cell table:style-name="ce54" table:formula="of:=IF([.F59]&gt;50000000;25000000;IF([.F59]&gt;25000000;[.F59]-25000000;0))" office:value-type="float" office:value="0" calcext:value-type="float">
            <text:p><text:s/>$- <text:s text:c="2"/></text:p>
          </table:table-cell>
          <table:table-cell table:style-name="ce59" table:formula="of:=IF([.G59]&gt;50000000;25000000;IF([.G59]&gt;25000000;[.G59]-25000000;0))" office:value-type="float" office:value="0" calcext:value-type="float">
            <text:p><text:s/>$- <text:s text:c="2"/></text:p>
          </table:table-cell>
          <table:table-cell table:style-name="ce54" table:formula="of:=IF([.F59]&gt;57500000;25000000;IF([.F59]&gt;25000000;[.F59]-25000000;0))" office:value-type="float" office:value="0" calcext:value-type="float">
            <text:p><text:s/>$- <text:s text:c="2"/></text:p>
          </table:table-cell>
          <table:table-cell table:style-name="ce64" table:formula="of:=IF([.G59]&gt;57500000;25000000;IF([.G59]&gt;25000000;[.G59]-25000000;0))" office:value-type="float" office:value="0" calcext:value-type="float">
            <text:p><text:s/>$- <text:s text:c="2"/>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319 Pine Street, County M, ST 22222 - The Taproom</text:p>
          </table:table-cell>
          <table:table-cell table:style-name="ce12" table:number-columns-repeated="3"/>
          <table:table-cell table:style-name="ce12" office:value-type="float" office:value="6000000" calcext:value-type="float">
            <text:p><text:s/>$6,000,000 </text:p>
          </table:table-cell>
          <table:table-cell table:style-name="ce32" table:formula="of:=[.C60]+[.E60]" office:value-type="float" office:value="6000000" calcext:value-type="float">
            <text:p><text:s/>$6,000,000 </text:p>
          </table:table-cell>
          <table:table-cell table:style-name="ce43" table:formula="of:=[.F60]*75%" office:value-type="float" office:value="4500000" calcext:value-type="float">
            <text:p><text:s/>$4,500,000 </text:p>
          </table:table-cell>
          <table:table-cell table:style-name="ce43" table:number-columns-repeated="2"/>
          <table:table-cell table:style-name="ce48" table:formula="of:=IF([.F60]&gt;25000000;25000000;[.F60])" office:value-type="float" office:value="6000000" calcext:value-type="float">
            <text:p><text:s/>$6,000,000 </text:p>
          </table:table-cell>
          <table:table-cell table:style-name="ce48" table:formula="of:=IF([.G60]&gt;25000000;25000000;[.G60])" office:value-type="float" office:value="4500000" calcext:value-type="float">
            <text:p><text:s/>$4,500,000 </text:p>
          </table:table-cell>
          <table:table-cell table:style-name="ce54" table:formula="of:=IF([.F60]&gt;50000000;25000000;IF([.F60]&gt;25000000;[.F60]-25000000;0))" office:value-type="float" office:value="0" calcext:value-type="float">
            <text:p><text:s/>$- <text:s text:c="2"/></text:p>
          </table:table-cell>
          <table:table-cell table:style-name="ce59" table:formula="of:=IF([.G60]&gt;50000000;25000000;IF([.G60]&gt;25000000;[.G60]-25000000;0))" office:value-type="float" office:value="0" calcext:value-type="float">
            <text:p><text:s/>$- <text:s text:c="2"/></text:p>
          </table:table-cell>
          <table:table-cell table:style-name="ce54" table:formula="of:=IF([.F60]&gt;57500000;25000000;IF([.F60]&gt;25000000;[.F60]-25000000;0))" office:value-type="float" office:value="0" calcext:value-type="float">
            <text:p><text:s/>$- <text:s text:c="2"/></text:p>
          </table:table-cell>
          <table:table-cell table:style-name="ce64" table:formula="of:=IF([.G60]&gt;57500000;25000000;IF([.G60]&gt;25000000;[.G60]-25000000;0))" office:value-type="float" office:value="0" calcext:value-type="float">
            <text:p><text:s/>$- <text:s text:c="2"/></text:p>
          </table:table-cell>
          <table:table-cell office:value-type="float" office:value="1960" calcext:value-type="float">
            <text:p>1960</text:p>
          </table:table-cell>
          <table:table-cell table:style-name="ce71" office:value-type="string" calcext:value-type="string">
            <text:p>Steel</text:p>
          </table:table-cell>
          <table:table-cell office:value-type="float" office:value="50000" calcext:value-type="float">
            <text:p>50,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147 Birch Street, County N, ST 33333 - The Bottle Shop</text:p>
          </table:table-cell>
          <table:table-cell table:style-name="ce12" table:number-columns-repeated="3"/>
          <table:table-cell table:style-name="ce12" office:value-type="float" office:value="430000" calcext:value-type="float">
            <text:p><text:s/>$430,000 </text:p>
          </table:table-cell>
          <table:table-cell table:style-name="ce32" table:formula="of:=[.C61]+[.E61]" office:value-type="float" office:value="430000" calcext:value-type="float">
            <text:p><text:s/>$430,000 </text:p>
          </table:table-cell>
          <table:table-cell table:style-name="ce43" table:formula="of:=[.F61]*75%" office:value-type="float" office:value="322500" calcext:value-type="float">
            <text:p><text:s/>$322,500 </text:p>
          </table:table-cell>
          <table:table-cell table:style-name="ce43" table:number-columns-repeated="2"/>
          <table:table-cell table:style-name="ce48" table:formula="of:=IF([.F61]&gt;25000000;25000000;[.F61])" office:value-type="float" office:value="430000" calcext:value-type="float">
            <text:p><text:s/>$430,000 </text:p>
          </table:table-cell>
          <table:table-cell table:style-name="ce48" table:formula="of:=IF([.G61]&gt;25000000;25000000;[.G61])" office:value-type="float" office:value="322500" calcext:value-type="float">
            <text:p><text:s/>$322,500 </text:p>
          </table:table-cell>
          <table:table-cell table:style-name="ce54" table:formula="of:=IF([.F61]&gt;50000000;25000000;IF([.F61]&gt;25000000;[.F61]-25000000;0))" office:value-type="float" office:value="0" calcext:value-type="float">
            <text:p><text:s/>$- <text:s text:c="2"/></text:p>
          </table:table-cell>
          <table:table-cell table:style-name="ce59" table:formula="of:=IF([.G61]&gt;50000000;25000000;IF([.G61]&gt;25000000;[.G61]-25000000;0))" office:value-type="float" office:value="0" calcext:value-type="float">
            <text:p><text:s/>$- <text:s text:c="2"/></text:p>
          </table:table-cell>
          <table:table-cell table:style-name="ce54" table:formula="of:=IF([.F61]&gt;57500000;25000000;IF([.F61]&gt;25000000;[.F61]-25000000;0))" office:value-type="float" office:value="0" calcext:value-type="float">
            <text:p><text:s/>$- <text:s text:c="2"/></text:p>
          </table:table-cell>
          <table:table-cell table:style-name="ce64" table:formula="of:=IF([.G61]&gt;57500000;25000000;IF([.G61]&gt;25000000;[.G61]-25000000;0))" office:value-type="float" office:value="0" calcext:value-type="float">
            <text:p><text:s/>$- <text:s text:c="2"/>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659 Willow Street, County O, ST 44444 - The Pub</text:p>
          </table:table-cell>
          <table:table-cell table:style-name="ce12" table:number-columns-repeated="3"/>
          <table:table-cell table:style-name="ce17" office:value-type="float" office:value="0" calcext:value-type="float">
            <text:p><text:s/>$- <text:s text:c="2"/></text:p>
          </table:table-cell>
          <table:table-cell table:style-name="ce32" table:formula="of:=[.C62]+[.E62]" office:value-type="float" office:value="0" calcext:value-type="float">
            <text:p><text:s/>$- <text:s text:c="2"/></text:p>
          </table:table-cell>
          <table:table-cell table:style-name="ce43" table:formula="of:=[.F62]*75%" office:value-type="float" office:value="0" calcext:value-type="float">
            <text:p><text:s/>$- <text:s text:c="2"/></text:p>
          </table:table-cell>
          <table:table-cell table:style-name="ce43" table:number-columns-repeated="2"/>
          <table:table-cell table:style-name="ce48" table:formula="of:=IF([.F62]&gt;25000000;25000000;[.F62])" office:value-type="float" office:value="0" calcext:value-type="float">
            <text:p><text:s/>$- <text:s text:c="2"/></text:p>
          </table:table-cell>
          <table:table-cell table:style-name="ce48" table:formula="of:=IF([.G62]&gt;25000000;25000000;[.G62])" office:value-type="float" office:value="0" calcext:value-type="float">
            <text:p><text:s/>$- <text:s text:c="2"/></text:p>
          </table:table-cell>
          <table:table-cell table:style-name="ce54" table:formula="of:=IF([.F62]&gt;50000000;25000000;IF([.F62]&gt;25000000;[.F62]-25000000;0))" office:value-type="float" office:value="0" calcext:value-type="float">
            <text:p><text:s/>$- <text:s text:c="2"/></text:p>
          </table:table-cell>
          <table:table-cell table:style-name="ce59" table:formula="of:=IF([.G62]&gt;50000000;25000000;IF([.G62]&gt;25000000;[.G62]-25000000;0))" office:value-type="float" office:value="0" calcext:value-type="float">
            <text:p><text:s/>$- <text:s text:c="2"/></text:p>
          </table:table-cell>
          <table:table-cell table:style-name="ce54" table:formula="of:=IF([.F62]&gt;57500000;25000000;IF([.F62]&gt;25000000;[.F62]-25000000;0))" office:value-type="float" office:value="0" calcext:value-type="float">
            <text:p><text:s/>$- <text:s text:c="2"/></text:p>
          </table:table-cell>
          <table:table-cell table:style-name="ce64" table:formula="of:=IF([.G62]&gt;57500000;25000000;IF([.G62]&gt;25000000;[.G62]-25000000;0))" office:value-type="float" office:value="0" calcext:value-type="float">
            <text:p><text:s/>$- <text:s text:c="2"/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/Concrete</text:p>
          </table:table-cell>
          <table:table-cell office:value-type="float" office:value="65000" calcext:value-type="float">
            <text:p>65,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852 Spruce Street, County P, ST 55555 - The Brewery</text:p>
          </table:table-cell>
          <table:table-cell table:style-name="ce12" office:value-type="float" office:value="5000" calcext:value-type="float">
            <text:p><text:s/>$5,000 </text:p>
          </table:table-cell>
          <table:table-cell table:style-name="ce12" table:formula="of:=+[.B63]*[.C$1]" office:value-type="float" office:value="6500" calcext:value-type="float">
            <text:p><text:s/>$6,500 </text:p>
          </table:table-cell>
          <table:table-cell table:style-name="ce12" table:formula="of:=+[.C63]*[.D$1]" office:value-type="float" office:value="9750" calcext:value-type="float">
            <text:p><text:s/>$9,750 </text:p>
          </table:table-cell>
          <table:table-cell table:style-name="ce12" office:value-type="float" office:value="0" calcext:value-type="float">
            <text:p><text:s/>$- <text:s text:c="2"/></text:p>
          </table:table-cell>
          <table:table-cell table:style-name="ce32" table:formula="of:=[.C63]+[.E63]" office:value-type="float" office:value="6500" calcext:value-type="float">
            <text:p><text:s/>$6,500 </text:p>
          </table:table-cell>
          <table:table-cell table:style-name="ce43" table:formula="of:=[.F63]*75%" office:value-type="float" office:value="4875" calcext:value-type="float">
            <text:p><text:s/>$4,875 </text:p>
          </table:table-cell>
          <table:table-cell table:style-name="ce43" table:number-columns-repeated="2"/>
          <table:table-cell table:style-name="ce48" table:formula="of:=IF([.F63]&gt;25000000;25000000;[.F63])" office:value-type="float" office:value="6500" calcext:value-type="float">
            <text:p><text:s/>$6,500 </text:p>
          </table:table-cell>
          <table:table-cell table:style-name="ce48" table:formula="of:=IF([.G63]&gt;25000000;25000000;[.G63])" office:value-type="float" office:value="4875" calcext:value-type="float">
            <text:p><text:s/>$4,875 </text:p>
          </table:table-cell>
          <table:table-cell table:style-name="ce54" table:formula="of:=IF([.F63]&gt;50000000;25000000;IF([.F63]&gt;25000000;[.F63]-25000000;0))" office:value-type="float" office:value="0" calcext:value-type="float">
            <text:p><text:s/>$- <text:s text:c="2"/></text:p>
          </table:table-cell>
          <table:table-cell table:style-name="ce59" table:formula="of:=IF([.G63]&gt;50000000;25000000;IF([.G63]&gt;25000000;[.G63]-25000000;0))" office:value-type="float" office:value="0" calcext:value-type="float">
            <text:p><text:s/>$- <text:s text:c="2"/></text:p>
          </table:table-cell>
          <table:table-cell table:style-name="ce54" table:formula="of:=IF([.F63]&gt;57500000;25000000;IF([.F63]&gt;25000000;[.F63]-25000000;0))" office:value-type="float" office:value="0" calcext:value-type="float">
            <text:p><text:s/>$- <text:s text:c="2"/></text:p>
          </table:table-cell>
          <table:table-cell table:style-name="ce64" table:formula="of:=IF([.G63]&gt;57500000;25000000;IF([.G63]&gt;25000000;[.G63]-25000000;0))" office:value-type="float" office:value="0" calcext:value-type="float">
            <text:p><text:s/>$- <text:s text:c="2"/></text:p>
          </table:table-cell>
          <table:table-cell table:style-name="ce68" office:value-type="float" office:value="1982" calcext:value-type="float">
            <text:p>1982</text:p>
          </table:table-cell>
          <table:table-cell office:value-type="string" calcext:value-type="string">
            <text:p>Steel/Insulated</text:p>
          </table:table-cell>
          <table:table-cell office:value-type="float" office:value="6000" calcext:value-type="float">
            <text:p>6,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741 Cedar Street, County Q, ST 66666 - The Tap House</text:p>
          </table:table-cell>
          <table:table-cell table:style-name="ce12" table:number-columns-repeated="3"/>
          <table:table-cell table:style-name="ce12" office:value-type="float" office:value="4000000" calcext:value-type="float">
            <text:p><text:s/>$4,000,000 </text:p>
          </table:table-cell>
          <table:table-cell table:style-name="ce32" table:formula="of:=[.C64]+[.E64]" office:value-type="float" office:value="4000000" calcext:value-type="float">
            <text:p><text:s/>$4,000,000 </text:p>
          </table:table-cell>
          <table:table-cell table:style-name="ce43" table:formula="of:=[.F64]*75%" office:value-type="float" office:value="3000000" calcext:value-type="float">
            <text:p><text:s/>$3,000,000 </text:p>
          </table:table-cell>
          <table:table-cell table:style-name="ce43" table:number-columns-repeated="2"/>
          <table:table-cell table:style-name="ce48" table:formula="of:=IF([.F64]&gt;25000000;25000000;[.F64])" office:value-type="float" office:value="4000000" calcext:value-type="float">
            <text:p><text:s/>$4,000,000 </text:p>
          </table:table-cell>
          <table:table-cell table:style-name="ce48" table:formula="of:=IF([.G64]&gt;25000000;25000000;[.G64])" office:value-type="float" office:value="3000000" calcext:value-type="float">
            <text:p><text:s/>$3,000,000 </text:p>
          </table:table-cell>
          <table:table-cell table:style-name="ce54" table:formula="of:=IF([.F64]&gt;50000000;25000000;IF([.F64]&gt;25000000;[.F64]-25000000;0))" office:value-type="float" office:value="0" calcext:value-type="float">
            <text:p><text:s/>$- <text:s text:c="2"/></text:p>
          </table:table-cell>
          <table:table-cell table:style-name="ce59" table:formula="of:=IF([.G64]&gt;50000000;25000000;IF([.G64]&gt;25000000;[.G64]-25000000;0))" office:value-type="float" office:value="0" calcext:value-type="float">
            <text:p><text:s/>$- <text:s text:c="2"/></text:p>
          </table:table-cell>
          <table:table-cell table:style-name="ce54" table:formula="of:=IF([.F64]&gt;57500000;25000000;IF([.F64]&gt;25000000;[.F64]-25000000;0))" office:value-type="float" office:value="0" calcext:value-type="float">
            <text:p><text:s/>$- <text:s text:c="2"/></text:p>
          </table:table-cell>
          <table:table-cell table:style-name="ce64" table:formula="of:=IF([.G64]&gt;57500000;25000000;IF([.G64]&gt;25000000;[.G64]-25000000;0))" office:value-type="float" office:value="0" calcext:value-type="float">
            <text:p><text:s/>$- <text:s text:c="2"/>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123 Storage Way, Anytown, ST 12345 - Big Box Storage</text:p>
          </table:table-cell>
          <table:table-cell table:style-name="ce12" table:number-columns-repeated="3"/>
          <table:table-cell table:style-name="ce18" office:value-type="float" office:value="8000000" calcext:value-type="float" table:number-columns-spanned="1" table:number-rows-spanned="3">
            <text:p><text:s/>$8,000,000 </text:p>
          </table:table-cell>
          <table:table-cell table:style-name="ce32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table:number-columns-repeated="1009"/>
        </table:table-row>
        <table:table-row table:style-name="ro5">
          <table:table-cell table:style-name="ce7" office:value-type="string" calcext:value-type="string">
            <text:p>Building #1</text:p>
          </table:table-cell>
          <table:table-cell table:style-name="ce12" table:number-columns-repeated="3"/>
          <table:covered-table-cell table:style-name="ce26"/>
          <table:table-cell table:style-name="ce32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office:value-type="float" office:value="2007" calcext:value-type="float">
            <text:p>2007</text:p>
          </table:table-cell>
          <table:table-cell office:value-type="string" calcext:value-type="string">
            <text:p>Wood/Concrete</text:p>
          </table:table-cell>
          <table:table-cell office:value-type="float" office:value="15000" calcext:value-type="float">
            <text:p>15,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Building #2</text:p>
          </table:table-cell>
          <table:table-cell table:style-name="ce12" table:number-columns-repeated="3"/>
          <table:covered-table-cell table:style-name="ce26"/>
          <table:table-cell table:style-name="ce32"/>
          <table:table-cell table:style-name="ce43" table:number-columns-repeated="3"/>
          <table:table-cell table:style-name="ce48" table:number-columns-repeated="2"/>
          <table:table-cell table:style-name="ce54"/>
          <table:table-cell table:style-name="ce59"/>
          <table:table-cell table:style-name="ce54"/>
          <table:table-cell table:style-name="ce64"/>
          <table:table-cell office:value-type="float" office:value="2013" calcext:value-type="float">
            <text:p>2013</text:p>
          </table:table-cell>
          <table:table-cell office:value-type="string" calcext:value-type="string">
            <text:p>Wood Frame/Metal Roof</text:p>
          </table:table-cell>
          <table:table-cell office:value-type="float" office:value="6000" calcext:value-type="float">
            <text:p>6,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 table:number-columns-repeated="1004"/>
        </table:table-row>
        <table:table-row table:style-name="ro5">
          <table:table-cell table:style-name="ce7"/>
          <table:table-cell table:style-name="ce12" table:number-columns-repeated="3"/>
          <table:table-cell table:style-name="ce27" office:value-type="string" calcext:value-type="string">
            <text:p>SUBTOTAL</text:p>
          </table:table-cell>
          <table:table-cell table:style-name="ce32" table:formula="of:=[.E65]" office:value-type="float" office:value="8000000" calcext:value-type="float">
            <text:p><text:s/>$8,000,000 </text:p>
          </table:table-cell>
          <table:table-cell table:style-name="ce43" table:formula="of:=[.F68]*75%" office:value-type="float" office:value="6000000" calcext:value-type="float">
            <text:p><text:s/>$6,000,000 </text:p>
          </table:table-cell>
          <table:table-cell table:style-name="ce43" table:number-columns-repeated="2"/>
          <table:table-cell table:style-name="ce48" table:formula="of:=IF([.F68]&gt;25000000;25000000;[.F68])" office:value-type="float" office:value="8000000" calcext:value-type="float">
            <text:p><text:s/>$8,000,000 </text:p>
          </table:table-cell>
          <table:table-cell table:style-name="ce48" table:formula="of:=IF([.G68]&gt;25000000;25000000;[.G68])" office:value-type="float" office:value="6000000" calcext:value-type="float">
            <text:p><text:s/>$6,000,000 </text:p>
          </table:table-cell>
          <table:table-cell table:style-name="ce54" table:formula="of:=IF([.F68]&gt;50000000;25000000;IF([.F68]&gt;25000000;[.F68]-25000000;0))" office:value-type="float" office:value="0" calcext:value-type="float">
            <text:p><text:s/>$- <text:s text:c="2"/></text:p>
          </table:table-cell>
          <table:table-cell table:style-name="ce59" table:formula="of:=IF([.G68]&gt;50000000;25000000;IF([.G68]&gt;25000000;[.G68]-25000000;0))" office:value-type="float" office:value="0" calcext:value-type="float">
            <text:p><text:s/>$- <text:s text:c="2"/></text:p>
          </table:table-cell>
          <table:table-cell table:style-name="ce54" table:formula="of:=IF([.F68]&gt;57500000;25000000;IF([.F68]&gt;25000000;[.F68]-25000000;0))" office:value-type="float" office:value="0" calcext:value-type="float">
            <text:p><text:s/>$- <text:s text:c="2"/></text:p>
          </table:table-cell>
          <table:table-cell table:style-name="ce64" table:formula="of:=IF([.G68]&gt;57500000;25000000;IF([.G68]&gt;25000000;[.G68]-25000000;0))" office:value-type="float" office:value="0" calcext:value-type="float">
            <text:p><text:s/>$- <text:s text:c="2"/></text:p>
          </table:table-cell>
          <table:table-cell table:number-columns-repeated="1009"/>
        </table:table-row>
        <table:table-row table:style-name="ro5">
          <table:table-cell table:style-name="ce7"/>
          <table:table-cell table:style-name="ce12" table:number-columns-repeated="3"/>
          <table:table-cell table:style-name="ce27"/>
          <table:table-cell table:style-name="ce32"/>
          <table:table-cell table:style-name="ce43" table:number-columns-repeated="3"/>
          <table:table-cell table:style-name="ce48"/>
          <table:table-cell table:style-name="ce48" table:formula="of:=IF([.G69]&gt;25000000;25000000;[.G69])" office:value-type="float" office:value="0" calcext:value-type="float">
            <text:p><text:s/>$- <text:s text:c="2"/></text:p>
          </table:table-cell>
          <table:table-cell table:style-name="ce54"/>
          <table:table-cell table:style-name="ce59"/>
          <table:table-cell table:style-name="ce54"/>
          <table:table-cell table:style-name="ce64"/>
          <table:table-cell table:number-columns-repeated="1009"/>
        </table:table-row>
        <table:table-row table:style-name="ro5">
          <table:table-cell office:value-type="string" calcext:value-type="string">
            <text:p>123 Main Street, County 1, ST 00000 - The Grapevine</text:p>
          </table:table-cell>
          <table:table-cell table:style-name="ce12"/>
          <table:table-cell table:style-name="ce12" table:formula="of:=+[.B70]*[.C$1]" office:value-type="float" office:value="0" calcext:value-type="float">
            <text:p><text:s/>$- <text:s text:c="2"/></text:p>
          </table:table-cell>
          <table:table-cell table:style-name="ce12" table:formula="of:=+[.C70]*[.D$1]" office:value-type="float" office:value="0" calcext:value-type="float">
            <text:p><text:s/>$- <text:s text:c="2"/></text:p>
          </table:table-cell>
          <table:table-cell table:style-name="ce12" office:value-type="float" office:value="0" calcext:value-type="float">
            <text:p><text:s/>$- <text:s text:c="2"/></text:p>
          </table:table-cell>
          <table:table-cell table:style-name="ce32" table:formula="of:=[.C70]+[.E70]" office:value-type="float" office:value="0" calcext:value-type="float">
            <text:p><text:s/>$- <text:s text:c="2"/></text:p>
          </table:table-cell>
          <table:table-cell table:style-name="ce43" table:formula="of:=[.F70]*75%" office:value-type="float" office:value="0" calcext:value-type="float">
            <text:p><text:s/>$- <text:s text:c="2"/></text:p>
          </table:table-cell>
          <table:table-cell table:style-name="ce43" table:number-columns-repeated="2"/>
          <table:table-cell table:style-name="ce48" table:formula="of:=IF([.F70]&gt;25000000;25000000;[.F70])" office:value-type="float" office:value="0" calcext:value-type="float">
            <text:p><text:s/>$- <text:s text:c="2"/></text:p>
          </table:table-cell>
          <table:table-cell table:style-name="ce48" table:formula="of:=IF([.G70]&gt;25000000;25000000;[.G70])" office:value-type="float" office:value="0" calcext:value-type="float">
            <text:p><text:s/>$- <text:s text:c="2"/></text:p>
          </table:table-cell>
          <table:table-cell table:style-name="ce54"/>
          <table:table-cell table:style-name="ce59"/>
          <table:table-cell table:style-name="ce54"/>
          <table:table-cell table:style-name="ce64"/>
          <table:table-cell table:style-name="ce68" office:value-type="float" office:value="1982" calcext:value-type="float">
            <text:p>1982</text:p>
          </table:table-cell>
          <table:table-cell office:value-type="string" calcext:value-type="string">
            <text:p>Wood Frame/Metal Roof</text:p>
          </table:table-cell>
          <table:table-cell office:value-type="float" office:value="102000" calcext:value-type="float">
            <text:p>102,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456 Park Avenue, County 2, ST 11111 - The Vineyard</text:p>
          </table:table-cell>
          <table:table-cell table:style-name="ce12" table:number-columns-repeated="3"/>
          <table:table-cell table:style-name="ce12" office:value-type="float" office:value="0" calcext:value-type="float">
            <text:p><text:s/>$- <text:s text:c="2"/></text:p>
          </table:table-cell>
          <table:table-cell table:style-name="ce32" table:formula="of:=[.C71]+[.E71]" office:value-type="float" office:value="0" calcext:value-type="float">
            <text:p><text:s/>$- <text:s text:c="2"/></text:p>
          </table:table-cell>
          <table:table-cell table:style-name="ce43" table:formula="of:=[.F71]*75%" office:value-type="float" office:value="0" calcext:value-type="float">
            <text:p><text:s/>$- <text:s text:c="2"/></text:p>
          </table:table-cell>
          <table:table-cell table:style-name="ce43" table:number-columns-repeated="2"/>
          <table:table-cell table:style-name="ce48" table:formula="of:=IF([.F71]&gt;25000000;25000000;[.F71])" office:value-type="float" office:value="0" calcext:value-type="float">
            <text:p><text:s/>$- <text:s text:c="2"/></text:p>
          </table:table-cell>
          <table:table-cell table:style-name="ce48" table:formula="of:=IF([.G71]&gt;25000000;25000000;[.G71])" office:value-type="float" office:value="0" calcext:value-type="float">
            <text:p><text:s/>$- <text:s text:c="2"/></text:p>
          </table:table-cell>
          <table:table-cell table:style-name="ce54"/>
          <table:table-cell table:style-name="ce59"/>
          <table:table-cell table:style-name="ce54"/>
          <table:table-cell table:style-name="ce64"/>
          <table:table-cell table:style-name="ce68" office:value-type="float" office:value="2015" calcext:value-type="float">
            <text:p>2015</text:p>
          </table:table-cell>
          <table:table-cell office:value-type="string" calcext:value-type="string">
            <text:p>Wood Frame/Metal Roof</text:p>
          </table:table-cell>
          <table:table-cell office:value-type="float" office:value="65000" calcext:value-type="float">
            <text:p>65,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789 Oak Street, County 3, ST 22222 - The Winery</text:p>
          </table:table-cell>
          <table:table-cell table:style-name="ce12" table:number-columns-repeated="3"/>
          <table:table-cell table:style-name="ce12" office:value-type="float" office:value="4100000" calcext:value-type="float">
            <text:p><text:s/>$4,100,000 </text:p>
          </table:table-cell>
          <table:table-cell table:style-name="ce32" table:formula="of:=[.C72]+[.E72]" office:value-type="float" office:value="4100000" calcext:value-type="float">
            <text:p><text:s/>$4,100,000 </text:p>
          </table:table-cell>
          <table:table-cell table:style-name="ce43" table:formula="of:=[.F72]*75%" office:value-type="float" office:value="3075000" calcext:value-type="float">
            <text:p><text:s/>$3,075,000 </text:p>
          </table:table-cell>
          <table:table-cell table:style-name="ce43" table:number-columns-repeated="2"/>
          <table:table-cell table:style-name="ce48" table:formula="of:=IF([.F72]&gt;25000000;25000000;[.F72])" office:value-type="float" office:value="4100000" calcext:value-type="float">
            <text:p><text:s/>$4,100,000 </text:p>
          </table:table-cell>
          <table:table-cell table:style-name="ce48" table:formula="of:=IF([.G72]&gt;25000000;25000000;[.G72])" office:value-type="float" office:value="3075000" calcext:value-type="float">
            <text:p><text:s/>$3,075,000 </text:p>
          </table:table-cell>
          <table:table-cell table:style-name="ce54" table:formula="of:=IF([.F72]&gt;50000000;25000000;IF([.F72]&gt;25000000;[.F72]-25000000;0))" office:value-type="float" office:value="0" calcext:value-type="float">
            <text:p><text:s/>$- <text:s text:c="2"/></text:p>
          </table:table-cell>
          <table:table-cell table:style-name="ce59" table:formula="of:=IF([.G72]&gt;50000000;25000000;IF([.G72]&gt;25000000;[.G72]-25000000;0))" office:value-type="float" office:value="0" calcext:value-type="float">
            <text:p><text:s/>$- <text:s text:c="2"/></text:p>
          </table:table-cell>
          <table:table-cell table:style-name="ce54" table:formula="of:=IF([.F72]&gt;57500000;25000000;IF([.F72]&gt;25000000;[.F72]-25000000;0))" office:value-type="float" office:value="0" calcext:value-type="float">
            <text:p><text:s/>$- <text:s text:c="2"/></text:p>
          </table:table-cell>
          <table:table-cell table:style-name="ce64" table:formula="of:=IF([.G72]&gt;57500000;25000000;IF([.G72]&gt;25000000;[.G72]-25000000;0))" office:value-type="float" office:value="0" calcext:value-type="float">
            <text:p><text:s/>$- <text:s text:c="2"/></text:p>
          </table:table-cell>
          <table:table-cell table:style-name="ce68" office:value-type="float" office:value="1999" calcext:value-type="float">
            <text:p>1999</text:p>
          </table:table-cell>
          <table:table-cell office:value-type="string" calcext:value-type="string">
            <text:p>Concrete</text:p>
          </table:table-cell>
          <table:table-cell office:value-type="float" office:value="6000" calcext:value-type="float">
            <text:p>6,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 table:number-columns-repeated="1004"/>
        </table:table-row>
        <table:table-row table:style-name="ro5">
          <table:table-cell table:style-name="ce7" office:value-type="string" calcext:value-type="string">
            <text:p>321 Elm Street, County 4, ST 33333 - The Cellar</text:p>
          </table:table-cell>
          <table:table-cell table:style-name="ce12" office:value-type="float" office:value="4300000" calcext:value-type="float">
            <text:p><text:s/>$4,300,000 </text:p>
          </table:table-cell>
          <table:table-cell table:style-name="ce12" table:formula="of:=+[.B73]*[.C$1]" office:value-type="float" office:value="5590000" calcext:value-type="float">
            <text:p><text:s/>$5,590,000 </text:p>
          </table:table-cell>
          <table:table-cell table:style-name="ce12" table:number-columns-repeated="2"/>
          <table:table-cell table:style-name="ce32" table:formula="of:=[.C73]+[.E73]" office:value-type="float" office:value="5590000" calcext:value-type="float">
            <text:p><text:s/>$5,590,000 </text:p>
          </table:table-cell>
          <table:table-cell table:style-name="ce43" table:formula="of:=[.F73]*75%" office:value-type="float" office:value="4192500" calcext:value-type="float">
            <text:p><text:s/>$4,192,500 </text:p>
          </table:table-cell>
          <table:table-cell table:style-name="ce43" table:number-columns-repeated="2"/>
          <table:table-cell table:style-name="ce48" table:formula="of:=IF([.F73]&gt;25000000;25000000;[.F73])" office:value-type="float" office:value="5590000" calcext:value-type="float">
            <text:p><text:s/>$5,590,000 </text:p>
          </table:table-cell>
          <table:table-cell table:style-name="ce48" table:formula="of:=IF([.G73]&gt;25000000;25000000;[.G73])" office:value-type="float" office:value="4192500" calcext:value-type="float">
            <text:p><text:s/>$4,192,500 </text:p>
          </table:table-cell>
          <table:table-cell table:style-name="ce54"/>
          <table:table-cell table:style-name="ce59"/>
          <table:table-cell table:style-name="ce54" table:formula="of:=IF([.F73]&gt;57500000;25000000;IF([.F73]&gt;25000000;[.F73]-25000000;0))" office:value-type="float" office:value="0" calcext:value-type="float">
            <text:p><text:s/>$- <text:s text:c="2"/></text:p>
          </table:table-cell>
          <table:table-cell table:style-name="ce64" table:formula="of:=IF([.G73]&gt;57500000;25000000;IF([.G73]&gt;25000000;[.G73]-25000000;0))" office:value-type="float" office:value="0" calcext:value-type="float">
            <text:p><text:s/>$- <text:s text:c="2"/></text:p>
          </table:table-cell>
          <table:table-cell table:style-name="ce68" office:value-type="float" office:value="1990" calcext:value-type="float">
            <text:p>1990</text:p>
          </table:table-cell>
          <table:table-cell office:value-type="string" calcext:value-type="string">
            <text:p>Concrete Tilt-Up</text:p>
          </table:table-cell>
          <table:table-cell office:value-type="float" office:value="50000" calcext:value-type="float">
            <text:p>50,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4"/>
        </table:table-row>
        <table:table-row table:style-name="ro6">
          <table:table-cell table:style-name="ce7"/>
          <table:table-cell table:style-name="ce14" table:formula="of:=SUM([.B7:.B73])" office:value-type="float" office:value="56998500" calcext:value-type="float">
            <text:p><text:s/>$56,998,500 </text:p>
          </table:table-cell>
          <table:table-cell table:style-name="ce14" table:formula="of:=SUM([.C7:.C70])" office:value-type="float" office:value="68027050" calcext:value-type="float">
            <text:p><text:s/>$68,027,050 </text:p>
          </table:table-cell>
          <table:table-cell table:style-name="ce14" table:formula="of:=SUM([.D7:.D70])" office:value-type="float" office:value="102040575" calcext:value-type="float">
            <text:p><text:s/>$102,040,575 </text:p>
          </table:table-cell>
          <table:table-cell table:style-name="ce14" table:formula="of:=SUM([.E7:.E72])" office:value-type="float" office:value="62330000" calcext:value-type="float">
            <text:p><text:s/>$62,330,000 </text:p>
          </table:table-cell>
          <table:table-cell table:style-name="ce37" table:formula="of:=SUM([.F7:.F73])" office:value-type="float" office:value="135942500" calcext:value-type="float">
            <text:p><text:s/>$135,942,500 </text:p>
          </table:table-cell>
          <table:table-cell table:style-name="ce37" table:formula="of:=SUM([.G7:.G73])" office:value-type="float" office:value="101956875" calcext:value-type="float">
            <text:p><text:s/>$101,956,875 </text:p>
          </table:table-cell>
          <table:table-cell table:style-name="ce37" table:number-columns-repeated="2"/>
          <table:table-cell table:style-name="ce49" table:formula="of:=SUM([.J7:.J73])" office:value-type="float" office:value="103333500" calcext:value-type="float">
            <text:p><text:s/>$103,333,500 </text:p>
          </table:table-cell>
          <table:table-cell table:style-name="ce50" table:formula="of:=SUM([.K7:.K73])" office:value-type="float" office:value="83750125" calcext:value-type="float">
            <text:p><text:s/>$83,750,125 </text:p>
          </table:table-cell>
          <table:table-cell table:style-name="ce55" table:formula="of:=SUM([.L7:.L73])" office:value-type="float" office:value="25000000" calcext:value-type="float">
            <text:p><text:s/>$25,000,000 </text:p>
          </table:table-cell>
          <table:table-cell table:style-name="ce60" table:formula="of:=SUM([.M7:.M73])" office:value-type="float" office:value="18206750" calcext:value-type="float">
            <text:p><text:s/>$18,206,750 </text:p>
          </table:table-cell>
          <table:table-cell table:style-name="ce55" table:formula="of:=SUM([.N7:.N73])" office:value-type="float" office:value="25000000" calcext:value-type="float">
            <text:p><text:s/>$25,000,000 </text:p>
          </table:table-cell>
          <table:table-cell table:style-name="ce60" table:formula="of:=SUM([.O7:.O73])" office:value-type="float" office:value="18206750" calcext:value-type="float">
            <text:p><text:s/>$18,206,750 </text:p>
          </table:table-cell>
          <table:table-cell table:style-name="ce67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12-8-22 Stock Only SOV</text:p>
          </table:table-cell>
          <table:table-cell table:number-columns-repeated="1023"/>
        </table:table-row>
        <table:table-row table:style-name="ro5" table:number-rows-repeated="104849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SOV.$A$1" table:cell-range-address="$SOV.$A$3:.$T$74" table:range-usable-as="print-range"/>
        </table:named-expressions>
      </table:table>
      <table:table table:name="Sheet2" table:style-name="ta2">
        <table:table-column table:style-name="co9" table:number-columns-repeated="1024" table:default-cell-style-name="Default"/>
        <table:table-row table:style-name="ro5">
          <table:table-cell table:style-name="ce68" office:value-type="float" office:value="120000" calcext:value-type="float">
            <text:p>120000</text:p>
          </table:table-cell>
          <table:table-cell table:number-matrix-columns-spanned="1" table:number-matrix-rows-spanned="1" table:formula="of:=INDEX([.$E$1:.$E$16]; RANDBETWEEN(1; ROWS([.$E$1:.$E$16])); 1)" office:value-type="float" office:value="1600000" calcext:value-type="float">
            <text:p>1600000</text:p>
          </table:table-cell>
          <table:table-cell table:formula="of:=IF([.A1]=&quot;&quot;;&quot;&quot;;[.B1])" office:value-type="float" office:value="2200000" calcext:value-type="float">
            <text:p>2200000</text:p>
          </table:table-cell>
          <table:table-cell/>
          <table:table-cell table:style-name="ce68" office:value-type="float" office:value="120000" calcext:value-type="float">
            <text:p>120000</text:p>
          </table:table-cell>
          <table:table-cell table:number-columns-repeated="1019"/>
        </table:table-row>
        <table:table-row table:style-name="ro5">
          <table:table-cell table:style-name="ce68" office:value-type="float" office:value="7500" calcext:value-type="float">
            <text:p>7500</text:p>
          </table:table-cell>
          <table:table-cell table:number-matrix-columns-spanned="1" table:number-matrix-rows-spanned="1" table:formula="of:=INDEX([.$E$1:.$E$16]; RANDBETWEEN(1; ROWS([.$E$1:.$E$16])); 1)" office:value-type="float" office:value="2200000" calcext:value-type="float">
            <text:p>2200000</text:p>
          </table:table-cell>
          <table:table-cell table:formula="of:=IF([.A2]=&quot;&quot;;&quot;&quot;;[.B2])" office:value-type="float" office:value="2200000" calcext:value-type="float">
            <text:p>2200000</text:p>
          </table:table-cell>
          <table:table-cell/>
          <table:table-cell table:style-name="ce68" office:value-type="float" office:value="7500" calcext:value-type="float">
            <text:p>7500</text:p>
          </table:table-cell>
          <table:table-cell table:number-columns-repeated="3"/>
          <table:table-cell table:style-name="ce70"/>
          <table:table-cell table:number-columns-repeated="1015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0" calcext:value-type="float">
            <text:p>0</text:p>
          </table:table-cell>
          <table:table-cell table:formula="of:=IF([.A3]=&quot;&quot;;&quot;&quot;;[.B3])">
            <text:p/>
          </table:table-cell>
          <table:table-cell/>
          <table:table-cell table:style-name="ce68" office:value-type="float" office:value="185000" calcext:value-type="float">
            <text:p>185000</text:p>
          </table:table-cell>
          <table:table-cell table:number-columns-repeated="3"/>
          <table:table-cell table:style-name="ce71"/>
          <table:table-cell table:number-columns-repeated="1015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2200000" calcext:value-type="float">
            <text:p>2200000</text:p>
          </table:table-cell>
          <table:table-cell table:formula="of:=IF([.A4]=&quot;&quot;;&quot;&quot;;[.B4])">
            <text:p/>
          </table:table-cell>
          <table:table-cell/>
          <table:table-cell table:style-name="ce68" office:value-type="float" office:value="5000" calcext:value-type="float">
            <text:p>5000</text:p>
          </table:table-cell>
          <table:table-cell table:number-columns-repeated="3"/>
          <table:table-cell table:style-name="ce71"/>
          <table:table-cell table:number-columns-repeated="1015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185000" calcext:value-type="float">
            <text:p>185000</text:p>
          </table:table-cell>
          <table:table-cell table:formula="of:=IF([.A5]=&quot;&quot;;&quot;&quot;;[.B5])">
            <text:p/>
          </table:table-cell>
          <table:table-cell/>
          <table:table-cell table:style-name="ce68" office:value-type="float" office:value="250000" calcext:value-type="float">
            <text:p>250000</text:p>
          </table:table-cell>
          <table:table-cell table:number-columns-repeated="3"/>
          <table:table-cell table:style-name="ce71"/>
          <table:table-cell table:number-columns-repeated="1015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59000" calcext:value-type="float">
            <text:p>59000</text:p>
          </table:table-cell>
          <table:table-cell table:formula="of:=IF([.A6]=&quot;&quot;;&quot;&quot;;[.B6])">
            <text:p/>
          </table:table-cell>
          <table:table-cell/>
          <table:table-cell table:style-name="ce68" office:value-type="float" office:value="44000000" calcext:value-type="float">
            <text:p>44000000</text:p>
          </table:table-cell>
          <table:table-cell table:number-columns-repeated="3"/>
          <table:table-cell table:style-name="ce71"/>
          <table:table-cell table:number-columns-repeated="1015"/>
        </table:table-row>
        <table:table-row table:style-name="ro5">
          <table:table-cell table:style-name="ce68" office:value-type="float" office:value="185000" calcext:value-type="float">
            <text:p>185000</text:p>
          </table:table-cell>
          <table:table-cell table:number-matrix-columns-spanned="1" table:number-matrix-rows-spanned="1" table:formula="of:=INDEX([.$E$1:.$E$16]; RANDBETWEEN(1; ROWS([.$E$1:.$E$16])); 1)" office:value-type="float" office:value="0" calcext:value-type="float">
            <text:p>0</text:p>
          </table:table-cell>
          <table:table-cell table:formula="of:=IF([.A7]=&quot;&quot;;&quot;&quot;;[.B7])" office:value-type="float" office:value="0" calcext:value-type="float">
            <text:p>0</text:p>
          </table:table-cell>
          <table:table-cell/>
          <table:table-cell table:style-name="ce68" office:value-type="float" office:value="3500" calcext:value-type="float">
            <text:p>3500</text:p>
          </table:table-cell>
          <table:table-cell table:number-columns-repeated="3"/>
          <table:table-cell table:style-name="ce71"/>
          <table:table-cell table:number-columns-repeated="1015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3500" calcext:value-type="float">
            <text:p>3500</text:p>
          </table:table-cell>
          <table:table-cell table:formula="of:=IF([.A8]=&quot;&quot;;&quot;&quot;;[.B8])">
            <text:p/>
          </table:table-cell>
          <table:table-cell/>
          <table:table-cell table:style-name="ce68" office:value-type="float" office:value="130000" calcext:value-type="float">
            <text:p>130000</text:p>
          </table:table-cell>
          <table:table-cell table:number-columns-repeated="1019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59000" calcext:value-type="float">
            <text:p>59000</text:p>
          </table:table-cell>
          <table:table-cell table:formula="of:=IF([.A9]=&quot;&quot;;&quot;&quot;;[.B9])">
            <text:p/>
          </table:table-cell>
          <table:table-cell/>
          <table:table-cell table:style-name="ce68"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5">
          <table:table-cell table:style-name="ce68" office:value-type="float" office:value="5000" calcext:value-type="float">
            <text:p>5000</text:p>
          </table:table-cell>
          <table:table-cell table:number-matrix-columns-spanned="1" table:number-matrix-rows-spanned="1" table:formula="of:=INDEX([.$E$1:.$E$16]; RANDBETWEEN(1; ROWS([.$E$1:.$E$16])); 1)" office:value-type="float" office:value="0" calcext:value-type="float">
            <text:p>0</text:p>
          </table:table-cell>
          <table:table-cell table:formula="of:=IF([.A10]=&quot;&quot;;&quot;&quot;;[.B10])" office:value-type="float" office:value="0" calcext:value-type="float">
            <text:p>0</text:p>
          </table:table-cell>
          <table:table-cell/>
          <table:table-cell table:style-name="ce68" office:value-type="float" office:value="350000" calcext:value-type="float">
            <text:p>350000</text:p>
          </table:table-cell>
          <table:table-cell table:number-columns-repeated="1019"/>
        </table:table-row>
        <table:table-row table:style-name="ro5">
          <table:table-cell table:style-name="ce68" office:value-type="float" office:value="250000" calcext:value-type="float">
            <text:p>250000</text:p>
          </table:table-cell>
          <table:table-cell table:number-matrix-columns-spanned="1" table:number-matrix-rows-spanned="1" table:formula="of:=INDEX([.$E$1:.$E$16]; RANDBETWEEN(1; ROWS([.$E$1:.$E$16])); 1)" office:value-type="float" office:value="7500" calcext:value-type="float">
            <text:p>7500</text:p>
          </table:table-cell>
          <table:table-cell table:formula="of:=IF([.A11]=&quot;&quot;;&quot;&quot;;[.B11])" office:value-type="float" office:value="7500" calcext:value-type="float">
            <text:p>7500</text:p>
          </table:table-cell>
          <table:table-cell/>
          <table:table-cell table:style-name="ce68" office:value-type="float" office:value="2200000" calcext:value-type="float">
            <text:p>2200000</text:p>
          </table:table-cell>
          <table:table-cell table:number-columns-repeated="1019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3500" calcext:value-type="float">
            <text:p>3500</text:p>
          </table:table-cell>
          <table:table-cell table:formula="of:=IF([.A12]=&quot;&quot;;&quot;&quot;;[.B12])">
            <text:p/>
          </table:table-cell>
          <table:table-cell/>
          <table:table-cell table:style-name="ce68"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220000" calcext:value-type="float">
            <text:p>220000</text:p>
          </table:table-cell>
          <table:table-cell table:formula="of:=IF([.A13]=&quot;&quot;;&quot;&quot;;[.B13])">
            <text:p/>
          </table:table-cell>
          <table:table-cell/>
          <table:table-cell table:style-name="ce68" office:value-type="float" office:value="220000" calcext:value-type="float">
            <text:p>220000</text:p>
          </table:table-cell>
          <table:table-cell table:number-columns-repeated="1019"/>
        </table:table-row>
        <table:table-row table:style-name="ro5">
          <table:table-cell table:style-name="ce68" office:value-type="float" office:value="44000000" calcext:value-type="float">
            <text:p>44000000</text:p>
          </table:table-cell>
          <table:table-cell table:number-matrix-columns-spanned="1" table:number-matrix-rows-spanned="1" table:formula="of:=INDEX([.$E$1:.$E$16]; RANDBETWEEN(1; ROWS([.$E$1:.$E$16])); 1)" office:value-type="float" office:value="30000" calcext:value-type="float">
            <text:p>30000</text:p>
          </table:table-cell>
          <table:table-cell table:formula="of:=IF([.A14]=&quot;&quot;;&quot;&quot;;[.B14])" office:value-type="float" office:value="30000" calcext:value-type="float">
            <text:p>30000</text:p>
          </table:table-cell>
          <table:table-cell/>
          <table:table-cell table:style-name="ce68" office:value-type="float" office:value="59000" calcext:value-type="float">
            <text:p>59000</text:p>
          </table:table-cell>
          <table:table-cell table:number-columns-repeated="1019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250000" calcext:value-type="float">
            <text:p>250000</text:p>
          </table:table-cell>
          <table:table-cell table:formula="of:=IF([.A15]=&quot;&quot;;&quot;&quot;;[.B15])">
            <text:p/>
          </table:table-cell>
          <table:table-cell/>
          <table:table-cell table:style-name="ce68" office:value-type="float" office:value="1600000" calcext:value-type="float">
            <text:p>1600000</text:p>
          </table:table-cell>
          <table:table-cell table:number-columns-repeated="1019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0" calcext:value-type="float">
            <text:p>0</text:p>
          </table:table-cell>
          <table:table-cell table:formula="of:=IF([.A16]=&quot;&quot;;&quot;&quot;;[.B16])">
            <text:p/>
          </table:table-cell>
          <table:table-cell/>
          <table:table-cell table:style-name="ce65" office:value-type="float" office:value="30000" calcext:value-type="float">
            <text:p>30000</text:p>
          </table:table-cell>
          <table:table-cell table:number-columns-repeated="3"/>
          <table:table-cell table:style-name="ce71"/>
          <table:table-cell table:number-columns-repeated="1015"/>
        </table:table-row>
        <table:table-row table:style-name="ro5">
          <table:table-cell table:style-name="ce68" office:value-type="float" office:value="3500" calcext:value-type="float">
            <text:p>3500</text:p>
          </table:table-cell>
          <table:table-cell table:number-matrix-columns-spanned="1" table:number-matrix-rows-spanned="1" table:formula="of:=INDEX([.$E$1:.$E$16]; RANDBETWEEN(1; ROWS([.$E$1:.$E$16])); 1)" office:value-type="float" office:value="59000" calcext:value-type="float">
            <text:p>59000</text:p>
          </table:table-cell>
          <table:table-cell table:formula="of:=IF([.A17]=&quot;&quot;;&quot;&quot;;[.B17])" office:value-type="float" office:value="59000" calcext:value-type="float">
            <text:p>59000</text:p>
          </table:table-cell>
          <table:table-cell table:number-columns-repeated="5"/>
          <table:table-cell table:style-name="ce71"/>
          <table:table-cell table:number-columns-repeated="1015"/>
        </table:table-row>
        <table:table-row table:style-name="ro5">
          <table:table-cell table:style-name="ce68" office:value-type="float" office:value="130000" calcext:value-type="float">
            <text:p>130000</text:p>
          </table:table-cell>
          <table:table-cell table:number-matrix-columns-spanned="1" table:number-matrix-rows-spanned="1" table:formula="of:=INDEX([.$E$1:.$E$16]; RANDBETWEEN(1; ROWS([.$E$1:.$E$16])); 1)" office:value-type="float" office:value="7500" calcext:value-type="float">
            <text:p>7500</text:p>
          </table:table-cell>
          <table:table-cell table:formula="of:=IF([.A18]=&quot;&quot;;&quot;&quot;;[.B18])" office:value-type="float" office:value="7500" calcext:value-type="float">
            <text:p>7500</text:p>
          </table:table-cell>
          <table:table-cell table:number-columns-repeated="1021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130000" calcext:value-type="float">
            <text:p>130000</text:p>
          </table:table-cell>
          <table:table-cell table:formula="of:=IF([.A19]=&quot;&quot;;&quot;&quot;;[.B19])">
            <text:p/>
          </table:table-cell>
          <table:table-cell table:number-columns-repeated="1021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220000" calcext:value-type="float">
            <text:p>220000</text:p>
          </table:table-cell>
          <table:table-cell table:formula="of:=IF([.A20]=&quot;&quot;;&quot;&quot;;[.B20])">
            <text:p/>
          </table:table-cell>
          <table:table-cell table:number-columns-repeated="1021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59000" calcext:value-type="float">
            <text:p>59000</text:p>
          </table:table-cell>
          <table:table-cell table:formula="of:=IF([.A21]=&quot;&quot;;&quot;&quot;;[.B21])">
            <text:p/>
          </table:table-cell>
          <table:table-cell table:number-columns-repeated="1021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44000000" calcext:value-type="float">
            <text:p>44000000</text:p>
          </table:table-cell>
          <table:table-cell table:formula="of:=IF([.A22]=&quot;&quot;;&quot;&quot;;[.B22])">
            <text:p/>
          </table:table-cell>
          <table:table-cell table:number-columns-repeated="1021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0" calcext:value-type="float">
            <text:p>0</text:p>
          </table:table-cell>
          <table:table-cell table:formula="of:=IF([.A23]=&quot;&quot;;&quot;&quot;;[.B23])">
            <text:p/>
          </table:table-cell>
          <table:table-cell table:number-columns-repeated="1021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3500" calcext:value-type="float">
            <text:p>3500</text:p>
          </table:table-cell>
          <table:table-cell table:formula="of:=IF([.A24]=&quot;&quot;;&quot;&quot;;[.B24])">
            <text:p/>
          </table:table-cell>
          <table:table-cell table:number-columns-repeated="1021"/>
        </table:table-row>
        <table:table-row table:style-name="ro5">
          <table:table-cell table:style-name="ce68" office:value-type="float" office:value="60000" calcext:value-type="float">
            <text:p>60000</text:p>
          </table:table-cell>
          <table:table-cell table:number-matrix-columns-spanned="1" table:number-matrix-rows-spanned="1" table:formula="of:=INDEX([.$E$1:.$E$16]; RANDBETWEEN(1; ROWS([.$E$1:.$E$16])); 1)" office:value-type="float" office:value="130000" calcext:value-type="float">
            <text:p>130000</text:p>
          </table:table-cell>
          <table:table-cell table:formula="of:=IF([.A25]=&quot;&quot;;&quot;&quot;;[.B25])" office:value-type="float" office:value="130000" calcext:value-type="float">
            <text:p>130000</text:p>
          </table:table-cell>
          <table:table-cell table:number-columns-repeated="1021"/>
        </table:table-row>
        <table:table-row table:style-name="ro5">
          <table:table-cell table:style-name="ce68" office:value-type="float" office:value="350000" calcext:value-type="float">
            <text:p>350000</text:p>
          </table:table-cell>
          <table:table-cell table:number-matrix-columns-spanned="1" table:number-matrix-rows-spanned="1" table:formula="of:=INDEX([.$E$1:.$E$16]; RANDBETWEEN(1; ROWS([.$E$1:.$E$16])); 1)" office:value-type="float" office:value="130000" calcext:value-type="float">
            <text:p>130000</text:p>
          </table:table-cell>
          <table:table-cell table:formula="of:=IF([.A26]=&quot;&quot;;&quot;&quot;;[.B26])" office:value-type="float" office:value="130000" calcext:value-type="float">
            <text:p>130000</text:p>
          </table:table-cell>
          <table:table-cell table:number-columns-repeated="1021"/>
        </table:table-row>
        <table:table-row table:style-name="ro5">
          <table:table-cell table:style-name="ce68" office:value-type="float" office:value="2200000" calcext:value-type="float">
            <text:p>2200000</text:p>
          </table:table-cell>
          <table:table-cell table:number-matrix-columns-spanned="1" table:number-matrix-rows-spanned="1" table:formula="of:=INDEX([.$E$1:.$E$16]; RANDBETWEEN(1; ROWS([.$E$1:.$E$16])); 1)" office:value-type="float" office:value="5000" calcext:value-type="float">
            <text:p>5000</text:p>
          </table:table-cell>
          <table:table-cell table:formula="of:=IF([.A27]=&quot;&quot;;&quot;&quot;;[.B27])" office:value-type="float" office:value="5000" calcext:value-type="float">
            <text:p>5000</text:p>
          </table:table-cell>
          <table:table-cell table:number-columns-repeated="1021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3500" calcext:value-type="float">
            <text:p>3500</text:p>
          </table:table-cell>
          <table:table-cell table:formula="of:=IF([.A28]=&quot;&quot;;&quot;&quot;;[.B28])">
            <text:p/>
          </table:table-cell>
          <table:table-cell table:number-columns-repeated="1021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3500" calcext:value-type="float">
            <text:p>3500</text:p>
          </table:table-cell>
          <table:table-cell table:formula="of:=IF([.A29]=&quot;&quot;;&quot;&quot;;[.B29])">
            <text:p/>
          </table:table-cell>
          <table:table-cell table:number-columns-repeated="1021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2200000" calcext:value-type="float">
            <text:p>2200000</text:p>
          </table:table-cell>
          <table:table-cell table:formula="of:=IF([.A30]=&quot;&quot;;&quot;&quot;;[.B30])">
            <text:p/>
          </table:table-cell>
          <table:table-cell table:number-columns-repeated="1021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250000" calcext:value-type="float">
            <text:p>250000</text:p>
          </table:table-cell>
          <table:table-cell table:formula="of:=IF([.A31]=&quot;&quot;;&quot;&quot;;[.B31])">
            <text:p/>
          </table:table-cell>
          <table:table-cell table:number-columns-repeated="1021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2200000" calcext:value-type="float">
            <text:p>2200000</text:p>
          </table:table-cell>
          <table:table-cell table:formula="of:=IF([.A32]=&quot;&quot;;&quot;&quot;;[.B32])">
            <text:p/>
          </table:table-cell>
          <table:table-cell table:number-columns-repeated="1021"/>
        </table:table-row>
        <table:table-row table:style-name="ro5">
          <table:table-cell table:style-name="ce68" office:value-type="float" office:value="0" calcext:value-type="float">
            <text:p>0</text:p>
          </table:table-cell>
          <table:table-cell table:number-matrix-columns-spanned="1" table:number-matrix-rows-spanned="1" table:formula="of:=INDEX([.$E$1:.$E$16]; RANDBETWEEN(1; ROWS([.$E$1:.$E$16])); 1)" office:value-type="float" office:value="7500" calcext:value-type="float">
            <text:p>7500</text:p>
          </table:table-cell>
          <table:table-cell table:formula="of:=IF([.A33]=&quot;&quot;;&quot;&quot;;[.B33])" office:value-type="float" office:value="7500" calcext:value-type="float">
            <text:p>7500</text:p>
          </table:table-cell>
          <table:table-cell table:number-columns-repeated="5"/>
          <table:table-cell table:style-name="ce71"/>
          <table:table-cell table:number-columns-repeated="1015"/>
        </table:table-row>
        <table:table-row table:style-name="ro5">
          <table:table-cell table:style-name="ce68" office:value-type="float" office:value="220000" calcext:value-type="float">
            <text:p>220000</text:p>
          </table:table-cell>
          <table:table-cell table:number-matrix-columns-spanned="1" table:number-matrix-rows-spanned="1" table:formula="of:=INDEX([.$E$1:.$E$16]; RANDBETWEEN(1; ROWS([.$E$1:.$E$16])); 1)" office:value-type="float" office:value="44000000" calcext:value-type="float">
            <text:p>44000000</text:p>
          </table:table-cell>
          <table:table-cell table:formula="of:=IF([.A34]=&quot;&quot;;&quot;&quot;;[.B34])" office:value-type="float" office:value="44000000" calcext:value-type="float">
            <text:p>44000000</text:p>
          </table:table-cell>
          <table:table-cell table:number-columns-repeated="1021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44000000" calcext:value-type="float">
            <text:p>44000000</text:p>
          </table:table-cell>
          <table:table-cell table:formula="of:=IF([.A35]=&quot;&quot;;&quot;&quot;;[.B35])">
            <text:p/>
          </table:table-cell>
          <table:table-cell table:number-columns-repeated="1021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0" calcext:value-type="float">
            <text:p>0</text:p>
          </table:table-cell>
          <table:table-cell table:formula="of:=IF([.A36]=&quot;&quot;;&quot;&quot;;[.B36])">
            <text:p/>
          </table:table-cell>
          <table:table-cell table:number-columns-repeated="1021"/>
        </table:table-row>
        <table:table-row table:style-name="ro5">
          <table:table-cell table:style-name="ce68" office:value-type="float" office:value="59000" calcext:value-type="float">
            <text:p>59000</text:p>
          </table:table-cell>
          <table:table-cell table:number-matrix-columns-spanned="1" table:number-matrix-rows-spanned="1" table:formula="of:=INDEX([.$E$1:.$E$16]; RANDBETWEEN(1; ROWS([.$E$1:.$E$16])); 1)" office:value-type="float" office:value="2200000" calcext:value-type="float">
            <text:p>2200000</text:p>
          </table:table-cell>
          <table:table-cell table:formula="of:=IF([.A37]=&quot;&quot;;&quot;&quot;;[.B37])" office:value-type="float" office:value="2200000" calcext:value-type="float">
            <text:p>2200000</text:p>
          </table:table-cell>
          <table:table-cell table:number-columns-repeated="1021"/>
        </table:table-row>
        <table:table-row table:style-name="ro5">
          <table:table-cell table:style-name="ce68" office:value-type="float" office:value="1600000" calcext:value-type="float">
            <text:p>1600000</text:p>
          </table:table-cell>
          <table:table-cell table:number-matrix-columns-spanned="1" table:number-matrix-rows-spanned="1" table:formula="of:=INDEX([.$E$1:.$E$16]; RANDBETWEEN(1; ROWS([.$E$1:.$E$16])); 1)" office:value-type="float" office:value="3500" calcext:value-type="float">
            <text:p>3500</text:p>
          </table:table-cell>
          <table:table-cell table:formula="of:=IF([.A38]=&quot;&quot;;&quot;&quot;;[.B38])" office:value-type="float" office:value="3500" calcext:value-type="float">
            <text:p>3500</text:p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7500" calcext:value-type="float">
            <text:p>7500</text:p>
          </table:table-cell>
          <table:table-cell table:formula="of:=IF([.A39]=&quot;&quot;;&quot;&quot;;[.B39])">
            <text:p/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7500" calcext:value-type="float">
            <text:p>7500</text:p>
          </table:table-cell>
          <table:table-cell table:formula="of:=IF([.A40]=&quot;&quot;;&quot;&quot;;[.B40])">
            <text:p/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44000000" calcext:value-type="float">
            <text:p>44000000</text:p>
          </table:table-cell>
          <table:table-cell table:formula="of:=IF([.A41]=&quot;&quot;;&quot;&quot;;[.B41])">
            <text:p/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1600000" calcext:value-type="float">
            <text:p>1600000</text:p>
          </table:table-cell>
          <table:table-cell table:formula="of:=IF([.A42]=&quot;&quot;;&quot;&quot;;[.B42])">
            <text:p/>
          </table:table-cell>
          <table:table-cell table:number-columns-repeated="1021"/>
        </table:table-row>
        <table:table-row table:style-name="ro5">
          <table:table-cell table:style-name="ce65" office:value-type="float" office:value="30000" calcext:value-type="float">
            <text:p>30000</text:p>
          </table:table-cell>
          <table:table-cell table:number-matrix-columns-spanned="1" table:number-matrix-rows-spanned="1" table:formula="of:=INDEX([.$E$1:.$E$16]; RANDBETWEEN(1; ROWS([.$E$1:.$E$16])); 1)" office:value-type="float" office:value="130000" calcext:value-type="float">
            <text:p>130000</text:p>
          </table:table-cell>
          <table:table-cell table:formula="of:=IF([.A43]=&quot;&quot;;&quot;&quot;;[.B43])" office:value-type="float" office:value="130000" calcext:value-type="float">
            <text:p>130000</text:p>
          </table:table-cell>
          <table:table-cell table:number-columns-repeated="5"/>
          <table:table-cell table:style-name="ce71"/>
          <table:table-cell table:number-columns-repeated="1015"/>
        </table:table-row>
        <table:table-row table:style-name="ro5">
          <table:table-cell table:style-name="ce65" office:value-type="float" office:value="110000" calcext:value-type="float">
            <text:p>110000</text:p>
          </table:table-cell>
          <table:table-cell table:number-matrix-columns-spanned="1" table:number-matrix-rows-spanned="1" table:formula="of:=INDEX([.$E$1:.$E$16]; RANDBETWEEN(1; ROWS([.$E$1:.$E$16])); 1)" office:value-type="float" office:value="44000000" calcext:value-type="float">
            <text:p>44000000</text:p>
          </table:table-cell>
          <table:table-cell table:formula="of:=IF([.A44]=&quot;&quot;;&quot;&quot;;[.B44])" office:value-type="float" office:value="44000000" calcext:value-type="float">
            <text:p>44000000</text:p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5000" calcext:value-type="float">
            <text:p>5000</text:p>
          </table:table-cell>
          <table:table-cell table:formula="of:=IF([.A45]=&quot;&quot;;&quot;&quot;;[.B45])">
            <text:p/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5000" calcext:value-type="float">
            <text:p>5000</text:p>
          </table:table-cell>
          <table:table-cell table:formula="of:=IF([.A46]=&quot;&quot;;&quot;&quot;;[.B46])">
            <text:p/>
          </table:table-cell>
          <table:table-cell table:number-columns-repeated="1021"/>
        </table:table-row>
        <table:table-row table:style-name="ro5">
          <table:table-cell table:style-name="ce65" office:value-type="float" office:value="500000" calcext:value-type="float">
            <text:p>500000</text:p>
          </table:table-cell>
          <table:table-cell table:number-matrix-columns-spanned="1" table:number-matrix-rows-spanned="1" table:formula="of:=INDEX([.$E$1:.$E$16]; RANDBETWEEN(1; ROWS([.$E$1:.$E$16])); 1)" office:value-type="float" office:value="0" calcext:value-type="float">
            <text:p>0</text:p>
          </table:table-cell>
          <table:table-cell table:formula="of:=IF([.A47]=&quot;&quot;;&quot;&quot;;[.B47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130000" calcext:value-type="float">
            <text:p>130000</text:p>
          </table:table-cell>
          <table:table-cell table:formula="of:=IF([.A48]=&quot;&quot;;&quot;&quot;;[.B48])">
            <text:p/>
          </table:table-cell>
          <table:table-cell table:number-columns-repeated="1021"/>
        </table:table-row>
        <table:table-row table:style-name="ro5">
          <table:table-cell table:style-name="ce65" office:value-type="float" office:value="1600000" calcext:value-type="float">
            <text:p>1600000</text:p>
          </table:table-cell>
          <table:table-cell table:number-matrix-columns-spanned="1" table:number-matrix-rows-spanned="1" table:formula="of:=INDEX([.$E$1:.$E$16]; RANDBETWEEN(1; ROWS([.$E$1:.$E$16])); 1)" office:value-type="float" office:value="220000" calcext:value-type="float">
            <text:p>220000</text:p>
          </table:table-cell>
          <table:table-cell table:formula="of:=IF([.A49]=&quot;&quot;;&quot;&quot;;[.B49])" office:value-type="float" office:value="220000" calcext:value-type="float">
            <text:p>220000</text:p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60000" calcext:value-type="float">
            <text:p>60000</text:p>
          </table:table-cell>
          <table:table-cell table:formula="of:=IF([.A50]=&quot;&quot;;&quot;&quot;;[.B50])">
            <text:p/>
          </table:table-cell>
          <table:table-cell table:number-columns-repeated="1021"/>
        </table:table-row>
        <table:table-row table:style-name="ro5">
          <table:table-cell table:style-name="ce65" office:value-type="float" office:value="1300000" calcext:value-type="float">
            <text:p>1300000</text:p>
          </table:table-cell>
          <table:table-cell table:number-matrix-columns-spanned="1" table:number-matrix-rows-spanned="1" table:formula="of:=INDEX([.$E$1:.$E$16]; RANDBETWEEN(1; ROWS([.$E$1:.$E$16])); 1)" office:value-type="float" office:value="5000" calcext:value-type="float">
            <text:p>5000</text:p>
          </table:table-cell>
          <table:table-cell table:formula="of:=IF([.A51]=&quot;&quot;;&quot;&quot;;[.B51])" office:value-type="float" office:value="5000" calcext:value-type="float">
            <text:p>5000</text:p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59000" calcext:value-type="float">
            <text:p>59000</text:p>
          </table:table-cell>
          <table:table-cell table:formula="of:=IF([.A52]=&quot;&quot;;&quot;&quot;;[.B52])">
            <text:p/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0" calcext:value-type="float">
            <text:p>0</text:p>
          </table:table-cell>
          <table:table-cell table:formula="of:=IF([.A53]=&quot;&quot;;&quot;&quot;;[.B53])">
            <text:p/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250000" calcext:value-type="float">
            <text:p>250000</text:p>
          </table:table-cell>
          <table:table-cell table:formula="of:=IF([.A54]=&quot;&quot;;&quot;&quot;;[.B54])">
            <text:p/>
          </table:table-cell>
          <table:table-cell table:number-columns-repeated="5"/>
          <table:table-cell table:style-name="ce71"/>
          <table:table-cell table:number-columns-repeated="1015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5000" calcext:value-type="float">
            <text:p>5000</text:p>
          </table:table-cell>
          <table:table-cell table:formula="of:=IF([.A55]=&quot;&quot;;&quot;&quot;;[.B55])">
            <text:p/>
          </table:table-cell>
          <table:table-cell table:number-columns-repeated="1021"/>
        </table:table-row>
        <table:table-row table:style-name="ro5">
          <table:table-cell table:style-name="ce68" office:value-type="float" office:value="9000000" calcext:value-type="float">
            <text:p>9000000</text:p>
          </table:table-cell>
          <table:table-cell table:number-matrix-columns-spanned="1" table:number-matrix-rows-spanned="1" table:formula="of:=INDEX([.$E$1:.$E$16]; RANDBETWEEN(1; ROWS([.$E$1:.$E$16])); 1)" office:value-type="float" office:value="220000" calcext:value-type="float">
            <text:p>220000</text:p>
          </table:table-cell>
          <table:table-cell table:formula="of:=IF([.A56]=&quot;&quot;;&quot;&quot;;[.B56])" office:value-type="float" office:value="220000" calcext:value-type="float">
            <text:p>220000</text:p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7500" calcext:value-type="float">
            <text:p>7500</text:p>
          </table:table-cell>
          <table:table-cell table:formula="of:=IF([.A57]=&quot;&quot;;&quot;&quot;;[.B57])">
            <text:p/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60000" calcext:value-type="float">
            <text:p>60000</text:p>
          </table:table-cell>
          <table:table-cell table:formula="of:=IF([.A58]=&quot;&quot;;&quot;&quot;;[.B58])">
            <text:p/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250000" calcext:value-type="float">
            <text:p>250000</text:p>
          </table:table-cell>
          <table:table-cell table:formula="of:=IF([.A59]=&quot;&quot;;&quot;&quot;;[.B59])">
            <text:p/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185000" calcext:value-type="float">
            <text:p>185000</text:p>
          </table:table-cell>
          <table:table-cell table:formula="of:=IF([.A60]=&quot;&quot;;&quot;&quot;;[.B60])">
            <text:p/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130000" calcext:value-type="float">
            <text:p>130000</text:p>
          </table:table-cell>
          <table:table-cell table:formula="of:=IF([.A61]=&quot;&quot;;&quot;&quot;;[.B61])">
            <text:p/>
          </table:table-cell>
          <table:table-cell table:number-columns-repeated="1021"/>
        </table:table-row>
        <table:table-row table:style-name="ro5">
          <table:table-cell table:style-name="ce65"/>
          <table:table-cell table:number-matrix-columns-spanned="1" table:number-matrix-rows-spanned="1" table:formula="of:=INDEX([.$E$1:.$E$16]; RANDBETWEEN(1; ROWS([.$E$1:.$E$16])); 1)" office:value-type="float" office:value="44000000" calcext:value-type="float">
            <text:p>44000000</text:p>
          </table:table-cell>
          <table:table-cell table:formula="of:=IF([.A62]=&quot;&quot;;&quot;&quot;;[.B62])">
            <text:p/>
          </table:table-cell>
          <table:table-cell table:number-columns-repeated="1021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220000" calcext:value-type="float">
            <text:p>220000</text:p>
          </table:table-cell>
          <table:table-cell table:formula="of:=IF([.A63]=&quot;&quot;;&quot;&quot;;[.B63])">
            <text:p/>
          </table:table-cell>
          <table:table-cell table:number-columns-repeated="1021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44000000" calcext:value-type="float">
            <text:p>44000000</text:p>
          </table:table-cell>
          <table:table-cell table:formula="of:=IF([.A64]=&quot;&quot;;&quot;&quot;;[.B64])">
            <text:p/>
          </table:table-cell>
          <table:table-cell table:number-columns-repeated="1021"/>
        </table:table-row>
        <table:table-row table:style-name="ro5">
          <table:table-cell table:style-name="ce68"/>
          <table:table-cell table:number-matrix-columns-spanned="1" table:number-matrix-rows-spanned="1" table:formula="of:=INDEX([.$E$1:.$E$16]; RANDBETWEEN(1; ROWS([.$E$1:.$E$16])); 1)" office:value-type="float" office:value="350000" calcext:value-type="float">
            <text:p>350000</text:p>
          </table:table-cell>
          <table:table-cell table:formula="of:=IF([.A65]=&quot;&quot;;&quot;&quot;;[.B65])">
            <text:p/>
          </table:table-cell>
          <table:table-cell table:number-columns-repeated="1021"/>
        </table:table-row>
        <table:table-row table:style-name="ro5">
          <table:table-cell table:style-name="ce68" office:value-type="float" office:value="250000" calcext:value-type="float">
            <text:p>250000</text:p>
          </table:table-cell>
          <table:table-cell table:number-matrix-columns-spanned="1" table:number-matrix-rows-spanned="1" table:formula="of:=INDEX([.$E$1:.$E$16]; RANDBETWEEN(1; ROWS([.$E$1:.$E$16])); 1)" office:value-type="float" office:value="60000" calcext:value-type="float">
            <text:p>60000</text:p>
          </table:table-cell>
          <table:table-cell table:formula="of:=IF([.A66]=&quot;&quot;;&quot;&quot;;[.B66])"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8"/>
          <table:table-cell office:value-type="string" calcext:value-type="string">
            <text:p>Modified Fire Resistive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 calcext:value-type="string">
            <text:p>Modified Fire Resistive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 calcext:value-type="string">
            <text:p>Frame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 calcext:value-type="string">
            <text:p>Concrete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 calcext:value-type="string">
            <text:p>Stone Block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 calcext:value-type="string">
            <text:p>Wood/Concrete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 calcext:value-type="string">
            <text:p>Non-Combustible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 calcext:value-type="string">
            <text:p>Masonry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 calcext:value-type="string">
            <text:p>Metal/Concrete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 calcext:value-type="string">
            <text:p>F/Concrete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 calcext:value-type="string">
            <text:p>Retrofitted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 calcext:value-type="string">
            <text:p>Concrete Tilt-Up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 calcext:value-type="string">
            <text:p>Wood Frame/Metal Roof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 calcext:value-type="string">
            <text:p>Metal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 calcext:value-type="string">
            <text:p>Steel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 calcext:value-type="string">
            <text:p>Steel/Insulated</text:p>
          </table:table-cell>
          <table:table-cell table:number-columns-repeated="1015"/>
        </table:table-row>
        <table:table-row table:style-name="ro5" table:number-rows-repeated="104848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SOV.$A$1" table:cell-range-address="$Sheet2.$I$2:.$I$67"/>
        </table:named-expressions>
      </table:table>
      <table:table table:name="location " table:style-name="ta3">
        <table:table-column table:style-name="co10" table:default-cell-style-name="ce75"/>
        <table:table-column table:style-name="co11" table:default-cell-style-name="ce76"/>
        <table:table-column table:style-name="co12" table:default-cell-style-name="ce77"/>
        <table:table-column table:style-name="co6" table:default-cell-style-name="ce75"/>
        <table:table-column table:style-name="co13" table:default-cell-style-name="ce75"/>
        <table:table-column table:style-name="co11" table:default-cell-style-name="ce76"/>
        <table:table-column table:style-name="co12" table:default-cell-style-name="ce77"/>
        <table:table-column table:style-name="co6" table:default-cell-style-name="ce75"/>
        <table:table-column table:style-name="co2" table:number-columns-repeated="2" table:default-cell-style-name="ce75"/>
        <table:table-column table:style-name="co14" table:default-cell-style-name="ce81"/>
        <table:table-column table:style-name="co6" table:number-columns-repeated="1013" table:default-cell-style-name="ce75"/>
        <table:table-row table:style-name="ro5">
          <table:table-cell table:number-columns-repeated="4"/>
          <table:table-cell office:value-type="string" calcext:value-type="string">
            <text:p>DESCRIPTIONS </text:p>
          </table:table-cell>
          <table:table-cell office:value-type="string" office:string-value="(All)" calcext:value-type="string">
            <text:p><text:s/>(All) 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ownership</text:p>
          </table:table-cell>
          <table:table-cell office:value-type="string" office:string-value="(All)" calcext:value-type="string">
            <text:p><text:s/>(All) 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PDT</text:p>
          </table:table-cell>
          <table:table-cell office:value-type="string" office:string-value="(All)" calcext:value-type="string">
            <text:p><text:s/>(All) 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BRN</text:p>
          </table:table-cell>
          <table:table-cell office:value-type="string" office:string-value="(All)" calcext:value-type="string">
            <text:p><text:s/>(All) 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WNERSHIP</text:p>
          </table:table-cell>
          <table:table-cell office:value-type="string" office:string-value="(All)" calcext:value-type="string">
            <text:p><text:s/>(All) </text:p>
          </table:table-cell>
          <table:table-cell table:number-columns-repeated="2"/>
          <table:table-cell office:value-type="string" calcext:value-type="string">
            <text:p>PDG</text:p>
          </table:table-cell>
          <table:table-cell office:value-type="string" office:string-value="(All)" calcext:value-type="string">
            <text:p><text:s/>(All) 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DT</text:p>
          </table:table-cell>
          <table:table-cell office:value-type="string" office:string-value="(Multiple Items)" calcext:value-type="string">
            <text:p><text:s/>(Multiple Items) 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FC</text:p>
          </table:table-cell>
          <table:table-cell office:value-type="string" office:string-value="(All)" calcext:value-type="string">
            <text:p><text:s/>(All) </text:p>
          </table:table-cell>
          <table:table-cell table:number-columns-repeated="3"/>
          <table:table-cell office:value-type="string" office:string-value="Values" calcext:value-type="string">
            <text:p><text:s/>Values 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N</text:p>
          </table:table-cell>
          <table:table-cell office:value-type="string" office:string-value="(All)" calcext:value-type="string">
            <text:p><text:s/>(All) 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DG</text:p>
          </table:table-cell>
          <table:table-cell office:value-type="string" office:string-value="(All)" calcext:value-type="string">
            <text:p><text:s/>(All) 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DESCRIPTION (CAT)</text:p>
          </table:table-cell>
          <table:table-cell office:value-type="string" office:string-value="(All)" calcext:value-type="string">
            <text:p><text:s/>(All) 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office:string-value="Values" calcext:value-type="string">
            <text:p><text:s/>Values </text:p>
          </table:table-cell>
          <table:table-cell office:value-type="string" office:string-value="06/30/19" calcext:value-type="string">
            <text:p><text:s/>06/30/19 </text:p>
          </table:table-cell>
          <table:table-cell table:number-columns-repeated="3"/>
          <table:table-cell office:value-type="string" office:string-value="12/31/2018" calcext:value-type="string">
            <text:p><text:s/>12/31/2018 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LOC</text:p>
          </table:table-cell>
          <table:table-cell office:value-type="string" office:string-value="Sum of STD CASES" calcext:value-type="string">
            <text:p><text:s/>Sum of STD CASES </text:p>
          </table:table-cell>
          <table:table-cell office:value-type="string" office:string-value="Sum of EXT CST+TX" calcext:value-type="string">
            <text:p><text:s/>Sum of EXT CST+TX </text:p>
          </table:table-cell>
          <table:table-cell/>
          <table:table-cell office:value-type="string" calcext:value-type="string">
            <text:p>LOC</text:p>
          </table:table-cell>
          <table:table-cell office:value-type="string" office:string-value="Sum of STD CASES" calcext:value-type="string">
            <text:p><text:s/>Sum of STD CASES </text:p>
          </table:table-cell>
          <table:table-cell office:value-type="string" office:string-value="Sum of EXT CST+TX" calcext:value-type="string">
            <text:p><text:s/>Sum of EXT CST+TX 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*****AB - AM CYN BOND</text:p>
          </table:table-cell>
          <table:table-cell office:value-type="float" office:value="336829.75" calcext:value-type="float">
            <text:p><text:s/>336,829.75 </text:p>
          </table:table-cell>
          <table:table-cell office:value-type="float" office:value="24896212.42" calcext:value-type="float">
            <text:p><text:s/>$24,896,212.42 </text:p>
          </table:table-cell>
          <table:table-cell/>
          <table:table-cell office:value-type="string" calcext:value-type="string">
            <text:p>****AB - AM CYN BOND</text:p>
          </table:table-cell>
          <table:table-cell office:value-type="float" office:value="409786.5" calcext:value-type="float">
            <text:p><text:s/>409,786.50 </text:p>
          </table:table-cell>
          <table:table-cell office:value-type="float" office:value="29052786.74" calcext:value-type="float">
            <text:p><text:s/>$29,052,786.74 </text:p>
          </table:table-cell>
          <table:table-cell/>
          <table:table-cell table:style-name="ce79" table:formula="of:=AVERAGE([.G14];[.C14])" office:value-type="float" office:value="26974499.58" calcext:value-type="float">
            <text:p><text:s/>$26,974,499.58 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*****AL - AMCYN LIB BOND</text:p>
          </table:table-cell>
          <table:table-cell office:value-type="float" office:value="3161.25" calcext:value-type="float">
            <text:p><text:s/>3,161.25 </text:p>
          </table:table-cell>
          <table:table-cell office:value-type="float" office:value="532909.32" calcext:value-type="float">
            <text:p><text:s/>$532,909.32 </text:p>
          </table:table-cell>
          <table:table-cell/>
          <table:table-cell office:value-type="string" calcext:value-type="string">
            <text:p>****AL - AMCYN LIB BOND</text:p>
          </table:table-cell>
          <table:table-cell office:value-type="float" office:value="3179.33" calcext:value-type="float">
            <text:p><text:s/>3,179.33 </text:p>
          </table:table-cell>
          <table:table-cell office:value-type="float" office:value="534625.47" calcext:value-type="float">
            <text:p><text:s/>$534,625.47 </text:p>
          </table:table-cell>
          <table:table-cell/>
          <table:table-cell table:style-name="ce79" table:formula="of:=AVERAGE([.G15];[.C15])" office:value-type="float" office:value="533767.395" calcext:value-type="float">
            <text:p><text:s/>$533,767.40 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*****AT - AM CYN TAX PAID</text:p>
          </table:table-cell>
          <table:table-cell office:value-type="float" office:value="71169.06" calcext:value-type="float">
            <text:p><text:s/>71,169.06 </text:p>
          </table:table-cell>
          <table:table-cell office:value-type="float" office:value="5374169.72" calcext:value-type="float">
            <text:p><text:s/>$5,374,169.72 </text:p>
          </table:table-cell>
          <table:table-cell/>
          <table:table-cell office:value-type="string" calcext:value-type="string">
            <text:p>****AT - AM CYN TAX PAID</text:p>
          </table:table-cell>
          <table:table-cell office:value-type="float" office:value="62826.33" calcext:value-type="float">
            <text:p><text:s/>62,826.33 </text:p>
          </table:table-cell>
          <table:table-cell office:value-type="float" office:value="4925373.2" calcext:value-type="float">
            <text:p><text:s/>$4,925,373.20 </text:p>
          </table:table-cell>
          <table:table-cell/>
          <table:table-cell table:style-name="ce79" table:formula="of:=AVERAGE([.G16];[.C16])" office:value-type="float" office:value="5149771.46" calcext:value-type="float">
            <text:p><text:s/>$5,149,771.46 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*****AY - AMCYN LIB TXPAID</text:p>
          </table:table-cell>
          <table:table-cell office:value-type="float" office:value="77.5" calcext:value-type="float">
            <text:p><text:s/>77.50 </text:p>
          </table:table-cell>
          <table:table-cell office:value-type="float" office:value="12404.66" calcext:value-type="float">
            <text:p><text:s/>$12,404.66 </text:p>
          </table:table-cell>
          <table:table-cell/>
          <table:table-cell office:value-type="string" calcext:value-type="string">
            <text:p>****AY - AMCYN LIB TXPAID</text:p>
          </table:table-cell>
          <table:table-cell office:value-type="float" office:value="81.5" calcext:value-type="float">
            <text:p><text:s/>81.50 </text:p>
          </table:table-cell>
          <table:table-cell office:value-type="float" office:value="13016.09" calcext:value-type="float">
            <text:p><text:s/>$13,016.09 </text:p>
          </table:table-cell>
          <table:table-cell/>
          <table:table-cell table:style-name="ce79" table:formula="of:=AVERAGE([.G17];[.C17])" office:value-type="float" office:value="12710.375" calcext:value-type="float">
            <text:p><text:s/>$12,710.38 </text:p>
          </table:table-cell>
          <table:table-cell table:style-name="ce80" table:formula="of:=SUM([.I14:.I17])" office:value-type="float" office:value="32670748.81" calcext:value-type="float">
            <text:p><text:s/>$32,670,748.81 </text:p>
          </table:table-cell>
          <table:table-cell office:value-type="string" calcext:value-type="string">
            <text:p>AMERICAN CANY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*****B2 - BFE(BENICIA)TXPD</text:p>
          </table:table-cell>
          <table:table-cell office:value-type="float" office:value="1157626.68" calcext:value-type="float">
            <text:p><text:s/>1,157,626.68 </text:p>
          </table:table-cell>
          <table:table-cell office:value-type="float" office:value="2267136.12" calcext:value-type="float">
            <text:p><text:s/>$2,267,136.12 </text:p>
          </table:table-cell>
          <table:table-cell/>
          <table:table-cell office:value-type="string" calcext:value-type="string">
            <text:p>****B2 - BFE(BENICIA)TXPD</text:p>
          </table:table-cell>
          <table:table-cell office:value-type="float" office:value="1405149.16" calcext:value-type="float">
            <text:p><text:s/>1,405,149.16 </text:p>
          </table:table-cell>
          <table:table-cell office:value-type="float" office:value="2182397.93" calcext:value-type="float">
            <text:p><text:s/>$2,182,397.93 </text:p>
          </table:table-cell>
          <table:table-cell/>
          <table:table-cell table:style-name="ce79" table:formula="of:=AVERAGE([.G18];[.C18])" office:value-type="float" office:value="2224767.025" calcext:value-type="float">
            <text:p><text:s/>$2,224,767.03 </text:p>
          </table:table-cell>
          <table:table-cell table:style-name="ce79"/>
          <table:table-cell table:number-columns-repeated="1014"/>
        </table:table-row>
        <table:table-row table:style-name="ro6">
          <table:table-cell office:value-type="string" calcext:value-type="string">
            <text:p>*****B3 - BOISSET LIB TXPD</text:p>
          </table:table-cell>
          <table:table-cell office:value-type="float" office:value="951.58" calcext:value-type="float">
            <text:p><text:s/>951.58 </text:p>
          </table:table-cell>
          <table:table-cell office:value-type="float" office:value="107091.65" calcext:value-type="float">
            <text:p><text:s/>$107,091.65 </text:p>
          </table:table-cell>
          <table:table-cell/>
          <table:table-cell office:value-type="string" calcext:value-type="string">
            <text:p>****B3 - BOISSET LIB TXPD</text:p>
          </table:table-cell>
          <table:table-cell office:value-type="float" office:value="951.58" calcext:value-type="float">
            <text:p><text:s/>951.58 </text:p>
          </table:table-cell>
          <table:table-cell office:value-type="float" office:value="107091.65" calcext:value-type="float">
            <text:p><text:s/>$107,091.65 </text:p>
          </table:table-cell>
          <table:table-cell/>
          <table:table-cell table:style-name="ce79" table:formula="of:=AVERAGE([.G19];[.C19])" office:value-type="float" office:value="107091.65" calcext:value-type="float">
            <text:p><text:s/>$107,091.65 </text:p>
          </table:table-cell>
          <table:table-cell table:style-name="ce80" table:formula="of:=SUM([.I18:.I19])" office:value-type="float" office:value="2331858.675" calcext:value-type="float">
            <text:p><text:s/>$2,331,858.68 </text:p>
          </table:table-cell>
          <table:table-cell office:value-type="string" calcext:value-type="string">
            <text:p>B2 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*****BH - BVW HOSP/GUEST</text:p>
          </table:table-cell>
          <table:table-cell office:value-type="float" office:value="62.72" calcext:value-type="float">
            <text:p><text:s/>62.72 </text:p>
          </table:table-cell>
          <table:table-cell office:value-type="float" office:value="7512.75" calcext:value-type="float">
            <text:p><text:s/>$7,512.75 </text:p>
          </table:table-cell>
          <table:table-cell/>
          <table:table-cell office:value-type="string" calcext:value-type="string">
            <text:p>****BH - BVW HOSP/GUEST</text:p>
          </table:table-cell>
          <table:table-cell office:value-type="float" office:value="45.05" calcext:value-type="float">
            <text:p><text:s/>45.05 </text:p>
          </table:table-cell>
          <table:table-cell office:value-type="float" office:value="6374.59" calcext:value-type="float">
            <text:p><text:s/>$6,374.59 </text:p>
          </table:table-cell>
          <table:table-cell/>
          <table:table-cell table:style-name="ce79" table:formula="of:=AVERAGE([.G20];[.C20])" office:value-type="float" office:value="6943.67" calcext:value-type="float">
            <text:p><text:s/>$6,943.67 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*****BT - BVW TAXPAID</text:p>
          </table:table-cell>
          <table:table-cell office:value-type="float" office:value="4930.59" calcext:value-type="float">
            <text:p><text:s/>4,930.59 </text:p>
          </table:table-cell>
          <table:table-cell office:value-type="float" office:value="169985.57" calcext:value-type="float">
            <text:p><text:s/>$169,985.57 </text:p>
          </table:table-cell>
          <table:table-cell/>
          <table:table-cell office:value-type="string" calcext:value-type="string">
            <text:p>****BT - BVW TAXPAID</text:p>
          </table:table-cell>
          <table:table-cell office:value-type="float" office:value="4087.78" calcext:value-type="float">
            <text:p><text:s/>4,087.78 </text:p>
          </table:table-cell>
          <table:table-cell office:value-type="float" office:value="146449.7" calcext:value-type="float">
            <text:p><text:s/>$146,449.70 </text:p>
          </table:table-cell>
          <table:table-cell/>
          <table:table-cell table:style-name="ce79" table:formula="of:=AVERAGE([.G21];[.C21])" office:value-type="float" office:value="158217.635" calcext:value-type="float">
            <text:p><text:s/>$158,217.64 </text:p>
          </table:table-cell>
          <table:table-cell table:style-name="ce80" table:formula="of:=SUM([.I20:.I21])" office:value-type="float" office:value="165161.305" calcext:value-type="float">
            <text:p><text:s/>$165,161.31 </text:p>
          </table:table-cell>
          <table:table-cell office:value-type="string" calcext:value-type="string">
            <text:p>BUENA VISTA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*****DB - DLV BOND</text:p>
          </table:table-cell>
          <table:table-cell office:value-type="float" office:value="15" calcext:value-type="float">
            <text:p><text:s/>15.00 </text:p>
          </table:table-cell>
          <table:table-cell office:value-type="float" office:value="2096.41" calcext:value-type="float">
            <text:p><text:s/>$2,096.41 </text:p>
          </table:table-cell>
          <table:table-cell/>
          <table:table-cell office:value-type="string" calcext:value-type="string">
            <text:p>****DB - DLV BOND</text:p>
          </table:table-cell>
          <table:table-cell office:value-type="float" office:value="34.33" calcext:value-type="float">
            <text:p><text:s/>34.33 </text:p>
          </table:table-cell>
          <table:table-cell office:value-type="float" office:value="4845.43" calcext:value-type="float">
            <text:p><text:s/>$4,845.43 </text:p>
          </table:table-cell>
          <table:table-cell/>
          <table:table-cell table:style-name="ce79" table:formula="of:=AVERAGE([.G22];[.C22])" office:value-type="float" office:value="3470.92" calcext:value-type="float">
            <text:p><text:s/>$3,470.92 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*****DL - DONOTUSE DLVLBTX</text:p>
          </table:table-cell>
          <table:table-cell office:value-type="float" office:value="-0.74" calcext:value-type="float">
            <text:p><text:s/>(0.74)</text:p>
          </table:table-cell>
          <table:table-cell office:value-type="float" office:value="-79.13" calcext:value-type="float">
            <text:p><text:s/>$(79.13)</text:p>
          </table:table-cell>
          <table:table-cell table:number-columns-repeated="5"/>
          <table:table-cell table:style-name="ce79" table:formula="of:=AVERAGE([.G23];[.C23])" office:value-type="float" office:value="-79.13" calcext:value-type="float">
            <text:p><text:s/>$(79.13)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*****DT - DLV TAXPAID</text:p>
          </table:table-cell>
          <table:table-cell office:value-type="float" office:value="3331.16" calcext:value-type="float">
            <text:p><text:s/>3,331.16 </text:p>
          </table:table-cell>
          <table:table-cell office:value-type="float" office:value="145533.02" calcext:value-type="float">
            <text:p><text:s/>$145,533.02 </text:p>
          </table:table-cell>
          <table:table-cell/>
          <table:table-cell office:value-type="string" calcext:value-type="string">
            <text:p>****DT - DLV TAXPAID</text:p>
          </table:table-cell>
          <table:table-cell office:value-type="float" office:value="3249.37" calcext:value-type="float">
            <text:p><text:s/>3,249.37 </text:p>
          </table:table-cell>
          <table:table-cell office:value-type="float" office:value="145603.8" calcext:value-type="float">
            <text:p><text:s/>$145,603.80 </text:p>
          </table:table-cell>
          <table:table-cell/>
          <table:table-cell table:style-name="ce79" table:formula="of:=AVERAGE([.G24];[.C24])" office:value-type="float" office:value="145568.41" calcext:value-type="float">
            <text:p><text:s/>$145,568.41 </text:p>
          </table:table-cell>
          <table:table-cell table:style-name="ce80" table:formula="of:=SUM([.I22:.I24])" office:value-type="float" office:value="148960.2" calcext:value-type="float">
            <text:p><text:s/>$148,960.20 </text:p>
          </table:table-cell>
          <table:table-cell office:value-type="string" calcext:value-type="string">
            <text:p>DELOACH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*****EU - BENICIA TPD 0$</text:p>
          </table:table-cell>
          <table:table-cell office:value-type="float" office:value="74.25" calcext:value-type="float">
            <text:p><text:s/>74.25 </text:p>
          </table:table-cell>
          <table:table-cell office:value-type="float" office:value="11776.16" calcext:value-type="float">
            <text:p><text:s/>$11,776.16 </text:p>
          </table:table-cell>
          <table:table-cell/>
          <table:table-cell office:value-type="string" calcext:value-type="string">
            <text:p>****EU - BENICIA TPD 0$</text:p>
          </table:table-cell>
          <table:table-cell office:value-type="float" office:value="126" calcext:value-type="float">
            <text:p><text:s/>126.00 </text:p>
          </table:table-cell>
          <table:table-cell office:value-type="float" office:value="13793.3" calcext:value-type="float">
            <text:p><text:s/>$13,793.30 </text:p>
          </table:table-cell>
          <table:table-cell/>
          <table:table-cell table:style-name="ce79" table:formula="of:=AVERAGE([.G25];[.C25])" office:value-type="float" office:value="12784.73" calcext:value-type="float">
            <text:p><text:s/>$12,784.73 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*****FF - FREE FLOW BOND</text:p>
          </table:table-cell>
          <table:table-cell office:value-type="float" office:value="15.17" calcext:value-type="float">
            <text:p><text:s/>15.17 </text:p>
          </table:table-cell>
          <table:table-cell office:value-type="float" office:value="635.84" calcext:value-type="float">
            <text:p><text:s/>$635.84 </text:p>
          </table:table-cell>
          <table:table-cell/>
          <table:table-cell office:value-type="string" calcext:value-type="string">
            <text:p>****FF - FREE FLOW BOND</text:p>
          </table:table-cell>
          <table:table-cell office:value-type="float" office:value="6.5" calcext:value-type="float">
            <text:p><text:s/>6.50 </text:p>
          </table:table-cell>
          <table:table-cell office:value-type="float" office:value="182.36" calcext:value-type="float">
            <text:p><text:s/>$182.36 </text:p>
          </table:table-cell>
          <table:table-cell/>
          <table:table-cell table:style-name="ce79" table:formula="of:=AVERAGE([.G26];[.C26])" office:value-type="float" office:value="409.1" calcext:value-type="float">
            <text:p><text:s/>$409.10 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*****NB - RACK AND RIDDLE</text:p>
          </table:table-cell>
          <table:table-cell office:value-type="float" office:value="99.5" calcext:value-type="float">
            <text:p><text:s/>99.50 </text:p>
          </table:table-cell>
          <table:table-cell office:value-type="float" office:value="27202.54" calcext:value-type="float">
            <text:p><text:s/>$27,202.54 </text:p>
          </table:table-cell>
          <table:table-cell/>
          <table:table-cell office:value-type="string" calcext:value-type="string">
            <text:p>****FT - FREE FLOW TXPD</text:p>
          </table:table-cell>
          <table:table-cell office:value-type="float" office:value="58.5" calcext:value-type="float">
            <text:p><text:s/>58.50 </text:p>
          </table:table-cell>
          <table:table-cell office:value-type="float" office:value="1937.53" calcext:value-type="float">
            <text:p><text:s/>$1,937.53 </text:p>
          </table:table-cell>
          <table:table-cell/>
          <table:table-cell table:style-name="ce79" table:formula="of:=AVERAGE([.G27];[.C27])" office:value-type="float" office:value="14570.035" calcext:value-type="float">
            <text:p><text:s/>$14,570.04 </text:p>
          </table:table-cell>
          <table:table-cell table:number-columns-repeated="1015"/>
        </table:table-row>
        <table:table-row table:style-name="ro5">
          <table:table-cell table:number-columns-repeated="4"/>
          <table:table-cell office:value-type="string" calcext:value-type="string">
            <text:p>****PD - DLV PACKAGING/SH</text:p>
          </table:table-cell>
          <table:table-cell office:value-type="float" office:value="2" calcext:value-type="float">
            <text:p><text:s/>2.00 </text:p>
          </table:table-cell>
          <table:table-cell office:value-type="float" office:value="226.65" calcext:value-type="float">
            <text:p><text:s/>$226.65 </text:p>
          </table:table-cell>
          <table:table-cell/>
          <table:table-cell table:style-name="ce79" table:formula="of:=AVERAGE([.G28];[.C28])" office:value-type="float" office:value="226.65" calcext:value-type="float">
            <text:p><text:s/>$226.65 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*****PR - RVC PACKAGING/SH</text:p>
          </table:table-cell>
          <table:table-cell office:value-type="float" office:value="1102.49" calcext:value-type="float">
            <text:p><text:s/>1,102.49 </text:p>
          </table:table-cell>
          <table:table-cell office:value-type="float" office:value="123002.79" calcext:value-type="float">
            <text:p><text:s/>$123,002.79 </text:p>
          </table:table-cell>
          <table:table-cell/>
          <table:table-cell office:value-type="string" calcext:value-type="string">
            <text:p>****PR - RVC PACKAGING/SH</text:p>
          </table:table-cell>
          <table:table-cell office:value-type="float" office:value="333.58" calcext:value-type="float">
            <text:p><text:s/>333.58 </text:p>
          </table:table-cell>
          <table:table-cell office:value-type="float" office:value="42983.51" calcext:value-type="float">
            <text:p><text:s/>$42,983.51 </text:p>
          </table:table-cell>
          <table:table-cell/>
          <table:table-cell table:style-name="ce79" table:formula="of:=AVERAGE([.G29];[.C29])" office:value-type="float" office:value="82993.15" calcext:value-type="float">
            <text:p><text:s/>$82,993.15 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*****PT - PARKER TAXPAID</text:p>
          </table:table-cell>
          <table:table-cell office:value-type="float" office:value="6546.97" calcext:value-type="float">
            <text:p><text:s/>6,546.97 </text:p>
          </table:table-cell>
          <table:table-cell office:value-type="float" office:value="213509.86" calcext:value-type="float">
            <text:p><text:s/>$213,509.86 </text:p>
          </table:table-cell>
          <table:table-cell/>
          <table:table-cell office:value-type="string" calcext:value-type="string">
            <text:p>****PT - PARKER TAXPAID</text:p>
          </table:table-cell>
          <table:table-cell office:value-type="float" office:value="6546.97" calcext:value-type="float">
            <text:p><text:s/>6,546.97 </text:p>
          </table:table-cell>
          <table:table-cell office:value-type="float" office:value="213509.86" calcext:value-type="float">
            <text:p><text:s/>$213,509.86 </text:p>
          </table:table-cell>
          <table:table-cell/>
          <table:table-cell table:style-name="ce79" table:formula="of:=AVERAGE([.G30];[.C30])" office:value-type="float" office:value="213509.86" calcext:value-type="float">
            <text:p><text:s/>$213,509.86 </text:p>
          </table:table-cell>
          <table:table-cell table:style-name="ce80" table:formula="of:=SUM([.I28:.I30])" office:value-type="float" office:value="296729.66" calcext:value-type="float">
            <text:p><text:s/>$296,729.66 </text:p>
          </table:table-cell>
          <table:table-cell office:value-type="string" calcext:value-type="string">
            <text:p>BOND BOTTLING LIN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*****QC - BFE- QC</text:p>
          </table:table-cell>
          <table:table-cell office:value-type="float" office:value="32.4" calcext:value-type="float">
            <text:p><text:s/>32.40 </text:p>
          </table:table-cell>
          <table:table-cell office:value-type="float" office:value="3047.6" calcext:value-type="float">
            <text:p><text:s/>$3,047.60 </text:p>
          </table:table-cell>
          <table:table-cell/>
          <table:table-cell office:value-type="string" calcext:value-type="string">
            <text:p>****QC - BFE- QC</text:p>
          </table:table-cell>
          <table:table-cell office:value-type="float" office:value="16.51" calcext:value-type="float">
            <text:p><text:s/>16.51 </text:p>
          </table:table-cell>
          <table:table-cell office:value-type="float" office:value="1890.74" calcext:value-type="float">
            <text:p><text:s/>$1,890.74 </text:p>
          </table:table-cell>
          <table:table-cell/>
          <table:table-cell table:style-name="ce79" table:formula="of:=AVERAGE([.G31];[.C31])" office:value-type="float" office:value="2469.17" calcext:value-type="float">
            <text:p><text:s/>$2,469.17 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*****RA - THE RANCH BOND</text:p>
          </table:table-cell>
          <table:table-cell office:value-type="float" office:value="611" calcext:value-type="float">
            <text:p><text:s/>611.00 </text:p>
          </table:table-cell>
          <table:table-cell office:value-type="float" office:value="22196.16" calcext:value-type="float">
            <text:p><text:s/>$22,196.16 </text:p>
          </table:table-cell>
          <table:table-cell table:number-columns-repeated="5"/>
          <table:table-cell table:style-name="ce79" table:formula="of:=AVERAGE([.G32];[.C32])" office:value-type="float" office:value="22196.16" calcext:value-type="float">
            <text:p><text:s/>$22,196.16 </text:p>
          </table:table-cell>
          <table:table-cell table:style-name="ce79" table:formula="of:=+[.I32]" office:value-type="float" office:value="22196.16" calcext:value-type="float">
            <text:p><text:s/>$22,196.16 </text:p>
          </table:table-cell>
          <table:table-cell office:value-type="string" calcext:value-type="string">
            <text:p>RANCH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*****RB - RVC BOND</text:p>
          </table:table-cell>
          <table:table-cell office:value-type="float" office:value="2767.49" calcext:value-type="float">
            <text:p><text:s/>2,767.49 </text:p>
          </table:table-cell>
          <table:table-cell office:value-type="float" office:value="94190.24" calcext:value-type="float">
            <text:p><text:s/>$94,190.24 </text:p>
          </table:table-cell>
          <table:table-cell/>
          <table:table-cell office:value-type="string" calcext:value-type="string">
            <text:p>****RB - RVC BOND</text:p>
          </table:table-cell>
          <table:table-cell office:value-type="float" office:value="2795.09" calcext:value-type="float">
            <text:p><text:s/>2,795.09 </text:p>
          </table:table-cell>
          <table:table-cell office:value-type="float" office:value="340751.38" calcext:value-type="float">
            <text:p><text:s/>$340,751.38 </text:p>
          </table:table-cell>
          <table:table-cell/>
          <table:table-cell table:style-name="ce79" table:formula="of:=AVERAGE([.G33];[.C33])" office:value-type="float" office:value="217470.81" calcext:value-type="float">
            <text:p><text:s/>$217,470.81 </text:p>
          </table:table-cell>
          <table:table-cell table:style-name="ce79" table:formula="of:=[.I33]" office:value-type="float" office:value="217470.81" calcext:value-type="float">
            <text:p><text:s/>$217,470.81 </text:p>
          </table:table-cell>
          <table:table-cell office:value-type="string" calcext:value-type="string">
            <text:p>RAYMOND BON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*****RH - RVC HOSP/GUEST</text:p>
          </table:table-cell>
          <table:table-cell office:value-type="float" office:value="70.2" calcext:value-type="float">
            <text:p><text:s/>70.20 </text:p>
          </table:table-cell>
          <table:table-cell office:value-type="float" office:value="13041.22" calcext:value-type="float">
            <text:p><text:s/>$13,041.22 </text:p>
          </table:table-cell>
          <table:table-cell/>
          <table:table-cell office:value-type="string" calcext:value-type="string">
            <text:p>****RH - RVC HOSP/GUEST</text:p>
          </table:table-cell>
          <table:table-cell office:value-type="float" office:value="91.78" calcext:value-type="float">
            <text:p><text:s/>91.78 </text:p>
          </table:table-cell>
          <table:table-cell office:value-type="float" office:value="17675.27" calcext:value-type="float">
            <text:p><text:s/>$17,675.27 </text:p>
          </table:table-cell>
          <table:table-cell/>
          <table:table-cell table:style-name="ce79" table:formula="of:=AVERAGE([.G34];[.C34])" office:value-type="float" office:value="15358.245" calcext:value-type="float">
            <text:p><text:s/>$15,358.25 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*****RT - RAYMOND- TAXPAID</text:p>
          </table:table-cell>
          <table:table-cell office:value-type="float" office:value="7834.45" calcext:value-type="float">
            <text:p><text:s/>7,834.45 </text:p>
          </table:table-cell>
          <table:table-cell office:value-type="float" office:value="460684.55" calcext:value-type="float">
            <text:p><text:s/>$460,684.55 </text:p>
          </table:table-cell>
          <table:table-cell/>
          <table:table-cell office:value-type="string" calcext:value-type="string">
            <text:p>****RT - RAYMOND- TAXPAID</text:p>
          </table:table-cell>
          <table:table-cell office:value-type="float" office:value="8879.59" calcext:value-type="float">
            <text:p><text:s/>8,879.59 </text:p>
          </table:table-cell>
          <table:table-cell office:value-type="float" office:value="497125.35" calcext:value-type="float">
            <text:p><text:s/>$497,125.35 </text:p>
          </table:table-cell>
          <table:table-cell/>
          <table:table-cell table:style-name="ce79" table:formula="of:=AVERAGE([.G35];[.C35])" office:value-type="float" office:value="478904.95" calcext:value-type="float">
            <text:p><text:s/>$478,904.95 </text:p>
          </table:table-cell>
          <table:table-cell table:style-name="ce80" table:formula="of:=SUM([.I34:.I35])" office:value-type="float" office:value="494263.195" calcext:value-type="float">
            <text:p><text:s/>$494,263.20 </text:p>
          </table:table-cell>
          <table:table-cell office:value-type="string" calcext:value-type="string">
            <text:p>RAYMOND TR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*****TT - TOT TAXPAID</text:p>
          </table:table-cell>
          <table:table-cell office:value-type="float" office:value="1100.43" calcext:value-type="float">
            <text:p><text:s/>1,100.43 </text:p>
          </table:table-cell>
          <table:table-cell office:value-type="float" office:value="82344.44" calcext:value-type="float">
            <text:p><text:s/>$82,344.44 </text:p>
          </table:table-cell>
          <table:table-cell/>
          <table:table-cell office:value-type="string" calcext:value-type="string">
            <text:p>****TT - TOT TAXPAID</text:p>
          </table:table-cell>
          <table:table-cell office:value-type="float" office:value="1101.83" calcext:value-type="float">
            <text:p><text:s/>1,101.83 </text:p>
          </table:table-cell>
          <table:table-cell office:value-type="float" office:value="79377.95" calcext:value-type="float">
            <text:p><text:s/>$79,377.95 </text:p>
          </table:table-cell>
          <table:table-cell/>
          <table:table-cell table:style-name="ce79" table:formula="of:=AVERAGE([.G36];[.C36])" office:value-type="float" office:value="80861.195" calcext:value-type="float">
            <text:p><text:s/>$80,861.20 </text:p>
          </table:table-cell>
          <table:table-cell table:style-name="ce79" table:formula="of:=+[.I36]" office:value-type="float" office:value="80861.195" calcext:value-type="float">
            <text:p><text:s/>$80,861.20 </text:p>
          </table:table-cell>
          <table:table-cell office:value-type="string" calcext:value-type="string">
            <text:p>HEALDSBUR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*****VP - VINPAK BOND</text:p>
          </table:table-cell>
          <table:table-cell office:value-type="float" office:value="2.75" calcext:value-type="float">
            <text:p><text:s/>2.75 </text:p>
          </table:table-cell>
          <table:table-cell office:value-type="float" office:value="516.41" calcext:value-type="float">
            <text:p><text:s/>$516.41 </text:p>
          </table:table-cell>
          <table:table-cell table:number-columns-repeated="5"/>
          <table:table-cell table:style-name="ce79" table:formula="of:=AVERAGE([.G37];[.C37])" office:value-type="float" office:value="516.41" calcext:value-type="float">
            <text:p><text:s/>$516.41 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*****WL - RVC WINE LIVING</text:p>
          </table:table-cell>
          <table:table-cell office:value-type="float" office:value="663.9" calcext:value-type="float">
            <text:p><text:s/>663.90 </text:p>
          </table:table-cell>
          <table:table-cell office:value-type="float" office:value="22393.71" calcext:value-type="float">
            <text:p><text:s/>$22,393.71 </text:p>
          </table:table-cell>
          <table:table-cell/>
          <table:table-cell office:value-type="string" calcext:value-type="string">
            <text:p>****WL - RVC WINE LIVING</text:p>
          </table:table-cell>
          <table:table-cell office:value-type="float" office:value="799.72" calcext:value-type="float">
            <text:p><text:s/>799.72 </text:p>
          </table:table-cell>
          <table:table-cell office:value-type="float" office:value="42163.73" calcext:value-type="float">
            <text:p><text:s/>$42,163.73 </text:p>
          </table:table-cell>
          <table:table-cell/>
          <table:table-cell table:style-name="ce79" table:formula="of:=AVERAGE([.G38];[.C38])" office:value-type="float" office:value="32278.72" calcext:value-type="float">
            <text:p><text:s/>$32,278.72 </text:p>
          </table:table-cell>
          <table:table-cell table:style-name="ce79" table:formula="of:=[.I38]" office:value-type="float" office:value="32278.72" calcext:value-type="float">
            <text:p><text:s/>$32,278.72 </text:p>
          </table:table-cell>
          <table:table-cell office:value-type="string" calcext:value-type="string">
            <text:p>WINE LIVI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*****WS - WINE DIRECT</text:p>
          </table:table-cell>
          <table:table-cell office:value-type="float" office:value="40482.36" calcext:value-type="float">
            <text:p><text:s/>40,482.36 </text:p>
          </table:table-cell>
          <table:table-cell office:value-type="float" office:value="1419082.14" calcext:value-type="float">
            <text:p><text:s/>$1,419,082.14 </text:p>
          </table:table-cell>
          <table:table-cell/>
          <table:table-cell office:value-type="string" calcext:value-type="string">
            <text:p>****WS - WINE DIRECT</text:p>
          </table:table-cell>
          <table:table-cell office:value-type="float" office:value="31994.28" calcext:value-type="float">
            <text:p><text:s/>31,994.28 </text:p>
          </table:table-cell>
          <table:table-cell office:value-type="float" office:value="1223844.35" calcext:value-type="float">
            <text:p><text:s/>$1,223,844.35 </text:p>
          </table:table-cell>
          <table:table-cell/>
          <table:table-cell table:style-name="ce79" table:formula="of:=AVERAGE([.G39];[.C39])" office:value-type="float" office:value="1321463.245" calcext:value-type="float">
            <text:p><text:s/>$1,321,463.25 </text:p>
          </table:table-cell>
          <table:table-cell table:style-name="ce79" table:formula="of:=+[.I39]" office:value-type="float" office:value="1321463.245" calcext:value-type="float">
            <text:p><text:s/>$1,321,463.25 </text:p>
          </table:table-cell>
          <table:table-cell office:value-type="string" calcext:value-type="string">
            <text:p>WINE DIRECT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*****WT - WATTLE CRK TXPD</text:p>
          </table:table-cell>
          <table:table-cell office:value-type="float" office:value="1089.84" calcext:value-type="float">
            <text:p><text:s/>1,089.84 </text:p>
          </table:table-cell>
          <table:table-cell office:value-type="float" office:value="45446.17" calcext:value-type="float">
            <text:p><text:s/>$45,446.17 </text:p>
          </table:table-cell>
          <table:table-cell/>
          <table:table-cell office:value-type="string" calcext:value-type="string">
            <text:p>****WT - WATTLE CRK TXPD</text:p>
          </table:table-cell>
          <table:table-cell office:value-type="float" office:value="1071.49" calcext:value-type="float">
            <text:p><text:s/>1,071.49 </text:p>
          </table:table-cell>
          <table:table-cell office:value-type="float" office:value="43243.41" calcext:value-type="float">
            <text:p><text:s/>$43,243.41 </text:p>
          </table:table-cell>
          <table:table-cell/>
          <table:table-cell table:style-name="ce79" table:formula="of:=AVERAGE([.G40];[.C40])" office:value-type="float" office:value="44344.79" calcext:value-type="float">
            <text:p><text:s/>$44,344.79 </text:p>
          </table:table-cell>
          <table:table-cell table:style-name="ce79" table:formula="of:=+[.I40]" office:value-type="float" office:value="44344.79" calcext:value-type="float">
            <text:p><text:s/>$44,344.79 </text:p>
          </table:table-cell>
          <table:table-cell office:value-type="string" calcext:value-type="string">
            <text:p>WATTL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*****YA - YNTVL ATELIER</text:p>
          </table:table-cell>
          <table:table-cell office:value-type="float" office:value="8411.9" calcext:value-type="float">
            <text:p><text:s/>8,411.90 </text:p>
          </table:table-cell>
          <table:table-cell office:value-type="float" office:value="67681.31" calcext:value-type="float">
            <text:p><text:s/>$67,681.31 </text:p>
          </table:table-cell>
          <table:table-cell/>
          <table:table-cell office:value-type="string" calcext:value-type="string">
            <text:p>****YA - YNTVL ATELIER</text:p>
          </table:table-cell>
          <table:table-cell office:value-type="float" office:value="8819.6" calcext:value-type="float">
            <text:p><text:s/>8,819.60 </text:p>
          </table:table-cell>
          <table:table-cell office:value-type="float" office:value="70957.78" calcext:value-type="float">
            <text:p><text:s/>$70,957.78 </text:p>
          </table:table-cell>
          <table:table-cell/>
          <table:table-cell table:style-name="ce79" table:formula="of:=AVERAGE([.G41];[.C41])" office:value-type="float" office:value="69319.545" calcext:value-type="float">
            <text:p><text:s/>$69,319.55 </text:p>
          </table:table-cell>
          <table:table-cell table:style-name="ce79" table:formula="of:=+[.I41]" office:value-type="float" office:value="69319.545" calcext:value-type="float">
            <text:p><text:s/>$69,319.55 </text:p>
          </table:table-cell>
          <table:table-cell office:value-type="string" calcext:value-type="string">
            <text:p>ATELIER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*****YT - YOUNTVILLE TXPD</text:p>
          </table:table-cell>
          <table:table-cell office:value-type="float" office:value="3096.46" calcext:value-type="float">
            <text:p><text:s/>3,096.46 </text:p>
          </table:table-cell>
          <table:table-cell office:value-type="float" office:value="345928.14" calcext:value-type="float">
            <text:p><text:s/>$345,928.14 </text:p>
          </table:table-cell>
          <table:table-cell/>
          <table:table-cell office:value-type="string" calcext:value-type="string">
            <text:p>****YT - YOUNTVILLE TXPD</text:p>
          </table:table-cell>
          <table:table-cell office:value-type="float" office:value="3143.86" calcext:value-type="float">
            <text:p><text:s/>3,143.86 </text:p>
          </table:table-cell>
          <table:table-cell office:value-type="float" office:value="305277.69" calcext:value-type="float">
            <text:p><text:s/>$305,277.69 </text:p>
          </table:table-cell>
          <table:table-cell/>
          <table:table-cell table:style-name="ce79" table:formula="of:=AVERAGE([.G42];[.C42])" office:value-type="float" office:value="325602.915" calcext:value-type="float">
            <text:p><text:s/>$325,602.92 </text:p>
          </table:table-cell>
          <table:table-cell table:style-name="ce79" table:formula="of:=+[.I42]" office:value-type="float" office:value="325602.915" calcext:value-type="float">
            <text:p><text:s/>$325,602.92 </text:p>
          </table:table-cell>
          <table:table-cell office:value-type="string" calcext:value-type="string">
            <text:p>YOUNTVILL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*****ZT - RITZ SF TXPD</text:p>
          </table:table-cell>
          <table:table-cell office:value-type="float" office:value="499.04" calcext:value-type="float">
            <text:p><text:s/>499.04 </text:p>
          </table:table-cell>
          <table:table-cell office:value-type="float" office:value="40977.35" calcext:value-type="float">
            <text:p><text:s/>$40,977.35 </text:p>
          </table:table-cell>
          <table:table-cell/>
          <table:table-cell office:value-type="string" calcext:value-type="string">
            <text:p>****ZT - RITZ SF TXPD</text:p>
          </table:table-cell>
          <table:table-cell office:value-type="float" office:value="679.15" calcext:value-type="float">
            <text:p><text:s/>679.15 </text:p>
          </table:table-cell>
          <table:table-cell office:value-type="float" office:value="42194.13" calcext:value-type="float">
            <text:p><text:s/>$42,194.13 </text:p>
          </table:table-cell>
          <table:table-cell/>
          <table:table-cell table:style-name="ce79" table:formula="of:=AVERAGE([.G43];[.C43])" office:value-type="float" office:value="41585.74" calcext:value-type="float">
            <text:p><text:s/>$41,585.74 </text:p>
          </table:table-cell>
          <table:table-cell table:style-name="ce79" table:formula="of:=+[.I43]" office:value-type="float" office:value="41585.74" calcext:value-type="float">
            <text:p><text:s/>$41,585.74 </text:p>
          </table:table-cell>
          <table:table-cell office:value-type="string" calcext:value-type="string">
            <text:p>RITZ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Grand Total</text:p>
          </table:table-cell>
          <table:table-cell office:value-type="float" office:value="1652655.15" calcext:value-type="float">
            <text:p><text:s/>1,652,655.15 </text:p>
          </table:table-cell>
          <table:table-cell table:style-name="ce78" table:formula="of:=SUM([.C14:.C43])" office:value-type="float" office:value="36508629.14" calcext:value-type="float">
            <text:p><text:s/>$36,508,629.14 </text:p>
          </table:table-cell>
          <table:table-cell/>
          <table:table-cell office:value-type="string" calcext:value-type="string">
            <text:p>Grand Total</text:p>
          </table:table-cell>
          <table:table-cell office:value-type="float" office:value="1955857.38" calcext:value-type="float">
            <text:p><text:s/>1,955,857.38 </text:p>
          </table:table-cell>
          <table:table-cell table:style-name="ce78" table:formula="of:=SUM([.G14:.G43])" office:value-type="float" office:value="40055699.59" calcext:value-type="float">
            <text:p><text:s/>$40,055,699.59 </text:p>
          </table:table-cell>
          <table:table-cell/>
          <table:table-cell table:style-name="ce78" table:formula="of:=SUM([.I14:.I43])" office:value-type="float" office:value="38293594.41" calcext:value-type="float">
            <text:p><text:s/>$38,293,594.41 </text:p>
          </table:table-cell>
          <table:table-cell table:style-name="ce78" table:formula="of:=SUM([.J14:.J43])" office:value-type="float" office:value="38262844.965" calcext:value-type="float">
            <text:p><text:s/>$38,262,844.97 </text:p>
          </table:table-cell>
          <table:table-cell table:number-columns-repeated="1014"/>
        </table:table-row>
        <table:table-row table:style-name="ro6">
          <table:table-cell table:number-columns-repeated="8"/>
          <table:table-cell table:style-name="ce79"/>
          <table:table-cell table:number-columns-repeated="1015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2.I2:Sheet2.I6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mma_20_2" style:display-name="Comma 2" style:family="table-cell" style:parent-style-name="Default" style:data-style-name="N111"/>
    <style:style style:name="Currency_20_2" style:display-name="Currency 2" style:family="table-cell" style:parent-style-name="Default" style:data-style-name="N116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6"/>
    <style:style style:name="Excel_20_Built-in_20_Comma" style:display-name="Excel Built-in Comma" style:family="table-cell" style:parent-style-name="Default" style:data-style-name="N111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355.6mm" fo:page-height="215.9mm" style:num-format="1" style:print-orientation="landscape" fo:margin-top="19.05mm" fo:margin-bottom="19.05mm" fo:margin-left="17.78mm" fo:margin-right="17.78mm" style:print-page-order="ttb" style:first-page-number="continue" style:scale-to="65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tion_20_" style:display-name="PageStyle_locatio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V" style:display-name="PageStyle_SOV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lley Nowrouz</meta:initial-creator>
    <meta:creation-date>2019-08-16T18:55:34</meta:creation-date>
    <dc:date>2022-12-16T11:45:46.367968026</dc:date>
    <meta:generator>LibreOffice/6.0.7.3$Linux_X86_64 LibreOffice_project/00m0$Build-3</meta:generator>
    <meta:editing-duration>PT29M19S</meta:editing-duration>
    <meta:editing-cycles>2</meta:editing-cycles>
    <meta:document-statistic meta:table-count="3" meta:cell-count="1159" meta:object-count="0"/>
    <meta:user-defined meta:name="AppVersion">16.03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